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4pt"/>
    </style:style>
    <style:style style:name="co2" style:family="table-column">
      <style:table-column-properties fo:break-before="auto" style:column-width="62.05pt"/>
    </style:style>
    <style:style style:name="co3" style:family="table-column">
      <style:table-column-properties fo:break-before="auto" style:column-width="106.1pt"/>
    </style:style>
    <style:style style:name="co4" style:family="table-column">
      <style:table-column-properties fo:break-before="auto" style:column-width="75.2pt"/>
    </style:style>
    <style:style style:name="co5" style:family="table-column">
      <style:table-column-properties fo:break-before="auto" style:column-width="112.3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34.76pt"/>
    </style:style>
    <style:style style:name="co8" style:family="table-column">
      <style:table-column-properties fo:break-before="auto" style:column-width="119.25pt"/>
    </style:style>
    <style:style style:name="co9" style:family="table-column">
      <style:table-column-properties fo:break-before="auto" style:column-width="74.44pt"/>
    </style:style>
    <style:style style:name="co10" style:family="table-column">
      <style:table-column-properties fo:break-before="auto" style:column-width="77.5pt"/>
    </style:style>
    <style:style style:name="co11" style:family="table-column">
      <style:table-column-properties fo:break-before="auto" style:column-width="69pt"/>
    </style:style>
    <style:style style:name="co12" style:family="table-column">
      <style:table-column-properties fo:break-before="auto" style:column-width="209.51pt"/>
    </style:style>
    <style:style style:name="co13" style:family="table-column">
      <style:table-column-properties fo:break-before="auto" style:column-width="114.66pt"/>
    </style:style>
    <style:style style:name="co14" style:family="table-column">
      <style:table-column-properties fo:break-before="auto" style:column-width="156.36pt"/>
    </style:style>
    <style:style style:name="co15" style:family="table-column">
      <style:table-column-properties fo:break-before="auto" style:column-width="101.51pt"/>
    </style:style>
    <style:style style:name="co16" style:family="table-column">
      <style:table-column-properties fo:break-before="auto" style:column-width="126pt"/>
    </style:style>
    <style:style style:name="co17" style:family="table-column">
      <style:table-column-properties fo:break-before="auto" style:column-width="169.51pt"/>
    </style:style>
    <style:style style:name="co18" style:family="table-column">
      <style:table-column-properties fo:break-before="auto" style:column-width="109.19pt"/>
    </style:style>
    <style:style style:name="co19" style:family="table-column">
      <style:table-column-properties fo:break-before="auto" style:column-width="297.04pt"/>
    </style:style>
    <style:style style:name="ro1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999999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style:glyph-orientation-vertical="0" fo:background-color="#999999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72bf44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72bf44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>
        <table:iteration table:status="enable"/>
      </table:calculation-settings>
      <table:table table:name="Task 7 Result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188" table:default-cell-style-name="ce1"/>
        <table:table-row table:style-name="ro1">
          <table:table-cell office:value-type="string" calcext:value-type="string">
            <text:p>Detectors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total Key Points #1</text:p>
          </table:table-cell>
          <table:table-cell office:value-type="string" calcext:value-type="string">
            <text:p>roi keypoints</text:p>
          </table:table-cell>
          <table:table-cell office:value-type="string" calcext:value-type="string">
            <text:p>total Key Points #2</text:p>
          </table:table-cell>
          <table:table-cell office:value-type="string" calcext:value-type="string">
            <text:p>roi keypoints</text:p>
          </table:table-cell>
          <table:table-cell office:value-type="string" calcext:value-type="string">
            <text:p>total Key Points #3</text:p>
          </table:table-cell>
          <table:table-cell office:value-type="string" calcext:value-type="string">
            <text:p>roi keypoints</text:p>
          </table:table-cell>
          <table:table-cell office:value-type="string" calcext:value-type="string">
            <text:p>total Key Points #4</text:p>
          </table:table-cell>
          <table:table-cell office:value-type="string" calcext:value-type="string">
            <text:p>roi keypoints</text:p>
          </table:table-cell>
          <table:table-cell office:value-type="string" calcext:value-type="string">
            <text:p>total Key Points #5</text:p>
          </table:table-cell>
          <table:table-cell office:value-type="string" calcext:value-type="string">
            <text:p>roi keypoints</text:p>
          </table:table-cell>
          <table:table-cell office:value-type="string" calcext:value-type="string">
            <text:p>total Key Points #6</text:p>
          </table:table-cell>
          <table:table-cell office:value-type="string" calcext:value-type="string">
            <text:p>roi keypoints</text:p>
          </table:table-cell>
          <table:table-cell office:value-type="string" calcext:value-type="string">
            <text:p>total Key Points #7</text:p>
          </table:table-cell>
          <table:table-cell office:value-type="string" calcext:value-type="string">
            <text:p>roi keypoints</text:p>
          </table:table-cell>
          <table:table-cell office:value-type="string" calcext:value-type="string">
            <text:p>total Key Points #8</text:p>
          </table:table-cell>
          <table:table-cell office:value-type="string" calcext:value-type="string">
            <text:p>roi keypoints</text:p>
          </table:table-cell>
          <table:table-cell office:value-type="string" calcext:value-type="string">
            <text:p>total Key Points #9</text:p>
          </table:table-cell>
          <table:table-cell office:value-type="string" calcext:value-type="string">
            <text:p>roi keypoints</text:p>
          </table:table-cell>
          <table:table-cell office:value-type="string" calcext:value-type="string">
            <text:p>total Key Points #10</text:p>
          </table:table-cell>
          <table:table-cell office:value-type="string" calcext:value-type="string">
            <text:p>roi keypoints</text:p>
          </table:table-cell>
          <table:table-cell/>
          <table:table-cell office:value-type="string" calcext:value-type="string">
            <text:p>Total KeyPoints Detected</text:p>
          </table:table-cell>
          <table:table-cell office:value-type="string" calcext:value-type="string">
            <text:p>Total KeyPoints in ROI</text:p>
          </table:table-cell>
          <table:table-cell table:number-columns-repeated="188"/>
        </table:table-row>
        <table:table-row table:style-name="ro1">
          <table:table-cell office:value-type="string" calcext:value-type="string">
            <text:p>Shi Tomasi</text:p>
          </table:table-cell>
          <table:table-cell office:value-type="string" calcext:value-type="string">
            <text:p>BRISK</text:p>
          </table:table-cell>
          <table:table-cell office:value-type="float" office:value="1370" calcext:value-type="float">
            <text:p>1370</text:p>
          </table:table-cell>
          <table:table-cell office:value-type="float" office:value="125" calcext:value-type="float">
            <text:p>125</text:p>
          </table:table-cell>
          <table:table-cell office:value-type="float" office:value="1301" calcext:value-type="float">
            <text:p>1301</text:p>
          </table:table-cell>
          <table:table-cell office:value-type="float" office:value="118" calcext:value-type="float">
            <text:p>118</text:p>
          </table:table-cell>
          <table:table-cell office:value-type="float" office:value="1361" calcext:value-type="float">
            <text:p>1361</text:p>
          </table:table-cell>
          <table:table-cell office:value-type="float" office:value="123" calcext:value-type="float">
            <text:p>123</text:p>
          </table:table-cell>
          <table:table-cell office:value-type="float" office:value="1358" calcext:value-type="float">
            <text:p>1358</text:p>
          </table:table-cell>
          <table:table-cell office:value-type="float" office:value="120" calcext:value-type="float">
            <text:p>120</text:p>
          </table:table-cell>
          <table:table-cell office:value-type="float" office:value="1333" calcext:value-type="float">
            <text:p>1333</text:p>
          </table:table-cell>
          <table:table-cell office:value-type="float" office:value="120" calcext:value-type="float">
            <text:p>120</text:p>
          </table:table-cell>
          <table:table-cell office:value-type="float" office:value="1284" calcext:value-type="float">
            <text:p>1284</text:p>
          </table:table-cell>
          <table:table-cell office:value-type="float" office:value="113" calcext:value-type="float">
            <text:p>113</text:p>
          </table:table-cell>
          <table:table-cell office:value-type="float" office:value="1322" calcext:value-type="float">
            <text:p>1322</text:p>
          </table:table-cell>
          <table:table-cell office:value-type="float" office:value="114" calcext:value-type="float">
            <text:p>114</text:p>
          </table:table-cell>
          <table:table-cell office:value-type="float" office:value="1366" calcext:value-type="float">
            <text:p>1366</text:p>
          </table:table-cell>
          <table:table-cell office:value-type="float" office:value="123" calcext:value-type="float">
            <text:p>123</text:p>
          </table:table-cell>
          <table:table-cell office:value-type="float" office:value="1389" calcext:value-type="float">
            <text:p>1389</text:p>
          </table:table-cell>
          <table:table-cell office:value-type="float" office:value="111" calcext:value-type="float">
            <text:p>111</text:p>
          </table:table-cell>
          <table:table-cell office:value-type="float" office:value="1339" calcext:value-type="float">
            <text:p>1339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SUM([.C2];[.E2];[.G2];[.I2];[.K2];[.M2];[.O2];[.Q2];[.S2];[.U2])" office:value-type="float" office:value="13423" calcext:value-type="float">
            <text:p>13423</text:p>
          </table:table-cell>
          <table:table-cell table:formula="of:=SUM([.D2];[.F2];[.H2];[.J2];[.L2];[.N2];[.P2];[.R2];[.T2];[.V2])" office:value-type="float" office:value="1179" calcext:value-type="float">
            <text:p>1179</text:p>
          </table:table-cell>
          <table:table-cell table:number-columns-repeated="188"/>
        </table:table-row>
        <table:table-row table:style-name="ro1">
          <table:table-cell office:value-type="string" calcext:value-type="string">
            <text:p>Shi Tomasi</text:p>
          </table:table-cell>
          <table:table-cell office:value-type="string" calcext:value-type="string">
            <text:p>BRIEF</text:p>
          </table:table-cell>
          <table:table-cell office:value-type="float" office:value="1370" calcext:value-type="float">
            <text:p>1370</text:p>
          </table:table-cell>
          <table:table-cell office:value-type="float" office:value="125" calcext:value-type="float">
            <text:p>125</text:p>
          </table:table-cell>
          <table:table-cell office:value-type="float" office:value="1301" calcext:value-type="float">
            <text:p>1301</text:p>
          </table:table-cell>
          <table:table-cell office:value-type="float" office:value="118" calcext:value-type="float">
            <text:p>118</text:p>
          </table:table-cell>
          <table:table-cell office:value-type="float" office:value="1361" calcext:value-type="float">
            <text:p>1361</text:p>
          </table:table-cell>
          <table:table-cell office:value-type="float" office:value="123" calcext:value-type="float">
            <text:p>123</text:p>
          </table:table-cell>
          <table:table-cell office:value-type="float" office:value="1358" calcext:value-type="float">
            <text:p>1358</text:p>
          </table:table-cell>
          <table:table-cell office:value-type="float" office:value="120" calcext:value-type="float">
            <text:p>120</text:p>
          </table:table-cell>
          <table:table-cell office:value-type="float" office:value="1333" calcext:value-type="float">
            <text:p>1333</text:p>
          </table:table-cell>
          <table:table-cell office:value-type="float" office:value="120" calcext:value-type="float">
            <text:p>120</text:p>
          </table:table-cell>
          <table:table-cell office:value-type="float" office:value="1284" calcext:value-type="float">
            <text:p>1284</text:p>
          </table:table-cell>
          <table:table-cell office:value-type="float" office:value="113" calcext:value-type="float">
            <text:p>113</text:p>
          </table:table-cell>
          <table:table-cell office:value-type="float" office:value="1322" calcext:value-type="float">
            <text:p>1322</text:p>
          </table:table-cell>
          <table:table-cell office:value-type="float" office:value="114" calcext:value-type="float">
            <text:p>114</text:p>
          </table:table-cell>
          <table:table-cell office:value-type="float" office:value="1366" calcext:value-type="float">
            <text:p>1366</text:p>
          </table:table-cell>
          <table:table-cell office:value-type="float" office:value="123" calcext:value-type="float">
            <text:p>123</text:p>
          </table:table-cell>
          <table:table-cell office:value-type="float" office:value="1389" calcext:value-type="float">
            <text:p>1389</text:p>
          </table:table-cell>
          <table:table-cell office:value-type="float" office:value="111" calcext:value-type="float">
            <text:p>111</text:p>
          </table:table-cell>
          <table:table-cell office:value-type="float" office:value="1339" calcext:value-type="float">
            <text:p>1339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SUM([.C3];[.E3];[.G3];[.I3];[.K3];[.M3];[.O3];[.Q3];[.S3];[.U3])" office:value-type="float" office:value="13423" calcext:value-type="float">
            <text:p>13423</text:p>
          </table:table-cell>
          <table:table-cell table:formula="of:=SUM([.D3];[.F3];[.H3];[.J3];[.L3];[.N3];[.P3];[.R3];[.T3];[.V3])" office:value-type="float" office:value="1179" calcext:value-type="float">
            <text:p>1179</text:p>
          </table:table-cell>
          <table:table-cell table:number-columns-repeated="188"/>
        </table:table-row>
        <table:table-row table:style-name="ro1">
          <table:table-cell office:value-type="string" calcext:value-type="string">
            <text:p>Shi Tomasi</text:p>
          </table:table-cell>
          <table:table-cell office:value-type="string" calcext:value-type="string">
            <text:p>ORB</text:p>
          </table:table-cell>
          <table:table-cell office:value-type="float" office:value="1370" calcext:value-type="float">
            <text:p>1370</text:p>
          </table:table-cell>
          <table:table-cell office:value-type="float" office:value="125" calcext:value-type="float">
            <text:p>125</text:p>
          </table:table-cell>
          <table:table-cell office:value-type="float" office:value="1301" calcext:value-type="float">
            <text:p>1301</text:p>
          </table:table-cell>
          <table:table-cell office:value-type="float" office:value="118" calcext:value-type="float">
            <text:p>118</text:p>
          </table:table-cell>
          <table:table-cell office:value-type="float" office:value="1361" calcext:value-type="float">
            <text:p>1361</text:p>
          </table:table-cell>
          <table:table-cell office:value-type="float" office:value="123" calcext:value-type="float">
            <text:p>123</text:p>
          </table:table-cell>
          <table:table-cell office:value-type="float" office:value="1358" calcext:value-type="float">
            <text:p>1358</text:p>
          </table:table-cell>
          <table:table-cell office:value-type="float" office:value="120" calcext:value-type="float">
            <text:p>120</text:p>
          </table:table-cell>
          <table:table-cell office:value-type="float" office:value="1333" calcext:value-type="float">
            <text:p>1333</text:p>
          </table:table-cell>
          <table:table-cell office:value-type="float" office:value="120" calcext:value-type="float">
            <text:p>120</text:p>
          </table:table-cell>
          <table:table-cell office:value-type="float" office:value="1284" calcext:value-type="float">
            <text:p>1284</text:p>
          </table:table-cell>
          <table:table-cell office:value-type="float" office:value="113" calcext:value-type="float">
            <text:p>113</text:p>
          </table:table-cell>
          <table:table-cell office:value-type="float" office:value="1322" calcext:value-type="float">
            <text:p>1322</text:p>
          </table:table-cell>
          <table:table-cell office:value-type="float" office:value="114" calcext:value-type="float">
            <text:p>114</text:p>
          </table:table-cell>
          <table:table-cell office:value-type="float" office:value="1366" calcext:value-type="float">
            <text:p>1366</text:p>
          </table:table-cell>
          <table:table-cell office:value-type="float" office:value="123" calcext:value-type="float">
            <text:p>123</text:p>
          </table:table-cell>
          <table:table-cell office:value-type="float" office:value="1389" calcext:value-type="float">
            <text:p>1389</text:p>
          </table:table-cell>
          <table:table-cell office:value-type="float" office:value="111" calcext:value-type="float">
            <text:p>111</text:p>
          </table:table-cell>
          <table:table-cell office:value-type="float" office:value="1339" calcext:value-type="float">
            <text:p>1339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SUM([.C4];[.E4];[.G4];[.I4];[.K4];[.M4];[.O4];[.Q4];[.S4];[.U4])" office:value-type="float" office:value="13423" calcext:value-type="float">
            <text:p>13423</text:p>
          </table:table-cell>
          <table:table-cell table:formula="of:=SUM([.D4];[.F4];[.H4];[.J4];[.L4];[.N4];[.P4];[.R4];[.T4];[.V4])" office:value-type="float" office:value="1179" calcext:value-type="float">
            <text:p>1179</text:p>
          </table:table-cell>
          <table:table-cell table:number-columns-repeated="188"/>
        </table:table-row>
        <table:table-row table:style-name="ro1">
          <table:table-cell office:value-type="string" calcext:value-type="string">
            <text:p>Shi Tomasi</text:p>
          </table:table-cell>
          <table:table-cell office:value-type="string" calcext:value-type="string">
            <text:p>FREAK</text:p>
          </table:table-cell>
          <table:table-cell office:value-type="float" office:value="1370" calcext:value-type="float">
            <text:p>1370</text:p>
          </table:table-cell>
          <table:table-cell office:value-type="float" office:value="125" calcext:value-type="float">
            <text:p>125</text:p>
          </table:table-cell>
          <table:table-cell office:value-type="float" office:value="1301" calcext:value-type="float">
            <text:p>1301</text:p>
          </table:table-cell>
          <table:table-cell office:value-type="float" office:value="118" calcext:value-type="float">
            <text:p>118</text:p>
          </table:table-cell>
          <table:table-cell office:value-type="float" office:value="1361" calcext:value-type="float">
            <text:p>1361</text:p>
          </table:table-cell>
          <table:table-cell office:value-type="float" office:value="123" calcext:value-type="float">
            <text:p>123</text:p>
          </table:table-cell>
          <table:table-cell office:value-type="float" office:value="1358" calcext:value-type="float">
            <text:p>1358</text:p>
          </table:table-cell>
          <table:table-cell office:value-type="float" office:value="120" calcext:value-type="float">
            <text:p>120</text:p>
          </table:table-cell>
          <table:table-cell office:value-type="float" office:value="1333" calcext:value-type="float">
            <text:p>1333</text:p>
          </table:table-cell>
          <table:table-cell office:value-type="float" office:value="120" calcext:value-type="float">
            <text:p>120</text:p>
          </table:table-cell>
          <table:table-cell office:value-type="float" office:value="1284" calcext:value-type="float">
            <text:p>1284</text:p>
          </table:table-cell>
          <table:table-cell office:value-type="float" office:value="113" calcext:value-type="float">
            <text:p>113</text:p>
          </table:table-cell>
          <table:table-cell office:value-type="float" office:value="1322" calcext:value-type="float">
            <text:p>1322</text:p>
          </table:table-cell>
          <table:table-cell office:value-type="float" office:value="114" calcext:value-type="float">
            <text:p>114</text:p>
          </table:table-cell>
          <table:table-cell office:value-type="float" office:value="1366" calcext:value-type="float">
            <text:p>1366</text:p>
          </table:table-cell>
          <table:table-cell office:value-type="float" office:value="123" calcext:value-type="float">
            <text:p>123</text:p>
          </table:table-cell>
          <table:table-cell office:value-type="float" office:value="1389" calcext:value-type="float">
            <text:p>1389</text:p>
          </table:table-cell>
          <table:table-cell office:value-type="float" office:value="111" calcext:value-type="float">
            <text:p>111</text:p>
          </table:table-cell>
          <table:table-cell office:value-type="float" office:value="1339" calcext:value-type="float">
            <text:p>1339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SUM([.C5];[.E5];[.G5];[.I5];[.K5];[.M5];[.O5];[.Q5];[.S5];[.U5])" office:value-type="float" office:value="13423" calcext:value-type="float">
            <text:p>13423</text:p>
          </table:table-cell>
          <table:table-cell table:formula="of:=SUM([.D5];[.F5];[.H5];[.J5];[.L5];[.N5];[.P5];[.R5];[.T5];[.V5])" office:value-type="float" office:value="1179" calcext:value-type="float">
            <text:p>1179</text:p>
          </table:table-cell>
          <table:table-cell table:number-columns-repeated="188"/>
        </table:table-row>
        <table:table-row table:style-name="ro1">
          <table:table-cell office:value-type="string" calcext:value-type="string">
            <text:p>Shi Tomasi</text:p>
          </table:table-cell>
          <table:table-cell office:value-type="string" calcext:value-type="string">
            <text:p>AKAZE</text:p>
          </table:table-cell>
          <table:table-cell table:number-columns-repeated="211"/>
        </table:table-row>
        <table:table-row table:style-name="ro1">
          <table:table-cell office:value-type="string" calcext:value-type="string">
            <text:p>Shi Tomasi</text:p>
          </table:table-cell>
          <table:table-cell office:value-type="string" calcext:value-type="string">
            <text:p>SIFT</text:p>
          </table:table-cell>
          <table:table-cell office:value-type="float" office:value="1370" calcext:value-type="float">
            <text:p>1370</text:p>
          </table:table-cell>
          <table:table-cell office:value-type="float" office:value="125" calcext:value-type="float">
            <text:p>125</text:p>
          </table:table-cell>
          <table:table-cell office:value-type="float" office:value="1304" calcext:value-type="float">
            <text:p>1304</text:p>
          </table:table-cell>
          <table:table-cell office:value-type="float" office:value="118" calcext:value-type="float">
            <text:p>118</text:p>
          </table:table-cell>
          <table:table-cell office:value-type="float" office:value="1361" calcext:value-type="float">
            <text:p>1361</text:p>
          </table:table-cell>
          <table:table-cell office:value-type="float" office:value="123" calcext:value-type="float">
            <text:p>123</text:p>
          </table:table-cell>
          <table:table-cell office:value-type="float" office:value="1358" calcext:value-type="float">
            <text:p>1358</text:p>
          </table:table-cell>
          <table:table-cell office:value-type="float" office:value="120" calcext:value-type="float">
            <text:p>120</text:p>
          </table:table-cell>
          <table:table-cell office:value-type="float" office:value="1333" calcext:value-type="float">
            <text:p>1333</text:p>
          </table:table-cell>
          <table:table-cell office:value-type="float" office:value="120" calcext:value-type="float">
            <text:p>120</text:p>
          </table:table-cell>
          <table:table-cell office:value-type="float" office:value="1284" calcext:value-type="float">
            <text:p>1284</text:p>
          </table:table-cell>
          <table:table-cell office:value-type="float" office:value="113" calcext:value-type="float">
            <text:p>113</text:p>
          </table:table-cell>
          <table:table-cell office:value-type="float" office:value="1322" calcext:value-type="float">
            <text:p>1322</text:p>
          </table:table-cell>
          <table:table-cell office:value-type="float" office:value="114" calcext:value-type="float">
            <text:p>114</text:p>
          </table:table-cell>
          <table:table-cell office:value-type="float" office:value="1366" calcext:value-type="float">
            <text:p>1366</text:p>
          </table:table-cell>
          <table:table-cell office:value-type="float" office:value="123" calcext:value-type="float">
            <text:p>123</text:p>
          </table:table-cell>
          <table:table-cell office:value-type="float" office:value="1389" calcext:value-type="float">
            <text:p>1389</text:p>
          </table:table-cell>
          <table:table-cell office:value-type="float" office:value="111" calcext:value-type="float">
            <text:p>111</text:p>
          </table:table-cell>
          <table:table-cell office:value-type="float" office:value="1339" calcext:value-type="float">
            <text:p>1339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SUM([.C7];[.E7];[.G7];[.I7];[.K7];[.M7];[.O7];[.Q7];[.S7];[.U7])" office:value-type="float" office:value="13426" calcext:value-type="float">
            <text:p>13426</text:p>
          </table:table-cell>
          <table:table-cell table:formula="of:=SUM([.D7];[.F7];[.H7];[.J7];[.L7];[.N7];[.P7];[.R7];[.T7];[.V7])" office:value-type="float" office:value="1179" calcext:value-type="float">
            <text:p>1179</text:p>
          </table:table-cell>
          <table:table-cell table:number-columns-repeated="188"/>
        </table:table-row>
        <table:table-row table:style-name="ro1">
          <table:table-cell table:number-columns-repeated="21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339" calcext:value-type="float">
            <text:p>339</text:p>
          </table:table-cell>
          <table:table-cell office:value-type="float" office:value="51" calcext:value-type="float">
            <text:p>51</text:p>
          </table:table-cell>
          <table:table-cell office:value-type="float" office:value="286" calcext:value-type="float">
            <text:p>286</text:p>
          </table:table-cell>
          <table:table-cell office:value-type="float" office:value="41" calcext:value-type="float">
            <text:p>41</text:p>
          </table:table-cell>
          <table:table-cell office:value-type="float" office:value="349" calcext:value-type="float">
            <text:p>349</text:p>
          </table:table-cell>
          <table:table-cell office:value-type="float" office:value="63" calcext:value-type="float">
            <text:p>63</text:p>
          </table:table-cell>
          <table:table-cell office:value-type="float" office:value="356" calcext:value-type="float">
            <text:p>356</text:p>
          </table:table-cell>
          <table:table-cell office:value-type="float" office:value="58" calcext:value-type="float">
            <text:p>58</text:p>
          </table:table-cell>
          <table:table-cell office:value-type="float" office:value="521" calcext:value-type="float">
            <text:p>521</text:p>
          </table:table-cell>
          <table:table-cell office:value-type="float" office:value="85" calcext:value-type="float">
            <text:p>85</text:p>
          </table:table-cell>
          <table:table-cell office:value-type="float" office:value="2611" calcext:value-type="float">
            <text:p>2611</text:p>
          </table:table-cell>
          <table:table-cell office:value-type="float" office:value="322" calcext:value-type="float">
            <text:p>322</text:p>
          </table:table-cell>
          <table:table-cell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 office:value-type="float" office:value="806" calcext:value-type="float">
            <text:p>806</text:p>
          </table:table-cell>
          <table:table-cell office:value-type="float" office:value="136" calcext:value-type="float">
            <text:p>136</text:p>
          </table:table-cell>
          <table:table-cell office:value-type="float" office:value="572" calcext:value-type="float">
            <text:p>572</text:p>
          </table:table-cell>
          <table:table-cell office:value-type="float" office:value="96" calcext:value-type="float">
            <text:p>96</text:p>
          </table:table-cell>
          <table:table-cell office:value-type="float" office:value="1471" calcext:value-type="float">
            <text:p>1471</text:p>
          </table:table-cell>
          <table:table-cell office:value-type="float" office:value="194" calcext:value-type="float">
            <text:p>194</text:p>
          </table:table-cell>
          <table:table-cell/>
          <table:table-cell table:formula="of:=SUM([.C9];[.E9];[.G9];[.I9];[.K9];[.M9];[.O9];[.Q9];[.S9];[.U9])" office:value-type="float" office:value="7511" calcext:value-type="float">
            <text:p>7511</text:p>
          </table:table-cell>
          <table:table-cell table:formula="of:=SUM([.D9];[.F9];[.H9];[.J9];[.L9];[.N9];[.P9];[.R9];[.T9];[.V9])" office:value-type="float" office:value="1084" calcext:value-type="float">
            <text:p>1084</text:p>
          </table:table-cell>
          <table:table-cell table:number-columns-repeated="18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339" calcext:value-type="float">
            <text:p>339</text:p>
          </table:table-cell>
          <table:table-cell office:value-type="float" office:value="51" calcext:value-type="float">
            <text:p>51</text:p>
          </table:table-cell>
          <table:table-cell office:value-type="float" office:value="286" calcext:value-type="float">
            <text:p>286</text:p>
          </table:table-cell>
          <table:table-cell office:value-type="float" office:value="41" calcext:value-type="float">
            <text:p>41</text:p>
          </table:table-cell>
          <table:table-cell office:value-type="float" office:value="349" calcext:value-type="float">
            <text:p>349</text:p>
          </table:table-cell>
          <table:table-cell office:value-type="float" office:value="63" calcext:value-type="float">
            <text:p>63</text:p>
          </table:table-cell>
          <table:table-cell office:value-type="float" office:value="356" calcext:value-type="float">
            <text:p>356</text:p>
          </table:table-cell>
          <table:table-cell office:value-type="float" office:value="58" calcext:value-type="float">
            <text:p>58</text:p>
          </table:table-cell>
          <table:table-cell office:value-type="float" office:value="521" calcext:value-type="float">
            <text:p>521</text:p>
          </table:table-cell>
          <table:table-cell office:value-type="float" office:value="85" calcext:value-type="float">
            <text:p>85</text:p>
          </table:table-cell>
          <table:table-cell office:value-type="float" office:value="2611" calcext:value-type="float">
            <text:p>2611</text:p>
          </table:table-cell>
          <table:table-cell office:value-type="float" office:value="322" calcext:value-type="float">
            <text:p>322</text:p>
          </table:table-cell>
          <table:table-cell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 office:value-type="float" office:value="806" calcext:value-type="float">
            <text:p>806</text:p>
          </table:table-cell>
          <table:table-cell office:value-type="float" office:value="136" calcext:value-type="float">
            <text:p>136</text:p>
          </table:table-cell>
          <table:table-cell office:value-type="float" office:value="572" calcext:value-type="float">
            <text:p>572</text:p>
          </table:table-cell>
          <table:table-cell office:value-type="float" office:value="96" calcext:value-type="float">
            <text:p>96</text:p>
          </table:table-cell>
          <table:table-cell office:value-type="float" office:value="1471" calcext:value-type="float">
            <text:p>1471</text:p>
          </table:table-cell>
          <table:table-cell office:value-type="float" office:value="194" calcext:value-type="float">
            <text:p>194</text:p>
          </table:table-cell>
          <table:table-cell/>
          <table:table-cell table:formula="of:=SUM([.C10];[.E10];[.G10];[.I10];[.K10];[.M10];[.O10];[.Q10];[.S10];[.U10])" office:value-type="float" office:value="7511" calcext:value-type="float">
            <text:p>7511</text:p>
          </table:table-cell>
          <table:table-cell table:formula="of:=SUM([.D10];[.F10];[.H10];[.J10];[.L10];[.N10];[.P10];[.R10];[.T10];[.V10])" office:value-type="float" office:value="1084" calcext:value-type="float">
            <text:p>1084</text:p>
          </table:table-cell>
          <table:table-cell table:number-columns-repeated="18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339" calcext:value-type="float">
            <text:p>339</text:p>
          </table:table-cell>
          <table:table-cell office:value-type="float" office:value="51" calcext:value-type="float">
            <text:p>51</text:p>
          </table:table-cell>
          <table:table-cell office:value-type="float" office:value="286" calcext:value-type="float">
            <text:p>286</text:p>
          </table:table-cell>
          <table:table-cell office:value-type="float" office:value="41" calcext:value-type="float">
            <text:p>41</text:p>
          </table:table-cell>
          <table:table-cell office:value-type="float" office:value="349" calcext:value-type="float">
            <text:p>349</text:p>
          </table:table-cell>
          <table:table-cell office:value-type="float" office:value="63" calcext:value-type="float">
            <text:p>63</text:p>
          </table:table-cell>
          <table:table-cell office:value-type="float" office:value="356" calcext:value-type="float">
            <text:p>356</text:p>
          </table:table-cell>
          <table:table-cell office:value-type="float" office:value="58" calcext:value-type="float">
            <text:p>58</text:p>
          </table:table-cell>
          <table:table-cell office:value-type="float" office:value="521" calcext:value-type="float">
            <text:p>521</text:p>
          </table:table-cell>
          <table:table-cell office:value-type="float" office:value="85" calcext:value-type="float">
            <text:p>85</text:p>
          </table:table-cell>
          <table:table-cell office:value-type="float" office:value="2611" calcext:value-type="float">
            <text:p>2611</text:p>
          </table:table-cell>
          <table:table-cell office:value-type="float" office:value="322" calcext:value-type="float">
            <text:p>322</text:p>
          </table:table-cell>
          <table:table-cell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 office:value-type="float" office:value="806" calcext:value-type="float">
            <text:p>806</text:p>
          </table:table-cell>
          <table:table-cell office:value-type="float" office:value="136" calcext:value-type="float">
            <text:p>136</text:p>
          </table:table-cell>
          <table:table-cell office:value-type="float" office:value="572" calcext:value-type="float">
            <text:p>572</text:p>
          </table:table-cell>
          <table:table-cell office:value-type="float" office:value="96" calcext:value-type="float">
            <text:p>96</text:p>
          </table:table-cell>
          <table:table-cell office:value-type="float" office:value="1471" calcext:value-type="float">
            <text:p>1471</text:p>
          </table:table-cell>
          <table:table-cell office:value-type="float" office:value="194" calcext:value-type="float">
            <text:p>194</text:p>
          </table:table-cell>
          <table:table-cell/>
          <table:table-cell table:formula="of:=SUM([.C11];[.E11];[.G11];[.I11];[.K11];[.M11];[.O11];[.Q11];[.S11];[.U11])" office:value-type="float" office:value="7511" calcext:value-type="float">
            <text:p>7511</text:p>
          </table:table-cell>
          <table:table-cell table:formula="of:=SUM([.D11];[.F11];[.H11];[.J11];[.L11];[.N11];[.P11];[.R11];[.T11];[.V11])" office:value-type="float" office:value="1084" calcext:value-type="float">
            <text:p>1084</text:p>
          </table:table-cell>
          <table:table-cell table:number-columns-repeated="18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339" calcext:value-type="float">
            <text:p>339</text:p>
          </table:table-cell>
          <table:table-cell office:value-type="float" office:value="51" calcext:value-type="float">
            <text:p>51</text:p>
          </table:table-cell>
          <table:table-cell office:value-type="float" office:value="286" calcext:value-type="float">
            <text:p>286</text:p>
          </table:table-cell>
          <table:table-cell office:value-type="float" office:value="41" calcext:value-type="float">
            <text:p>41</text:p>
          </table:table-cell>
          <table:table-cell office:value-type="float" office:value="349" calcext:value-type="float">
            <text:p>349</text:p>
          </table:table-cell>
          <table:table-cell office:value-type="float" office:value="63" calcext:value-type="float">
            <text:p>63</text:p>
          </table:table-cell>
          <table:table-cell office:value-type="float" office:value="356" calcext:value-type="float">
            <text:p>356</text:p>
          </table:table-cell>
          <table:table-cell office:value-type="float" office:value="58" calcext:value-type="float">
            <text:p>58</text:p>
          </table:table-cell>
          <table:table-cell office:value-type="float" office:value="521" calcext:value-type="float">
            <text:p>521</text:p>
          </table:table-cell>
          <table:table-cell office:value-type="float" office:value="85" calcext:value-type="float">
            <text:p>85</text:p>
          </table:table-cell>
          <table:table-cell office:value-type="float" office:value="2611" calcext:value-type="float">
            <text:p>2611</text:p>
          </table:table-cell>
          <table:table-cell office:value-type="float" office:value="322" calcext:value-type="float">
            <text:p>322</text:p>
          </table:table-cell>
          <table:table-cell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 office:value-type="float" office:value="806" calcext:value-type="float">
            <text:p>806</text:p>
          </table:table-cell>
          <table:table-cell office:value-type="float" office:value="136" calcext:value-type="float">
            <text:p>136</text:p>
          </table:table-cell>
          <table:table-cell office:value-type="float" office:value="572" calcext:value-type="float">
            <text:p>572</text:p>
          </table:table-cell>
          <table:table-cell office:value-type="float" office:value="96" calcext:value-type="float">
            <text:p>96</text:p>
          </table:table-cell>
          <table:table-cell office:value-type="float" office:value="1471" calcext:value-type="float">
            <text:p>1471</text:p>
          </table:table-cell>
          <table:table-cell office:value-type="float" office:value="194" calcext:value-type="float">
            <text:p>194</text:p>
          </table:table-cell>
          <table:table-cell/>
          <table:table-cell table:formula="of:=SUM([.C12];[.E12];[.G12];[.I12];[.K12];[.M12];[.O12];[.Q12];[.S12];[.U12])" office:value-type="float" office:value="7511" calcext:value-type="float">
            <text:p>7511</text:p>
          </table:table-cell>
          <table:table-cell table:formula="of:=SUM([.D12];[.F12];[.H12];[.J12];[.L12];[.N12];[.P12];[.R12];[.T12];[.V12])" office:value-type="float" office:value="1084" calcext:value-type="float">
            <text:p>1084</text:p>
          </table:table-cell>
          <table:table-cell table:number-columns-repeated="18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AKAZE</text:p>
          </table:table-cell>
          <table:table-cell table:number-columns-repeated="211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339" calcext:value-type="float">
            <text:p>339</text:p>
          </table:table-cell>
          <table:table-cell office:value-type="float" office:value="51" calcext:value-type="float">
            <text:p>51</text:p>
          </table:table-cell>
          <table:table-cell office:value-type="float" office:value="286" calcext:value-type="float">
            <text:p>286</text:p>
          </table:table-cell>
          <table:table-cell office:value-type="float" office:value="41" calcext:value-type="float">
            <text:p>41</text:p>
          </table:table-cell>
          <table:table-cell office:value-type="float" office:value="349" calcext:value-type="float">
            <text:p>349</text:p>
          </table:table-cell>
          <table:table-cell office:value-type="float" office:value="63" calcext:value-type="float">
            <text:p>63</text:p>
          </table:table-cell>
          <table:table-cell office:value-type="float" office:value="356" calcext:value-type="float">
            <text:p>356</text:p>
          </table:table-cell>
          <table:table-cell office:value-type="float" office:value="58" calcext:value-type="float">
            <text:p>58</text:p>
          </table:table-cell>
          <table:table-cell office:value-type="float" office:value="521" calcext:value-type="float">
            <text:p>521</text:p>
          </table:table-cell>
          <table:table-cell office:value-type="float" office:value="85" calcext:value-type="float">
            <text:p>85</text:p>
          </table:table-cell>
          <table:table-cell office:value-type="float" office:value="2611" calcext:value-type="float">
            <text:p>2611</text:p>
          </table:table-cell>
          <table:table-cell office:value-type="float" office:value="322" calcext:value-type="float">
            <text:p>322</text:p>
          </table:table-cell>
          <table:table-cell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 office:value-type="float" office:value="806" calcext:value-type="float">
            <text:p>806</text:p>
          </table:table-cell>
          <table:table-cell office:value-type="float" office:value="136" calcext:value-type="float">
            <text:p>136</text:p>
          </table:table-cell>
          <table:table-cell office:value-type="float" office:value="572" calcext:value-type="float">
            <text:p>572</text:p>
          </table:table-cell>
          <table:table-cell office:value-type="float" office:value="96" calcext:value-type="float">
            <text:p>96</text:p>
          </table:table-cell>
          <table:table-cell office:value-type="float" office:value="1471" calcext:value-type="float">
            <text:p>1471</text:p>
          </table:table-cell>
          <table:table-cell office:value-type="float" office:value="194" calcext:value-type="float">
            <text:p>194</text:p>
          </table:table-cell>
          <table:table-cell/>
          <table:table-cell table:formula="of:=SUM([.C14];[.E14];[.G14];[.I14];[.K14];[.M14];[.O14];[.Q14];[.S14];[.U14])" office:value-type="float" office:value="7511" calcext:value-type="float">
            <text:p>7511</text:p>
          </table:table-cell>
          <table:table-cell table:formula="of:=SUM([.D14];[.F14];[.H14];[.J14];[.L14];[.N14];[.P14];[.R14];[.T14];[.V14])" office:value-type="float" office:value="1084" calcext:value-type="float">
            <text:p>1084</text:p>
          </table:table-cell>
          <table:table-cell table:number-columns-repeated="188"/>
        </table:table-row>
        <table:table-row table:style-name="ro1">
          <table:table-cell table:number-columns-repeated="21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5063" calcext:value-type="float">
            <text:p>5063</text:p>
          </table:table-cell>
          <table:table-cell office:value-type="float" office:value="419" calcext:value-type="float">
            <text:p>419</text:p>
          </table:table-cell>
          <table:table-cell office:value-type="float" office:value="4952" calcext:value-type="float">
            <text:p>4952</text:p>
          </table:table-cell>
          <table:table-cell office:value-type="float" office:value="427" calcext:value-type="float">
            <text:p>427</text:p>
          </table:table-cell>
          <table:table-cell office:value-type="float" office:value="4863" calcext:value-type="float">
            <text:p>4863</text:p>
          </table:table-cell>
          <table:table-cell office:value-type="float" office:value="404" calcext:value-type="float">
            <text:p>404</text:p>
          </table:table-cell>
          <table:table-cell office:value-type="float" office:value="4840" calcext:value-type="float">
            <text:p>4840</text:p>
          </table:table-cell>
          <table:table-cell office:value-type="float" office:value="423" calcext:value-type="float">
            <text:p>423</text:p>
          </table:table-cell>
          <table:table-cell office:value-type="float" office:value="4856" calcext:value-type="float">
            <text:p>4856</text:p>
          </table:table-cell>
          <table:table-cell office:value-type="float" office:value="386" calcext:value-type="float">
            <text:p>386</text:p>
          </table:table-cell>
          <table:table-cell office:value-type="float" office:value="4899" calcext:value-type="float">
            <text:p>4899</text:p>
          </table:table-cell>
          <table:table-cell office:value-type="float" office:value="414" calcext:value-type="float">
            <text:p>414</text:p>
          </table:table-cell>
          <table:table-cell office:value-type="float" office:value="4870" calcext:value-type="float">
            <text:p>4870</text:p>
          </table:table-cell>
          <table:table-cell office:value-type="float" office:value="418" calcext:value-type="float">
            <text:p>418</text:p>
          </table:table-cell>
          <table:table-cell office:value-type="float" office:value="4868" calcext:value-type="float">
            <text:p>4868</text:p>
          </table:table-cell>
          <table:table-cell office:value-type="float" office:value="406" calcext:value-type="float">
            <text:p>406</text:p>
          </table:table-cell>
          <table:table-cell office:value-type="float" office:value="4996" calcext:value-type="float">
            <text:p>4996</text:p>
          </table:table-cell>
          <table:table-cell office:value-type="float" office:value="396" calcext:value-type="float">
            <text:p>396</text:p>
          </table:table-cell>
          <table:table-cell office:value-type="float" office:value="4997" calcext:value-type="float">
            <text:p>4997</text:p>
          </table:table-cell>
          <table:table-cell office:value-type="float" office:value="401" calcext:value-type="float">
            <text:p>401</text:p>
          </table:table-cell>
          <table:table-cell/>
          <table:table-cell table:formula="of:=SUM([.C16];[.E16];[.G16];[.I16];[.K16];[.M16];[.O16];[.Q16];[.S16];[.U16])" office:value-type="float" office:value="49204" calcext:value-type="float">
            <text:p>49204</text:p>
          </table:table-cell>
          <table:table-cell table:formula="of:=SUM([.D16];[.F16];[.H16];[.J16];[.L16];[.N16];[.P16];[.R16];[.T16];[.V16])" office:value-type="float" office:value="4094" calcext:value-type="float">
            <text:p>4094</text:p>
          </table:table-cell>
          <table:table-cell table:number-columns-repeated="18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5063" calcext:value-type="float">
            <text:p>5063</text:p>
          </table:table-cell>
          <table:table-cell office:value-type="float" office:value="419" calcext:value-type="float">
            <text:p>419</text:p>
          </table:table-cell>
          <table:table-cell office:value-type="float" office:value="4952" calcext:value-type="float">
            <text:p>4952</text:p>
          </table:table-cell>
          <table:table-cell office:value-type="float" office:value="427" calcext:value-type="float">
            <text:p>427</text:p>
          </table:table-cell>
          <table:table-cell office:value-type="float" office:value="4863" calcext:value-type="float">
            <text:p>4863</text:p>
          </table:table-cell>
          <table:table-cell office:value-type="float" office:value="404" calcext:value-type="float">
            <text:p>404</text:p>
          </table:table-cell>
          <table:table-cell office:value-type="float" office:value="4840" calcext:value-type="float">
            <text:p>4840</text:p>
          </table:table-cell>
          <table:table-cell office:value-type="float" office:value="423" calcext:value-type="float">
            <text:p>423</text:p>
          </table:table-cell>
          <table:table-cell office:value-type="float" office:value="4856" calcext:value-type="float">
            <text:p>4856</text:p>
          </table:table-cell>
          <table:table-cell office:value-type="float" office:value="386" calcext:value-type="float">
            <text:p>386</text:p>
          </table:table-cell>
          <table:table-cell office:value-type="float" office:value="4899" calcext:value-type="float">
            <text:p>4899</text:p>
          </table:table-cell>
          <table:table-cell office:value-type="float" office:value="414" calcext:value-type="float">
            <text:p>414</text:p>
          </table:table-cell>
          <table:table-cell office:value-type="float" office:value="4870" calcext:value-type="float">
            <text:p>4870</text:p>
          </table:table-cell>
          <table:table-cell office:value-type="float" office:value="418" calcext:value-type="float">
            <text:p>418</text:p>
          </table:table-cell>
          <table:table-cell office:value-type="float" office:value="4868" calcext:value-type="float">
            <text:p>4868</text:p>
          </table:table-cell>
          <table:table-cell office:value-type="float" office:value="406" calcext:value-type="float">
            <text:p>406</text:p>
          </table:table-cell>
          <table:table-cell office:value-type="float" office:value="4996" calcext:value-type="float">
            <text:p>4996</text:p>
          </table:table-cell>
          <table:table-cell office:value-type="float" office:value="396" calcext:value-type="float">
            <text:p>396</text:p>
          </table:table-cell>
          <table:table-cell office:value-type="float" office:value="4997" calcext:value-type="float">
            <text:p>4997</text:p>
          </table:table-cell>
          <table:table-cell office:value-type="float" office:value="401" calcext:value-type="float">
            <text:p>401</text:p>
          </table:table-cell>
          <table:table-cell/>
          <table:table-cell table:formula="of:=SUM([.C17];[.E17];[.G17];[.I17];[.K17];[.M17];[.O17];[.Q17];[.S17];[.U17])" office:value-type="float" office:value="49204" calcext:value-type="float">
            <text:p>49204</text:p>
          </table:table-cell>
          <table:table-cell table:formula="of:=SUM([.D17];[.F17];[.H17];[.J17];[.L17];[.N17];[.P17];[.R17];[.T17];[.V17])" office:value-type="float" office:value="4094" calcext:value-type="float">
            <text:p>4094</text:p>
          </table:table-cell>
          <table:table-cell table:number-columns-repeated="18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5063" calcext:value-type="float">
            <text:p>5063</text:p>
          </table:table-cell>
          <table:table-cell office:value-type="float" office:value="419" calcext:value-type="float">
            <text:p>419</text:p>
          </table:table-cell>
          <table:table-cell office:value-type="float" office:value="4952" calcext:value-type="float">
            <text:p>4952</text:p>
          </table:table-cell>
          <table:table-cell office:value-type="float" office:value="427" calcext:value-type="float">
            <text:p>427</text:p>
          </table:table-cell>
          <table:table-cell office:value-type="float" office:value="4863" calcext:value-type="float">
            <text:p>4863</text:p>
          </table:table-cell>
          <table:table-cell office:value-type="float" office:value="404" calcext:value-type="float">
            <text:p>404</text:p>
          </table:table-cell>
          <table:table-cell office:value-type="float" office:value="4840" calcext:value-type="float">
            <text:p>4840</text:p>
          </table:table-cell>
          <table:table-cell office:value-type="float" office:value="423" calcext:value-type="float">
            <text:p>423</text:p>
          </table:table-cell>
          <table:table-cell office:value-type="float" office:value="4856" calcext:value-type="float">
            <text:p>4856</text:p>
          </table:table-cell>
          <table:table-cell office:value-type="float" office:value="386" calcext:value-type="float">
            <text:p>386</text:p>
          </table:table-cell>
          <table:table-cell office:value-type="float" office:value="4899" calcext:value-type="float">
            <text:p>4899</text:p>
          </table:table-cell>
          <table:table-cell office:value-type="float" office:value="414" calcext:value-type="float">
            <text:p>414</text:p>
          </table:table-cell>
          <table:table-cell office:value-type="float" office:value="4870" calcext:value-type="float">
            <text:p>4870</text:p>
          </table:table-cell>
          <table:table-cell office:value-type="float" office:value="418" calcext:value-type="float">
            <text:p>418</text:p>
          </table:table-cell>
          <table:table-cell office:value-type="float" office:value="4868" calcext:value-type="float">
            <text:p>4868</text:p>
          </table:table-cell>
          <table:table-cell office:value-type="float" office:value="406" calcext:value-type="float">
            <text:p>406</text:p>
          </table:table-cell>
          <table:table-cell office:value-type="float" office:value="4996" calcext:value-type="float">
            <text:p>4996</text:p>
          </table:table-cell>
          <table:table-cell office:value-type="float" office:value="396" calcext:value-type="float">
            <text:p>396</text:p>
          </table:table-cell>
          <table:table-cell office:value-type="float" office:value="4997" calcext:value-type="float">
            <text:p>4997</text:p>
          </table:table-cell>
          <table:table-cell office:value-type="float" office:value="401" calcext:value-type="float">
            <text:p>401</text:p>
          </table:table-cell>
          <table:table-cell/>
          <table:table-cell table:formula="of:=SUM([.C18];[.E18];[.G18];[.I18];[.K18];[.M18];[.O18];[.Q18];[.S18];[.U18])" office:value-type="float" office:value="49204" calcext:value-type="float">
            <text:p>49204</text:p>
          </table:table-cell>
          <table:table-cell table:formula="of:=SUM([.D18];[.F18];[.H18];[.J18];[.L18];[.N18];[.P18];[.R18];[.T18];[.V18])" office:value-type="float" office:value="4094" calcext:value-type="float">
            <text:p>4094</text:p>
          </table:table-cell>
          <table:table-cell table:number-columns-repeated="18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5063" calcext:value-type="float">
            <text:p>5063</text:p>
          </table:table-cell>
          <table:table-cell office:value-type="float" office:value="419" calcext:value-type="float">
            <text:p>419</text:p>
          </table:table-cell>
          <table:table-cell office:value-type="float" office:value="4952" calcext:value-type="float">
            <text:p>4952</text:p>
          </table:table-cell>
          <table:table-cell office:value-type="float" office:value="427" calcext:value-type="float">
            <text:p>427</text:p>
          </table:table-cell>
          <table:table-cell office:value-type="float" office:value="4863" calcext:value-type="float">
            <text:p>4863</text:p>
          </table:table-cell>
          <table:table-cell office:value-type="float" office:value="404" calcext:value-type="float">
            <text:p>404</text:p>
          </table:table-cell>
          <table:table-cell office:value-type="float" office:value="4840" calcext:value-type="float">
            <text:p>4840</text:p>
          </table:table-cell>
          <table:table-cell office:value-type="float" office:value="423" calcext:value-type="float">
            <text:p>423</text:p>
          </table:table-cell>
          <table:table-cell office:value-type="float" office:value="4856" calcext:value-type="float">
            <text:p>4856</text:p>
          </table:table-cell>
          <table:table-cell office:value-type="float" office:value="386" calcext:value-type="float">
            <text:p>386</text:p>
          </table:table-cell>
          <table:table-cell office:value-type="float" office:value="4889" calcext:value-type="float">
            <text:p>4889</text:p>
          </table:table-cell>
          <table:table-cell office:value-type="float" office:value="414" calcext:value-type="float">
            <text:p>414</text:p>
          </table:table-cell>
          <table:table-cell office:value-type="float" office:value="4870" calcext:value-type="float">
            <text:p>4870</text:p>
          </table:table-cell>
          <table:table-cell office:value-type="float" office:value="418" calcext:value-type="float">
            <text:p>418</text:p>
          </table:table-cell>
          <table:table-cell office:value-type="float" office:value="4868" calcext:value-type="float">
            <text:p>4868</text:p>
          </table:table-cell>
          <table:table-cell office:value-type="float" office:value="406" calcext:value-type="float">
            <text:p>406</text:p>
          </table:table-cell>
          <table:table-cell office:value-type="float" office:value="4996" calcext:value-type="float">
            <text:p>4996</text:p>
          </table:table-cell>
          <table:table-cell office:value-type="float" office:value="396" calcext:value-type="float">
            <text:p>396</text:p>
          </table:table-cell>
          <table:table-cell office:value-type="float" office:value="4997" calcext:value-type="float">
            <text:p>4997</text:p>
          </table:table-cell>
          <table:table-cell office:value-type="float" office:value="401" calcext:value-type="float">
            <text:p>401</text:p>
          </table:table-cell>
          <table:table-cell/>
          <table:table-cell table:formula="of:=SUM([.C19];[.E19];[.G19];[.I19];[.K19];[.M19];[.O19];[.Q19];[.S19];[.U19])" office:value-type="float" office:value="49194" calcext:value-type="float">
            <text:p>49194</text:p>
          </table:table-cell>
          <table:table-cell table:formula="of:=SUM([.D19];[.F19];[.H19];[.J19];[.L19];[.N19];[.P19];[.R19];[.T19];[.V19])" office:value-type="float" office:value="4094" calcext:value-type="float">
            <text:p>4094</text:p>
          </table:table-cell>
          <table:table-cell table:number-columns-repeated="18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AKAZE</text:p>
          </table:table-cell>
          <table:table-cell table:number-columns-repeated="211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5063" calcext:value-type="float">
            <text:p>5063</text:p>
          </table:table-cell>
          <table:table-cell office:value-type="float" office:value="419" calcext:value-type="float">
            <text:p>419</text:p>
          </table:table-cell>
          <table:table-cell office:value-type="float" office:value="4952" calcext:value-type="float">
            <text:p>4952</text:p>
          </table:table-cell>
          <table:table-cell office:value-type="float" office:value="427" calcext:value-type="float">
            <text:p>427</text:p>
          </table:table-cell>
          <table:table-cell office:value-type="float" office:value="4863" calcext:value-type="float">
            <text:p>4863</text:p>
          </table:table-cell>
          <table:table-cell office:value-type="float" office:value="404" calcext:value-type="float">
            <text:p>404</text:p>
          </table:table-cell>
          <table:table-cell office:value-type="float" office:value="4840" calcext:value-type="float">
            <text:p>4840</text:p>
          </table:table-cell>
          <table:table-cell office:value-type="float" office:value="423" calcext:value-type="float">
            <text:p>423</text:p>
          </table:table-cell>
          <table:table-cell office:value-type="float" office:value="4856" calcext:value-type="float">
            <text:p>4856</text:p>
          </table:table-cell>
          <table:table-cell office:value-type="float" office:value="386" calcext:value-type="float">
            <text:p>386</text:p>
          </table:table-cell>
          <table:table-cell office:value-type="float" office:value="4899" calcext:value-type="float">
            <text:p>4899</text:p>
          </table:table-cell>
          <table:table-cell office:value-type="float" office:value="414" calcext:value-type="float">
            <text:p>414</text:p>
          </table:table-cell>
          <table:table-cell office:value-type="float" office:value="4870" calcext:value-type="float">
            <text:p>4870</text:p>
          </table:table-cell>
          <table:table-cell office:value-type="float" office:value="418" calcext:value-type="float">
            <text:p>418</text:p>
          </table:table-cell>
          <table:table-cell office:value-type="float" office:value="4868" calcext:value-type="float">
            <text:p>4868</text:p>
          </table:table-cell>
          <table:table-cell office:value-type="float" office:value="406" calcext:value-type="float">
            <text:p>406</text:p>
          </table:table-cell>
          <table:table-cell office:value-type="float" office:value="4996" calcext:value-type="float">
            <text:p>4996</text:p>
          </table:table-cell>
          <table:table-cell office:value-type="float" office:value="396" calcext:value-type="float">
            <text:p>396</text:p>
          </table:table-cell>
          <table:table-cell office:value-type="float" office:value="4997" calcext:value-type="float">
            <text:p>4997</text:p>
          </table:table-cell>
          <table:table-cell office:value-type="float" office:value="401" calcext:value-type="float">
            <text:p>401</text:p>
          </table:table-cell>
          <table:table-cell/>
          <table:table-cell table:formula="of:=SUM([.C21];[.E21];[.G21];[.I21];[.K21];[.M21];[.O21];[.Q21];[.S21];[.U21])" office:value-type="float" office:value="49204" calcext:value-type="float">
            <text:p>49204</text:p>
          </table:table-cell>
          <table:table-cell table:formula="of:=SUM([.D21];[.F21];[.H21];[.J21];[.L21];[.N21];[.P21];[.R21];[.T21];[.V21])" office:value-type="float" office:value="4094" calcext:value-type="float">
            <text:p>4094</text:p>
          </table:table-cell>
          <table:table-cell table:number-columns-repeated="188"/>
        </table:table-row>
        <table:table-row table:style-name="ro1">
          <table:table-cell table:number-columns-repeated="21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SK</text:p>
          </table:table-cell>
          <table:table-cell office:value-type="float" office:value="2757" calcext:value-type="float">
            <text:p>2757</text:p>
          </table:table-cell>
          <table:table-cell office:value-type="float" office:value="264" calcext:value-type="float">
            <text:p>264</text:p>
          </table:table-cell>
          <table:table-cell office:value-type="float" office:value="2777" calcext:value-type="float">
            <text:p>2777</text:p>
          </table:table-cell>
          <table:table-cell office:value-type="float" office:value="282" calcext:value-type="float">
            <text:p>282</text:p>
          </table:table-cell>
          <table:table-cell office:value-type="float" office:value="2741" calcext:value-type="float">
            <text:p>2741</text:p>
          </table:table-cell>
          <table:table-cell office:value-type="float" office:value="282" calcext:value-type="float">
            <text:p>282</text:p>
          </table:table-cell>
          <table:table-cell office:value-type="float" office:value="2735" calcext:value-type="float">
            <text:p>2735</text:p>
          </table:table-cell>
          <table:table-cell office:value-type="float" office:value="277" calcext:value-type="float">
            <text:p>277</text:p>
          </table:table-cell>
          <table:table-cell office:value-type="float" office:value="2757" calcext:value-type="float">
            <text:p>2757</text:p>
          </table:table-cell>
          <table:table-cell office:value-type="float" office:value="297" calcext:value-type="float">
            <text:p>297</text:p>
          </table:table-cell>
          <table:table-cell office:value-type="float" office:value="2695" calcext:value-type="float">
            <text:p>2695</text:p>
          </table:table-cell>
          <table:table-cell office:value-type="float" office:value="279" calcext:value-type="float">
            <text:p>279</text:p>
          </table:table-cell>
          <table:table-cell office:value-type="float" office:value="2715" calcext:value-type="float">
            <text:p>2715</text:p>
          </table:table-cell>
          <table:table-cell office:value-type="float" office:value="289" calcext:value-type="float">
            <text:p>289</text:p>
          </table:table-cell>
          <table:table-cell office:value-type="float" office:value="2628" calcext:value-type="float">
            <text:p>2628</text:p>
          </table:table-cell>
          <table:table-cell office:value-type="float" office:value="272" calcext:value-type="float">
            <text:p>272</text:p>
          </table:table-cell>
          <table:table-cell office:value-type="float" office:value="2639" calcext:value-type="float">
            <text:p>2639</text:p>
          </table:table-cell>
          <table:table-cell office:value-type="float" office:value="266" calcext:value-type="float">
            <text:p>266</text:p>
          </table:table-cell>
          <table:table-cell office:value-type="float" office:value="2672" calcext:value-type="float">
            <text:p>2672</text:p>
          </table:table-cell>
          <table:table-cell office:value-type="float" office:value="254" calcext:value-type="float">
            <text:p>254</text:p>
          </table:table-cell>
          <table:table-cell/>
          <table:table-cell table:formula="of:=SUM([.C23];[.E23];[.G23];[.I23];[.K23];[.M23];[.O23];[.Q23];[.S23];[.U23])" office:value-type="float" office:value="27116" calcext:value-type="float">
            <text:p>27116</text:p>
          </table:table-cell>
          <table:table-cell table:formula="of:=SUM([.D23];[.F23];[.H23];[.J23];[.L23];[.N23];[.P23];[.R23];[.T23];[.V23])" office:value-type="float" office:value="2762" calcext:value-type="float">
            <text:p>2762</text:p>
          </table:table-cell>
          <table:table-cell table:number-columns-repeated="18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2757" calcext:value-type="float">
            <text:p>2757</text:p>
          </table:table-cell>
          <table:table-cell office:value-type="float" office:value="264" calcext:value-type="float">
            <text:p>264</text:p>
          </table:table-cell>
          <table:table-cell office:value-type="float" office:value="2777" calcext:value-type="float">
            <text:p>2777</text:p>
          </table:table-cell>
          <table:table-cell office:value-type="float" office:value="282" calcext:value-type="float">
            <text:p>282</text:p>
          </table:table-cell>
          <table:table-cell office:value-type="float" office:value="2741" calcext:value-type="float">
            <text:p>2741</text:p>
          </table:table-cell>
          <table:table-cell office:value-type="float" office:value="282" calcext:value-type="float">
            <text:p>282</text:p>
          </table:table-cell>
          <table:table-cell office:value-type="float" office:value="2735" calcext:value-type="float">
            <text:p>2735</text:p>
          </table:table-cell>
          <table:table-cell office:value-type="float" office:value="277" calcext:value-type="float">
            <text:p>277</text:p>
          </table:table-cell>
          <table:table-cell office:value-type="float" office:value="2757" calcext:value-type="float">
            <text:p>2757</text:p>
          </table:table-cell>
          <table:table-cell office:value-type="float" office:value="297" calcext:value-type="float">
            <text:p>297</text:p>
          </table:table-cell>
          <table:table-cell office:value-type="float" office:value="2695" calcext:value-type="float">
            <text:p>2695</text:p>
          </table:table-cell>
          <table:table-cell office:value-type="float" office:value="279" calcext:value-type="float">
            <text:p>279</text:p>
          </table:table-cell>
          <table:table-cell office:value-type="float" office:value="2715" calcext:value-type="float">
            <text:p>2715</text:p>
          </table:table-cell>
          <table:table-cell office:value-type="float" office:value="289" calcext:value-type="float">
            <text:p>289</text:p>
          </table:table-cell>
          <table:table-cell office:value-type="float" office:value="2628" calcext:value-type="float">
            <text:p>2628</text:p>
          </table:table-cell>
          <table:table-cell office:value-type="float" office:value="272" calcext:value-type="float">
            <text:p>272</text:p>
          </table:table-cell>
          <table:table-cell office:value-type="float" office:value="2639" calcext:value-type="float">
            <text:p>2639</text:p>
          </table:table-cell>
          <table:table-cell office:value-type="float" office:value="266" calcext:value-type="float">
            <text:p>266</text:p>
          </table:table-cell>
          <table:table-cell office:value-type="float" office:value="2672" calcext:value-type="float">
            <text:p>2672</text:p>
          </table:table-cell>
          <table:table-cell office:value-type="float" office:value="254" calcext:value-type="float">
            <text:p>254</text:p>
          </table:table-cell>
          <table:table-cell/>
          <table:table-cell table:formula="of:=SUM([.C24];[.E24];[.G24];[.I24];[.K24];[.M24];[.O24];[.Q24];[.S24];[.U24])" office:value-type="float" office:value="27116" calcext:value-type="float">
            <text:p>27116</text:p>
          </table:table-cell>
          <table:table-cell table:formula="of:=SUM([.D24];[.F24];[.H24];[.J24];[.L24];[.N24];[.P24];[.R24];[.T24];[.V24])" office:value-type="float" office:value="2762" calcext:value-type="float">
            <text:p>2762</text:p>
          </table:table-cell>
          <table:table-cell table:number-columns-repeated="18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2757" calcext:value-type="float">
            <text:p>2757</text:p>
          </table:table-cell>
          <table:table-cell office:value-type="float" office:value="264" calcext:value-type="float">
            <text:p>264</text:p>
          </table:table-cell>
          <table:table-cell office:value-type="float" office:value="2777" calcext:value-type="float">
            <text:p>2777</text:p>
          </table:table-cell>
          <table:table-cell office:value-type="float" office:value="282" calcext:value-type="float">
            <text:p>282</text:p>
          </table:table-cell>
          <table:table-cell office:value-type="float" office:value="2741" calcext:value-type="float">
            <text:p>2741</text:p>
          </table:table-cell>
          <table:table-cell office:value-type="float" office:value="282" calcext:value-type="float">
            <text:p>282</text:p>
          </table:table-cell>
          <table:table-cell office:value-type="float" office:value="2735" calcext:value-type="float">
            <text:p>2735</text:p>
          </table:table-cell>
          <table:table-cell office:value-type="float" office:value="277" calcext:value-type="float">
            <text:p>277</text:p>
          </table:table-cell>
          <table:table-cell office:value-type="float" office:value="2757" calcext:value-type="float">
            <text:p>2757</text:p>
          </table:table-cell>
          <table:table-cell office:value-type="float" office:value="297" calcext:value-type="float">
            <text:p>297</text:p>
          </table:table-cell>
          <table:table-cell office:value-type="float" office:value="2695" calcext:value-type="float">
            <text:p>2695</text:p>
          </table:table-cell>
          <table:table-cell office:value-type="float" office:value="279" calcext:value-type="float">
            <text:p>279</text:p>
          </table:table-cell>
          <table:table-cell office:value-type="float" office:value="2715" calcext:value-type="float">
            <text:p>2715</text:p>
          </table:table-cell>
          <table:table-cell office:value-type="float" office:value="289" calcext:value-type="float">
            <text:p>289</text:p>
          </table:table-cell>
          <table:table-cell office:value-type="float" office:value="2628" calcext:value-type="float">
            <text:p>2628</text:p>
          </table:table-cell>
          <table:table-cell office:value-type="float" office:value="272" calcext:value-type="float">
            <text:p>272</text:p>
          </table:table-cell>
          <table:table-cell office:value-type="float" office:value="2639" calcext:value-type="float">
            <text:p>2639</text:p>
          </table:table-cell>
          <table:table-cell office:value-type="float" office:value="266" calcext:value-type="float">
            <text:p>266</text:p>
          </table:table-cell>
          <table:table-cell office:value-type="float" office:value="2672" calcext:value-type="float">
            <text:p>2672</text:p>
          </table:table-cell>
          <table:table-cell office:value-type="float" office:value="254" calcext:value-type="float">
            <text:p>254</text:p>
          </table:table-cell>
          <table:table-cell/>
          <table:table-cell table:formula="of:=SUM([.C25];[.E25];[.G25];[.I25];[.K25];[.M25];[.O25];[.Q25];[.S25];[.U25])" office:value-type="float" office:value="27116" calcext:value-type="float">
            <text:p>27116</text:p>
          </table:table-cell>
          <table:table-cell table:formula="of:=SUM([.D25];[.F25];[.H25];[.J25];[.L25];[.N25];[.P25];[.R25];[.T25];[.V25])" office:value-type="float" office:value="2762" calcext:value-type="float">
            <text:p>2762</text:p>
          </table:table-cell>
          <table:table-cell table:number-columns-repeated="18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2757" calcext:value-type="float">
            <text:p>2757</text:p>
          </table:table-cell>
          <table:table-cell office:value-type="float" office:value="264" calcext:value-type="float">
            <text:p>264</text:p>
          </table:table-cell>
          <table:table-cell office:value-type="float" office:value="2777" calcext:value-type="float">
            <text:p>2777</text:p>
          </table:table-cell>
          <table:table-cell office:value-type="float" office:value="282" calcext:value-type="float">
            <text:p>282</text:p>
          </table:table-cell>
          <table:table-cell office:value-type="float" office:value="2741" calcext:value-type="float">
            <text:p>2741</text:p>
          </table:table-cell>
          <table:table-cell office:value-type="float" office:value="282" calcext:value-type="float">
            <text:p>282</text:p>
          </table:table-cell>
          <table:table-cell office:value-type="float" office:value="2735" calcext:value-type="float">
            <text:p>2735</text:p>
          </table:table-cell>
          <table:table-cell office:value-type="float" office:value="277" calcext:value-type="float">
            <text:p>277</text:p>
          </table:table-cell>
          <table:table-cell office:value-type="float" office:value="2757" calcext:value-type="float">
            <text:p>2757</text:p>
          </table:table-cell>
          <table:table-cell office:value-type="float" office:value="297" calcext:value-type="float">
            <text:p>297</text:p>
          </table:table-cell>
          <table:table-cell office:value-type="float" office:value="2695" calcext:value-type="float">
            <text:p>2695</text:p>
          </table:table-cell>
          <table:table-cell office:value-type="float" office:value="279" calcext:value-type="float">
            <text:p>279</text:p>
          </table:table-cell>
          <table:table-cell office:value-type="float" office:value="2715" calcext:value-type="float">
            <text:p>2715</text:p>
          </table:table-cell>
          <table:table-cell office:value-type="float" office:value="289" calcext:value-type="float">
            <text:p>289</text:p>
          </table:table-cell>
          <table:table-cell office:value-type="float" office:value="2628" calcext:value-type="float">
            <text:p>2628</text:p>
          </table:table-cell>
          <table:table-cell office:value-type="float" office:value="272" calcext:value-type="float">
            <text:p>272</text:p>
          </table:table-cell>
          <table:table-cell office:value-type="float" office:value="2639" calcext:value-type="float">
            <text:p>2639</text:p>
          </table:table-cell>
          <table:table-cell office:value-type="float" office:value="266" calcext:value-type="float">
            <text:p>266</text:p>
          </table:table-cell>
          <table:table-cell office:value-type="float" office:value="2672" calcext:value-type="float">
            <text:p>2672</text:p>
          </table:table-cell>
          <table:table-cell office:value-type="float" office:value="254" calcext:value-type="float">
            <text:p>254</text:p>
          </table:table-cell>
          <table:table-cell/>
          <table:table-cell table:formula="of:=SUM([.C26];[.E26];[.G26];[.I26];[.K26];[.M26];[.O26];[.Q26];[.S26];[.U26])" office:value-type="float" office:value="27116" calcext:value-type="float">
            <text:p>27116</text:p>
          </table:table-cell>
          <table:table-cell table:formula="of:=SUM([.D26];[.F26];[.H26];[.J26];[.L26];[.N26];[.P26];[.R26];[.T26];[.V26])" office:value-type="float" office:value="2762" calcext:value-type="float">
            <text:p>2762</text:p>
          </table:table-cell>
          <table:table-cell table:number-columns-repeated="18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AKAZE</text:p>
          </table:table-cell>
          <table:table-cell table:number-columns-repeated="211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1757" calcext:value-type="float">
            <text:p>1757</text:p>
          </table:table-cell>
          <table:table-cell office:value-type="float" office:value="164" calcext:value-type="float">
            <text:p>164</text:p>
          </table:table-cell>
          <table:table-cell office:value-type="float" office:value="2777" calcext:value-type="float">
            <text:p>2777</text:p>
          </table:table-cell>
          <table:table-cell office:value-type="float" office:value="282" calcext:value-type="float">
            <text:p>282</text:p>
          </table:table-cell>
          <table:table-cell office:value-type="float" office:value="2741" calcext:value-type="float">
            <text:p>2741</text:p>
          </table:table-cell>
          <table:table-cell office:value-type="float" office:value="282" calcext:value-type="float">
            <text:p>282</text:p>
          </table:table-cell>
          <table:table-cell office:value-type="float" office:value="2735" calcext:value-type="float">
            <text:p>2735</text:p>
          </table:table-cell>
          <table:table-cell office:value-type="float" office:value="277" calcext:value-type="float">
            <text:p>277</text:p>
          </table:table-cell>
          <table:table-cell office:value-type="float" office:value="2757" calcext:value-type="float">
            <text:p>2757</text:p>
          </table:table-cell>
          <table:table-cell office:value-type="float" office:value="297" calcext:value-type="float">
            <text:p>297</text:p>
          </table:table-cell>
          <table:table-cell office:value-type="float" office:value="2695" calcext:value-type="float">
            <text:p>2695</text:p>
          </table:table-cell>
          <table:table-cell office:value-type="float" office:value="279" calcext:value-type="float">
            <text:p>279</text:p>
          </table:table-cell>
          <table:table-cell office:value-type="float" office:value="2715" calcext:value-type="float">
            <text:p>2715</text:p>
          </table:table-cell>
          <table:table-cell office:value-type="float" office:value="289" calcext:value-type="float">
            <text:p>289</text:p>
          </table:table-cell>
          <table:table-cell office:value-type="float" office:value="2628" calcext:value-type="float">
            <text:p>2628</text:p>
          </table:table-cell>
          <table:table-cell office:value-type="float" office:value="272" calcext:value-type="float">
            <text:p>272</text:p>
          </table:table-cell>
          <table:table-cell office:value-type="float" office:value="2639" calcext:value-type="float">
            <text:p>2639</text:p>
          </table:table-cell>
          <table:table-cell office:value-type="float" office:value="266" calcext:value-type="float">
            <text:p>266</text:p>
          </table:table-cell>
          <table:table-cell office:value-type="float" office:value="2672" calcext:value-type="float">
            <text:p>2672</text:p>
          </table:table-cell>
          <table:table-cell office:value-type="float" office:value="254" calcext:value-type="float">
            <text:p>254</text:p>
          </table:table-cell>
          <table:table-cell/>
          <table:table-cell table:formula="of:=SUM([.C28];[.E28];[.G28];[.I28];[.K28];[.M28];[.O28];[.Q28];[.S28];[.U28])" office:value-type="float" office:value="26116" calcext:value-type="float">
            <text:p>26116</text:p>
          </table:table-cell>
          <table:table-cell table:formula="of:=SUM([.D28];[.F28];[.H28];[.J28];[.L28];[.N28];[.P28];[.R28];[.T28];[.V28])" office:value-type="float" office:value="2662" calcext:value-type="float">
            <text:p>2662</text:p>
          </table:table-cell>
          <table:table-cell table:number-columns-repeated="188"/>
        </table:table-row>
        <table:table-row table:style-name="ro1">
          <table:table-cell table:number-columns-repeated="21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500" calcext:value-type="float">
            <text:p>50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float" office:value="102" calcext:value-type="float">
            <text:p>102</text:p>
          </table:table-cell>
          <table:table-cell office:value-type="float" office:value="500" calcext:value-type="float">
            <text:p>500</text:p>
          </table:table-cell>
          <table:table-cell office:value-type="float" office:value="106" calcext:value-type="float">
            <text:p>106</text:p>
          </table:table-cell>
          <table:table-cell office:value-type="float" office:value="500" calcext:value-type="float">
            <text:p>500</text:p>
          </table:table-cell>
          <table:table-cell office:value-type="float" office:value="113" calcext:value-type="float">
            <text:p>113</text:p>
          </table:table-cell>
          <table:table-cell office:value-type="float" office:value="500" calcext:value-type="float">
            <text:p>500</text:p>
          </table:table-cell>
          <table:table-cell office:value-type="float" office:value="109" calcext:value-type="float">
            <text:p>109</text:p>
          </table:table-cell>
          <table:table-cell office:value-type="float" office:value="500" calcext:value-type="float">
            <text:p>500</text:p>
          </table:table-cell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float" office:value="130" calcext:value-type="float">
            <text:p>130</text:p>
          </table:table-cell>
          <table:table-cell office:value-type="float" office:value="500" calcext:value-type="float">
            <text:p>500</text:p>
          </table:table-cell>
          <table:table-cell office:value-type="float" office:value="129" calcext:value-type="float">
            <text:p>129</text:p>
          </table:table-cell>
          <table:table-cell office:value-type="float" office:value="500" calcext:value-type="float">
            <text:p>500</text:p>
          </table:table-cell>
          <table:table-cell office:value-type="float" office:value="127" calcext:value-type="float">
            <text:p>127</text:p>
          </table:table-cell>
          <table:table-cell office:value-type="float" office:value="500" calcext:value-type="float">
            <text:p>500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SUM([.C30];[.E30];[.G30];[.I30];[.K30];[.M30];[.O30];[.Q30];[.S30];[.U30])" office:value-type="float" office:value="5000" calcext:value-type="float">
            <text:p>5000</text:p>
          </table:table-cell>
          <table:table-cell table:formula="of:=SUM([.D30];[.F30];[.H30];[.J30];[.L30];[.N30];[.P30];[.R30];[.T30];[.V30])" office:value-type="float" office:value="1161" calcext:value-type="float">
            <text:p>1161</text:p>
          </table:table-cell>
          <table:table-cell table:number-columns-repeated="18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500" calcext:value-type="float">
            <text:p>50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float" office:value="102" calcext:value-type="float">
            <text:p>102</text:p>
          </table:table-cell>
          <table:table-cell office:value-type="float" office:value="500" calcext:value-type="float">
            <text:p>500</text:p>
          </table:table-cell>
          <table:table-cell office:value-type="float" office:value="106" calcext:value-type="float">
            <text:p>106</text:p>
          </table:table-cell>
          <table:table-cell office:value-type="float" office:value="500" calcext:value-type="float">
            <text:p>500</text:p>
          </table:table-cell>
          <table:table-cell office:value-type="float" office:value="113" calcext:value-type="float">
            <text:p>113</text:p>
          </table:table-cell>
          <table:table-cell office:value-type="float" office:value="500" calcext:value-type="float">
            <text:p>500</text:p>
          </table:table-cell>
          <table:table-cell office:value-type="float" office:value="109" calcext:value-type="float">
            <text:p>109</text:p>
          </table:table-cell>
          <table:table-cell office:value-type="float" office:value="500" calcext:value-type="float">
            <text:p>500</text:p>
          </table:table-cell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float" office:value="130" calcext:value-type="float">
            <text:p>130</text:p>
          </table:table-cell>
          <table:table-cell office:value-type="float" office:value="500" calcext:value-type="float">
            <text:p>500</text:p>
          </table:table-cell>
          <table:table-cell office:value-type="float" office:value="129" calcext:value-type="float">
            <text:p>129</text:p>
          </table:table-cell>
          <table:table-cell office:value-type="float" office:value="500" calcext:value-type="float">
            <text:p>500</text:p>
          </table:table-cell>
          <table:table-cell office:value-type="float" office:value="127" calcext:value-type="float">
            <text:p>127</text:p>
          </table:table-cell>
          <table:table-cell office:value-type="float" office:value="500" calcext:value-type="float">
            <text:p>500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SUM([.C31];[.E31];[.G31];[.I31];[.K31];[.M31];[.O31];[.Q31];[.S31];[.U31])" office:value-type="float" office:value="5000" calcext:value-type="float">
            <text:p>5000</text:p>
          </table:table-cell>
          <table:table-cell table:formula="of:=SUM([.D31];[.F31];[.H31];[.J31];[.L31];[.N31];[.P31];[.R31];[.T31];[.V31])" office:value-type="float" office:value="1161" calcext:value-type="float">
            <text:p>1161</text:p>
          </table:table-cell>
          <table:table-cell table:number-columns-repeated="18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float" office:value="102" calcext:value-type="float">
            <text:p>102</text:p>
          </table:table-cell>
          <table:table-cell office:value-type="float" office:value="500" calcext:value-type="float">
            <text:p>500</text:p>
          </table:table-cell>
          <table:table-cell office:value-type="float" office:value="106" calcext:value-type="float">
            <text:p>106</text:p>
          </table:table-cell>
          <table:table-cell office:value-type="float" office:value="500" calcext:value-type="float">
            <text:p>500</text:p>
          </table:table-cell>
          <table:table-cell office:value-type="float" office:value="113" calcext:value-type="float">
            <text:p>113</text:p>
          </table:table-cell>
          <table:table-cell office:value-type="float" office:value="500" calcext:value-type="float">
            <text:p>500</text:p>
          </table:table-cell>
          <table:table-cell office:value-type="float" office:value="109" calcext:value-type="float">
            <text:p>109</text:p>
          </table:table-cell>
          <table:table-cell office:value-type="float" office:value="500" calcext:value-type="float">
            <text:p>500</text:p>
          </table:table-cell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float" office:value="130" calcext:value-type="float">
            <text:p>130</text:p>
          </table:table-cell>
          <table:table-cell office:value-type="float" office:value="500" calcext:value-type="float">
            <text:p>500</text:p>
          </table:table-cell>
          <table:table-cell office:value-type="float" office:value="129" calcext:value-type="float">
            <text:p>129</text:p>
          </table:table-cell>
          <table:table-cell office:value-type="float" office:value="500" calcext:value-type="float">
            <text:p>500</text:p>
          </table:table-cell>
          <table:table-cell office:value-type="float" office:value="127" calcext:value-type="float">
            <text:p>127</text:p>
          </table:table-cell>
          <table:table-cell office:value-type="float" office:value="500" calcext:value-type="float">
            <text:p>500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SUM([.C32];[.E32];[.G32];[.I32];[.K32];[.M32];[.O32];[.Q32];[.S32];[.U32])" office:value-type="float" office:value="5000" calcext:value-type="float">
            <text:p>5000</text:p>
          </table:table-cell>
          <table:table-cell table:formula="of:=SUM([.D32];[.F32];[.H32];[.J32];[.L32];[.N32];[.P32];[.R32];[.T32];[.V32])" office:value-type="float" office:value="1161" calcext:value-type="float">
            <text:p>1161</text:p>
          </table:table-cell>
          <table:table-cell table:number-columns-repeated="18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500" calcext:value-type="float">
            <text:p>50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float" office:value="102" calcext:value-type="float">
            <text:p>102</text:p>
          </table:table-cell>
          <table:table-cell office:value-type="float" office:value="500" calcext:value-type="float">
            <text:p>500</text:p>
          </table:table-cell>
          <table:table-cell office:value-type="float" office:value="106" calcext:value-type="float">
            <text:p>106</text:p>
          </table:table-cell>
          <table:table-cell office:value-type="float" office:value="500" calcext:value-type="float">
            <text:p>500</text:p>
          </table:table-cell>
          <table:table-cell office:value-type="float" office:value="113" calcext:value-type="float">
            <text:p>113</text:p>
          </table:table-cell>
          <table:table-cell office:value-type="float" office:value="500" calcext:value-type="float">
            <text:p>500</text:p>
          </table:table-cell>
          <table:table-cell office:value-type="float" office:value="109" calcext:value-type="float">
            <text:p>109</text:p>
          </table:table-cell>
          <table:table-cell office:value-type="float" office:value="500" calcext:value-type="float">
            <text:p>500</text:p>
          </table:table-cell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float" office:value="130" calcext:value-type="float">
            <text:p>130</text:p>
          </table:table-cell>
          <table:table-cell office:value-type="float" office:value="500" calcext:value-type="float">
            <text:p>500</text:p>
          </table:table-cell>
          <table:table-cell office:value-type="float" office:value="129" calcext:value-type="float">
            <text:p>129</text:p>
          </table:table-cell>
          <table:table-cell office:value-type="float" office:value="500" calcext:value-type="float">
            <text:p>500</text:p>
          </table:table-cell>
          <table:table-cell office:value-type="float" office:value="127" calcext:value-type="float">
            <text:p>127</text:p>
          </table:table-cell>
          <table:table-cell office:value-type="float" office:value="500" calcext:value-type="float">
            <text:p>500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SUM([.C33];[.E33];[.G33];[.I33];[.K33];[.M33];[.O33];[.Q33];[.S33];[.U33])" office:value-type="float" office:value="5000" calcext:value-type="float">
            <text:p>5000</text:p>
          </table:table-cell>
          <table:table-cell table:formula="of:=SUM([.D33];[.F33];[.H33];[.J33];[.L33];[.N33];[.P33];[.R33];[.T33];[.V33])" office:value-type="float" office:value="1161" calcext:value-type="float">
            <text:p>1161</text:p>
          </table:table-cell>
          <table:table-cell table:number-columns-repeated="18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AKAZE</text:p>
          </table:table-cell>
          <table:table-cell table:number-columns-repeated="211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500" calcext:value-type="float">
            <text:p>50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float" office:value="102" calcext:value-type="float">
            <text:p>102</text:p>
          </table:table-cell>
          <table:table-cell office:value-type="float" office:value="500" calcext:value-type="float">
            <text:p>500</text:p>
          </table:table-cell>
          <table:table-cell office:value-type="float" office:value="106" calcext:value-type="float">
            <text:p>106</text:p>
          </table:table-cell>
          <table:table-cell office:value-type="float" office:value="500" calcext:value-type="float">
            <text:p>500</text:p>
          </table:table-cell>
          <table:table-cell office:value-type="float" office:value="113" calcext:value-type="float">
            <text:p>113</text:p>
          </table:table-cell>
          <table:table-cell office:value-type="float" office:value="500" calcext:value-type="float">
            <text:p>500</text:p>
          </table:table-cell>
          <table:table-cell office:value-type="float" office:value="109" calcext:value-type="float">
            <text:p>109</text:p>
          </table:table-cell>
          <table:table-cell office:value-type="float" office:value="500" calcext:value-type="float">
            <text:p>500</text:p>
          </table:table-cell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float" office:value="130" calcext:value-type="float">
            <text:p>130</text:p>
          </table:table-cell>
          <table:table-cell office:value-type="float" office:value="500" calcext:value-type="float">
            <text:p>500</text:p>
          </table:table-cell>
          <table:table-cell office:value-type="float" office:value="129" calcext:value-type="float">
            <text:p>129</text:p>
          </table:table-cell>
          <table:table-cell office:value-type="float" office:value="500" calcext:value-type="float">
            <text:p>500</text:p>
          </table:table-cell>
          <table:table-cell office:value-type="float" office:value="127" calcext:value-type="float">
            <text:p>127</text:p>
          </table:table-cell>
          <table:table-cell office:value-type="float" office:value="500" calcext:value-type="float">
            <text:p>500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SUM([.C35];[.E35];[.G35];[.I35];[.K35];[.M35];[.O35];[.Q35];[.S35];[.U35])" office:value-type="float" office:value="5000" calcext:value-type="float">
            <text:p>5000</text:p>
          </table:table-cell>
          <table:table-cell table:formula="of:=SUM([.D35];[.F35];[.H35];[.J35];[.L35];[.N35];[.P35];[.R35];[.T35];[.V35])" office:value-type="float" office:value="1161" calcext:value-type="float">
            <text:p>1161</text:p>
          </table:table-cell>
          <table:table-cell table:number-columns-repeated="188"/>
        </table:table-row>
        <table:table-row table:style-name="ro1">
          <table:table-cell table:number-columns-repeated="21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1351" calcext:value-type="float">
            <text:p>1351</text:p>
          </table:table-cell>
          <table:table-cell office:value-type="float" office:value="166" calcext:value-type="float">
            <text:p>166</text:p>
          </table:table-cell>
          <table:table-cell office:value-type="float" office:value="1327" calcext:value-type="float">
            <text:p>1327</text:p>
          </table:table-cell>
          <table:table-cell office:value-type="float" office:value="157" calcext:value-type="float">
            <text:p>157</text:p>
          </table:table-cell>
          <table:table-cell office:value-type="float" office:value="1311" calcext:value-type="float">
            <text:p>1311</text:p>
          </table:table-cell>
          <table:table-cell office:value-type="float" office:value="161" calcext:value-type="float">
            <text:p>161</text:p>
          </table:table-cell>
          <table:table-cell office:value-type="float" office:value="1351" calcext:value-type="float">
            <text:p>1351</text:p>
          </table:table-cell>
          <table:table-cell office:value-type="float" office:value="155" calcext:value-type="float">
            <text:p>155</text:p>
          </table:table-cell>
          <table:table-cell office:value-type="float" office:value="1360" calcext:value-type="float">
            <text:p>1360</text:p>
          </table:table-cell>
          <table:table-cell office:value-type="float" office:value="163" calcext:value-type="float">
            <text:p>163</text:p>
          </table:table-cell>
          <table:table-cell office:value-type="float" office:value="1347" calcext:value-type="float">
            <text:p>1347</text:p>
          </table:table-cell>
          <table:table-cell office:value-type="float" office:value="164" calcext:value-type="float">
            <text:p>164</text:p>
          </table:table-cell>
          <table:table-cell office:value-type="float" office:value="1363" calcext:value-type="float">
            <text:p>1363</text:p>
          </table:table-cell>
          <table:table-cell office:value-type="float" office:value="173" calcext:value-type="float">
            <text:p>173</text:p>
          </table:table-cell>
          <table:table-cell office:value-type="float" office:value="1331" calcext:value-type="float">
            <text:p>1331</text:p>
          </table:table-cell>
          <table:table-cell office:value-type="float" office:value="175" calcext:value-type="float">
            <text:p>175</text:p>
          </table:table-cell>
          <table:table-cell office:value-type="float" office:value="1357" calcext:value-type="float">
            <text:p>1357</text:p>
          </table:table-cell>
          <table:table-cell office:value-type="float" office:value="177" calcext:value-type="float">
            <text:p>177</text:p>
          </table:table-cell>
          <table:table-cell office:value-type="float" office:value="1331" calcext:value-type="float">
            <text:p>1331</text:p>
          </table:table-cell>
          <table:table-cell office:value-type="float" office:value="79" calcext:value-type="float">
            <text:p>79</text:p>
          </table:table-cell>
          <table:table-cell/>
          <table:table-cell table:formula="of:=SUM([.C37];[.E37];[.G37];[.I37];[.K37];[.M37];[.O37];[.Q37];[.S37];[.U37])" office:value-type="float" office:value="13429" calcext:value-type="float">
            <text:p>13429</text:p>
          </table:table-cell>
          <table:table-cell table:formula="of:=SUM([.D37];[.F37];[.H37];[.J37];[.L37];[.N37];[.P37];[.R37];[.T37];[.V37])" office:value-type="float" office:value="1570" calcext:value-type="float">
            <text:p>1570</text:p>
          </table:table-cell>
          <table:table-cell table:number-columns-repeated="188"/>
        </table:table-row>
        <table:table-row table:style-name="ro1">
          <table:table-cell office:value-type="string" calcext:value-type="string">
            <text:p>Akaze </text:p>
          </table:table-cell>
          <table:table-cell office:value-type="string" calcext:value-type="string">
            <text:p>BRIEF</text:p>
          </table:table-cell>
          <table:table-cell office:value-type="float" office:value="1351" calcext:value-type="float">
            <text:p>1351</text:p>
          </table:table-cell>
          <table:table-cell office:value-type="float" office:value="166" calcext:value-type="float">
            <text:p>166</text:p>
          </table:table-cell>
          <table:table-cell office:value-type="float" office:value="1327" calcext:value-type="float">
            <text:p>1327</text:p>
          </table:table-cell>
          <table:table-cell office:value-type="float" office:value="157" calcext:value-type="float">
            <text:p>157</text:p>
          </table:table-cell>
          <table:table-cell office:value-type="float" office:value="1311" calcext:value-type="float">
            <text:p>1311</text:p>
          </table:table-cell>
          <table:table-cell office:value-type="float" office:value="161" calcext:value-type="float">
            <text:p>161</text:p>
          </table:table-cell>
          <table:table-cell office:value-type="float" office:value="1351" calcext:value-type="float">
            <text:p>1351</text:p>
          </table:table-cell>
          <table:table-cell office:value-type="float" office:value="155" calcext:value-type="float">
            <text:p>155</text:p>
          </table:table-cell>
          <table:table-cell office:value-type="float" office:value="1360" calcext:value-type="float">
            <text:p>1360</text:p>
          </table:table-cell>
          <table:table-cell office:value-type="float" office:value="163" calcext:value-type="float">
            <text:p>163</text:p>
          </table:table-cell>
          <table:table-cell office:value-type="float" office:value="1347" calcext:value-type="float">
            <text:p>1347</text:p>
          </table:table-cell>
          <table:table-cell office:value-type="float" office:value="164" calcext:value-type="float">
            <text:p>164</text:p>
          </table:table-cell>
          <table:table-cell office:value-type="float" office:value="1363" calcext:value-type="float">
            <text:p>1363</text:p>
          </table:table-cell>
          <table:table-cell office:value-type="float" office:value="173" calcext:value-type="float">
            <text:p>173</text:p>
          </table:table-cell>
          <table:table-cell office:value-type="float" office:value="1331" calcext:value-type="float">
            <text:p>1331</text:p>
          </table:table-cell>
          <table:table-cell office:value-type="float" office:value="175" calcext:value-type="float">
            <text:p>175</text:p>
          </table:table-cell>
          <table:table-cell office:value-type="float" office:value="1357" calcext:value-type="float">
            <text:p>1357</text:p>
          </table:table-cell>
          <table:table-cell office:value-type="float" office:value="177" calcext:value-type="float">
            <text:p>177</text:p>
          </table:table-cell>
          <table:table-cell office:value-type="float" office:value="1331" calcext:value-type="float">
            <text:p>1331</text:p>
          </table:table-cell>
          <table:table-cell office:value-type="float" office:value="179" calcext:value-type="float">
            <text:p>179</text:p>
          </table:table-cell>
          <table:table-cell/>
          <table:table-cell table:formula="of:=SUM([.C38];[.E38];[.G38];[.I38];[.K38];[.M38];[.O38];[.Q38];[.S38];[.U38])" office:value-type="float" office:value="13429" calcext:value-type="float">
            <text:p>13429</text:p>
          </table:table-cell>
          <table:table-cell table:formula="of:=SUM([.D38];[.F38];[.H38];[.J38];[.L38];[.N38];[.P38];[.R38];[.T38];[.V38])" office:value-type="float" office:value="1670" calcext:value-type="float">
            <text:p>1670</text:p>
          </table:table-cell>
          <table:table-cell table:number-columns-repeated="188"/>
        </table:table-row>
        <table:table-row table:style-name="ro1">
          <table:table-cell office:value-type="string" calcext:value-type="string">
            <text:p>Akaze </text:p>
          </table:table-cell>
          <table:table-cell office:value-type="string" calcext:value-type="string">
            <text:p>ORB</text:p>
          </table:table-cell>
          <table:table-cell office:value-type="float" office:value="1351" calcext:value-type="float">
            <text:p>1351</text:p>
          </table:table-cell>
          <table:table-cell office:value-type="float" office:value="166" calcext:value-type="float">
            <text:p>166</text:p>
          </table:table-cell>
          <table:table-cell office:value-type="float" office:value="1327" calcext:value-type="float">
            <text:p>1327</text:p>
          </table:table-cell>
          <table:table-cell office:value-type="float" office:value="157" calcext:value-type="float">
            <text:p>157</text:p>
          </table:table-cell>
          <table:table-cell office:value-type="float" office:value="1311" calcext:value-type="float">
            <text:p>1311</text:p>
          </table:table-cell>
          <table:table-cell office:value-type="float" office:value="161" calcext:value-type="float">
            <text:p>161</text:p>
          </table:table-cell>
          <table:table-cell office:value-type="float" office:value="1351" calcext:value-type="float">
            <text:p>1351</text:p>
          </table:table-cell>
          <table:table-cell office:value-type="float" office:value="155" calcext:value-type="float">
            <text:p>155</text:p>
          </table:table-cell>
          <table:table-cell office:value-type="float" office:value="1360" calcext:value-type="float">
            <text:p>1360</text:p>
          </table:table-cell>
          <table:table-cell office:value-type="float" office:value="163" calcext:value-type="float">
            <text:p>163</text:p>
          </table:table-cell>
          <table:table-cell office:value-type="float" office:value="1347" calcext:value-type="float">
            <text:p>1347</text:p>
          </table:table-cell>
          <table:table-cell office:value-type="float" office:value="164" calcext:value-type="float">
            <text:p>164</text:p>
          </table:table-cell>
          <table:table-cell office:value-type="float" office:value="1363" calcext:value-type="float">
            <text:p>1363</text:p>
          </table:table-cell>
          <table:table-cell office:value-type="float" office:value="173" calcext:value-type="float">
            <text:p>173</text:p>
          </table:table-cell>
          <table:table-cell office:value-type="float" office:value="1331" calcext:value-type="float">
            <text:p>1331</text:p>
          </table:table-cell>
          <table:table-cell office:value-type="float" office:value="175" calcext:value-type="float">
            <text:p>175</text:p>
          </table:table-cell>
          <table:table-cell office:value-type="float" office:value="1357" calcext:value-type="float">
            <text:p>1357</text:p>
          </table:table-cell>
          <table:table-cell office:value-type="float" office:value="177" calcext:value-type="float">
            <text:p>177</text:p>
          </table:table-cell>
          <table:table-cell office:value-type="float" office:value="1331" calcext:value-type="float">
            <text:p>1331</text:p>
          </table:table-cell>
          <table:table-cell office:value-type="float" office:value="179" calcext:value-type="float">
            <text:p>179</text:p>
          </table:table-cell>
          <table:table-cell/>
          <table:table-cell table:formula="of:=SUM([.C39];[.E39];[.G39];[.I39];[.K39];[.M39];[.O39];[.Q39];[.S39];[.U39])" office:value-type="float" office:value="13429" calcext:value-type="float">
            <text:p>13429</text:p>
          </table:table-cell>
          <table:table-cell table:formula="of:=SUM([.D39];[.F39];[.H39];[.J39];[.L39];[.N39];[.P39];[.R39];[.T39];[.V39])" office:value-type="float" office:value="1670" calcext:value-type="float">
            <text:p>1670</text:p>
          </table:table-cell>
          <table:table-cell table:number-columns-repeated="188"/>
        </table:table-row>
        <table:table-row table:style-name="ro1">
          <table:table-cell office:value-type="string" calcext:value-type="string">
            <text:p>Akaze </text:p>
          </table:table-cell>
          <table:table-cell office:value-type="string" calcext:value-type="string">
            <text:p>FREAK</text:p>
          </table:table-cell>
          <table:table-cell office:value-type="float" office:value="1351" calcext:value-type="float">
            <text:p>1351</text:p>
          </table:table-cell>
          <table:table-cell office:value-type="float" office:value="166" calcext:value-type="float">
            <text:p>166</text:p>
          </table:table-cell>
          <table:table-cell office:value-type="float" office:value="1327" calcext:value-type="float">
            <text:p>1327</text:p>
          </table:table-cell>
          <table:table-cell office:value-type="float" office:value="157" calcext:value-type="float">
            <text:p>157</text:p>
          </table:table-cell>
          <table:table-cell office:value-type="float" office:value="1311" calcext:value-type="float">
            <text:p>1311</text:p>
          </table:table-cell>
          <table:table-cell office:value-type="float" office:value="161" calcext:value-type="float">
            <text:p>161</text:p>
          </table:table-cell>
          <table:table-cell office:value-type="float" office:value="1351" calcext:value-type="float">
            <text:p>1351</text:p>
          </table:table-cell>
          <table:table-cell office:value-type="float" office:value="155" calcext:value-type="float">
            <text:p>155</text:p>
          </table:table-cell>
          <table:table-cell office:value-type="float" office:value="1360" calcext:value-type="float">
            <text:p>1360</text:p>
          </table:table-cell>
          <table:table-cell office:value-type="float" office:value="163" calcext:value-type="float">
            <text:p>163</text:p>
          </table:table-cell>
          <table:table-cell office:value-type="float" office:value="1347" calcext:value-type="float">
            <text:p>1347</text:p>
          </table:table-cell>
          <table:table-cell office:value-type="float" office:value="164" calcext:value-type="float">
            <text:p>164</text:p>
          </table:table-cell>
          <table:table-cell office:value-type="float" office:value="1363" calcext:value-type="float">
            <text:p>1363</text:p>
          </table:table-cell>
          <table:table-cell office:value-type="float" office:value="173" calcext:value-type="float">
            <text:p>173</text:p>
          </table:table-cell>
          <table:table-cell office:value-type="float" office:value="1331" calcext:value-type="float">
            <text:p>1331</text:p>
          </table:table-cell>
          <table:table-cell office:value-type="float" office:value="175" calcext:value-type="float">
            <text:p>175</text:p>
          </table:table-cell>
          <table:table-cell office:value-type="float" office:value="1357" calcext:value-type="float">
            <text:p>1357</text:p>
          </table:table-cell>
          <table:table-cell office:value-type="float" office:value="177" calcext:value-type="float">
            <text:p>177</text:p>
          </table:table-cell>
          <table:table-cell office:value-type="float" office:value="1331" calcext:value-type="float">
            <text:p>1331</text:p>
          </table:table-cell>
          <table:table-cell office:value-type="float" office:value="179" calcext:value-type="float">
            <text:p>179</text:p>
          </table:table-cell>
          <table:table-cell/>
          <table:table-cell table:formula="of:=SUM([.C40];[.E40];[.G40];[.I40];[.K40];[.M40];[.O40];[.Q40];[.S40];[.U40])" office:value-type="float" office:value="13429" calcext:value-type="float">
            <text:p>13429</text:p>
          </table:table-cell>
          <table:table-cell table:formula="of:=SUM([.D40];[.F40];[.H40];[.J40];[.L40];[.N40];[.P40];[.R40];[.T40];[.V40])" office:value-type="float" office:value="1670" calcext:value-type="float">
            <text:p>1670</text:p>
          </table:table-cell>
          <table:table-cell table:number-columns-repeated="188"/>
        </table:table-row>
        <table:table-row table:style-name="ro1">
          <table:table-cell office:value-type="string" calcext:value-type="string">
            <text:p>Akaze </text:p>
          </table:table-cell>
          <table:table-cell office:value-type="string" calcext:value-type="string">
            <text:p>AKAZE</text:p>
          </table:table-cell>
          <table:table-cell office:value-type="float" office:value="1351" calcext:value-type="float">
            <text:p>1351</text:p>
          </table:table-cell>
          <table:table-cell office:value-type="float" office:value="166" calcext:value-type="float">
            <text:p>166</text:p>
          </table:table-cell>
          <table:table-cell office:value-type="float" office:value="1327" calcext:value-type="float">
            <text:p>1327</text:p>
          </table:table-cell>
          <table:table-cell office:value-type="float" office:value="157" calcext:value-type="float">
            <text:p>157</text:p>
          </table:table-cell>
          <table:table-cell office:value-type="float" office:value="1311" calcext:value-type="float">
            <text:p>1311</text:p>
          </table:table-cell>
          <table:table-cell office:value-type="float" office:value="161" calcext:value-type="float">
            <text:p>161</text:p>
          </table:table-cell>
          <table:table-cell office:value-type="float" office:value="1351" calcext:value-type="float">
            <text:p>1351</text:p>
          </table:table-cell>
          <table:table-cell office:value-type="float" office:value="155" calcext:value-type="float">
            <text:p>155</text:p>
          </table:table-cell>
          <table:table-cell office:value-type="float" office:value="1360" calcext:value-type="float">
            <text:p>1360</text:p>
          </table:table-cell>
          <table:table-cell office:value-type="float" office:value="163" calcext:value-type="float">
            <text:p>163</text:p>
          </table:table-cell>
          <table:table-cell office:value-type="float" office:value="1347" calcext:value-type="float">
            <text:p>1347</text:p>
          </table:table-cell>
          <table:table-cell office:value-type="float" office:value="164" calcext:value-type="float">
            <text:p>164</text:p>
          </table:table-cell>
          <table:table-cell office:value-type="float" office:value="1363" calcext:value-type="float">
            <text:p>1363</text:p>
          </table:table-cell>
          <table:table-cell office:value-type="float" office:value="173" calcext:value-type="float">
            <text:p>173</text:p>
          </table:table-cell>
          <table:table-cell office:value-type="float" office:value="1331" calcext:value-type="float">
            <text:p>1331</text:p>
          </table:table-cell>
          <table:table-cell office:value-type="float" office:value="175" calcext:value-type="float">
            <text:p>175</text:p>
          </table:table-cell>
          <table:table-cell office:value-type="float" office:value="1357" calcext:value-type="float">
            <text:p>1357</text:p>
          </table:table-cell>
          <table:table-cell office:value-type="float" office:value="177" calcext:value-type="float">
            <text:p>177</text:p>
          </table:table-cell>
          <table:table-cell office:value-type="float" office:value="1331" calcext:value-type="float">
            <text:p>1331</text:p>
          </table:table-cell>
          <table:table-cell office:value-type="float" office:value="179" calcext:value-type="float">
            <text:p>179</text:p>
          </table:table-cell>
          <table:table-cell/>
          <table:table-cell table:formula="of:=SUM([.C41];[.E41];[.G41];[.I41];[.K41];[.M41];[.O41];[.Q41];[.S41];[.U41])" office:value-type="float" office:value="13429" calcext:value-type="float">
            <text:p>13429</text:p>
          </table:table-cell>
          <table:table-cell table:formula="of:=SUM([.D41];[.F41];[.H41];[.J41];[.L41];[.N41];[.P41];[.R41];[.T41];[.V41])" office:value-type="float" office:value="1670" calcext:value-type="float">
            <text:p>1670</text:p>
          </table:table-cell>
          <table:table-cell table:number-columns-repeated="188"/>
        </table:table-row>
        <table:table-row table:style-name="ro1">
          <table:table-cell office:value-type="string" calcext:value-type="string">
            <text:p>Akaze </text:p>
          </table:table-cell>
          <table:table-cell office:value-type="string" calcext:value-type="string">
            <text:p>SIFT</text:p>
          </table:table-cell>
          <table:table-cell office:value-type="float" office:value="1351" calcext:value-type="float">
            <text:p>1351</text:p>
          </table:table-cell>
          <table:table-cell office:value-type="float" office:value="166" calcext:value-type="float">
            <text:p>166</text:p>
          </table:table-cell>
          <table:table-cell office:value-type="float" office:value="1327" calcext:value-type="float">
            <text:p>1327</text:p>
          </table:table-cell>
          <table:table-cell office:value-type="float" office:value="157" calcext:value-type="float">
            <text:p>157</text:p>
          </table:table-cell>
          <table:table-cell office:value-type="float" office:value="1311" calcext:value-type="float">
            <text:p>1311</text:p>
          </table:table-cell>
          <table:table-cell office:value-type="float" office:value="161" calcext:value-type="float">
            <text:p>161</text:p>
          </table:table-cell>
          <table:table-cell office:value-type="float" office:value="1351" calcext:value-type="float">
            <text:p>1351</text:p>
          </table:table-cell>
          <table:table-cell office:value-type="float" office:value="155" calcext:value-type="float">
            <text:p>155</text:p>
          </table:table-cell>
          <table:table-cell office:value-type="float" office:value="1360" calcext:value-type="float">
            <text:p>1360</text:p>
          </table:table-cell>
          <table:table-cell office:value-type="float" office:value="163" calcext:value-type="float">
            <text:p>163</text:p>
          </table:table-cell>
          <table:table-cell office:value-type="float" office:value="1347" calcext:value-type="float">
            <text:p>1347</text:p>
          </table:table-cell>
          <table:table-cell office:value-type="float" office:value="164" calcext:value-type="float">
            <text:p>164</text:p>
          </table:table-cell>
          <table:table-cell office:value-type="float" office:value="1363" calcext:value-type="float">
            <text:p>1363</text:p>
          </table:table-cell>
          <table:table-cell office:value-type="float" office:value="173" calcext:value-type="float">
            <text:p>173</text:p>
          </table:table-cell>
          <table:table-cell office:value-type="float" office:value="1331" calcext:value-type="float">
            <text:p>1331</text:p>
          </table:table-cell>
          <table:table-cell office:value-type="float" office:value="175" calcext:value-type="float">
            <text:p>175</text:p>
          </table:table-cell>
          <table:table-cell office:value-type="float" office:value="1357" calcext:value-type="float">
            <text:p>1357</text:p>
          </table:table-cell>
          <table:table-cell office:value-type="float" office:value="177" calcext:value-type="float">
            <text:p>177</text:p>
          </table:table-cell>
          <table:table-cell office:value-type="float" office:value="1331" calcext:value-type="float">
            <text:p>1331</text:p>
          </table:table-cell>
          <table:table-cell office:value-type="float" office:value="179" calcext:value-type="float">
            <text:p>179</text:p>
          </table:table-cell>
          <table:table-cell/>
          <table:table-cell table:formula="of:=SUM([.C42];[.E42];[.G42];[.I42];[.K42];[.M42];[.O42];[.Q42];[.S42];[.U42])" office:value-type="float" office:value="13429" calcext:value-type="float">
            <text:p>13429</text:p>
          </table:table-cell>
          <table:table-cell table:formula="of:=SUM([.D42];[.F42];[.H42];[.J42];[.L42];[.N42];[.P42];[.R42];[.T42];[.V42])" office:value-type="float" office:value="1670" calcext:value-type="float">
            <text:p>1670</text:p>
          </table:table-cell>
          <table:table-cell table:number-columns-repeated="188"/>
        </table:table-row>
        <table:table-row table:style-name="ro1">
          <table:table-cell table:number-columns-repeated="21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1438" calcext:value-type="float">
            <text:p>1438</text:p>
          </table:table-cell>
          <table:table-cell office:value-type="float" office:value="138" calcext:value-type="float">
            <text:p>138</text:p>
          </table:table-cell>
          <table:table-cell office:value-type="float" office:value="1371" calcext:value-type="float">
            <text:p>1371</text:p>
          </table:table-cell>
          <table:table-cell office:value-type="float" office:value="132" calcext:value-type="float">
            <text:p>132</text:p>
          </table:table-cell>
          <table:table-cell office:value-type="float" office:value="1380" calcext:value-type="float">
            <text:p>1380</text:p>
          </table:table-cell>
          <table:table-cell office:value-type="float" office:value="124" calcext:value-type="float">
            <text:p>124</text:p>
          </table:table-cell>
          <table:table-cell office:value-type="float" office:value="1335" calcext:value-type="float">
            <text:p>1335</text:p>
          </table:table-cell>
          <table:table-cell office:value-type="float" office:value="137" calcext:value-type="float">
            <text:p>137</text:p>
          </table:table-cell>
          <table:table-cell office:value-type="float" office:value="1305" calcext:value-type="float">
            <text:p>1305</text:p>
          </table:table-cell>
          <table:table-cell office:value-type="float" office:value="134" calcext:value-type="float">
            <text:p>134</text:p>
          </table:table-cell>
          <table:table-cell office:value-type="float" office:value="1370" calcext:value-type="float">
            <text:p>1370</text:p>
          </table:table-cell>
          <table:table-cell office:value-type="float" office:value="140" calcext:value-type="float">
            <text:p>140</text:p>
          </table:table-cell>
          <table:table-cell office:value-type="float" office:value="1396" calcext:value-type="float">
            <text:p>1396</text:p>
          </table:table-cell>
          <table:table-cell office:value-type="float" office:value="137" calcext:value-type="float">
            <text:p>137</text:p>
          </table:table-cell>
          <table:table-cell office:value-type="float" office:value="1382" calcext:value-type="float">
            <text:p>1382</text:p>
          </table:table-cell>
          <table:table-cell office:value-type="float" office:value="148" calcext:value-type="float">
            <text:p>148</text:p>
          </table:table-cell>
          <table:table-cell office:value-type="float" office:value="1463" calcext:value-type="float">
            <text:p>1463</text:p>
          </table:table-cell>
          <table:table-cell office:value-type="float" office:value="159" calcext:value-type="float">
            <text:p>159</text:p>
          </table:table-cell>
          <table:table-cell office:value-type="float" office:value="1422" calcext:value-type="float">
            <text:p>1422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SUM([.C44];[.E44];[.G44];[.I44];[.K44];[.M44];[.O44];[.Q44];[.S44];[.U44])" office:value-type="float" office:value="13862" calcext:value-type="float">
            <text:p>13862</text:p>
          </table:table-cell>
          <table:table-cell table:formula="of:=SUM([.D44];[.F44];[.H44];[.J44];[.L44];[.N44];[.P44];[.R44];[.T44];[.V44])" office:value-type="float" office:value="1386" calcext:value-type="float">
            <text:p>1386</text:p>
          </table:table-cell>
          <table:table-cell table:number-columns-repeated="18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1438" calcext:value-type="float">
            <text:p>1438</text:p>
          </table:table-cell>
          <table:table-cell office:value-type="float" office:value="138" calcext:value-type="float">
            <text:p>138</text:p>
          </table:table-cell>
          <table:table-cell office:value-type="float" office:value="1371" calcext:value-type="float">
            <text:p>1371</text:p>
          </table:table-cell>
          <table:table-cell office:value-type="float" office:value="132" calcext:value-type="float">
            <text:p>132</text:p>
          </table:table-cell>
          <table:table-cell office:value-type="float" office:value="1380" calcext:value-type="float">
            <text:p>1380</text:p>
          </table:table-cell>
          <table:table-cell office:value-type="float" office:value="124" calcext:value-type="float">
            <text:p>124</text:p>
          </table:table-cell>
          <table:table-cell office:value-type="float" office:value="1335" calcext:value-type="float">
            <text:p>1335</text:p>
          </table:table-cell>
          <table:table-cell office:value-type="float" office:value="137" calcext:value-type="float">
            <text:p>137</text:p>
          </table:table-cell>
          <table:table-cell office:value-type="float" office:value="1305" calcext:value-type="float">
            <text:p>1305</text:p>
          </table:table-cell>
          <table:table-cell office:value-type="float" office:value="134" calcext:value-type="float">
            <text:p>134</text:p>
          </table:table-cell>
          <table:table-cell office:value-type="float" office:value="1370" calcext:value-type="float">
            <text:p>1370</text:p>
          </table:table-cell>
          <table:table-cell office:value-type="float" office:value="140" calcext:value-type="float">
            <text:p>140</text:p>
          </table:table-cell>
          <table:table-cell office:value-type="float" office:value="1396" calcext:value-type="float">
            <text:p>1396</text:p>
          </table:table-cell>
          <table:table-cell office:value-type="float" office:value="137" calcext:value-type="float">
            <text:p>137</text:p>
          </table:table-cell>
          <table:table-cell office:value-type="float" office:value="1382" calcext:value-type="float">
            <text:p>1382</text:p>
          </table:table-cell>
          <table:table-cell office:value-type="float" office:value="148" calcext:value-type="float">
            <text:p>148</text:p>
          </table:table-cell>
          <table:table-cell office:value-type="float" office:value="1463" calcext:value-type="float">
            <text:p>1463</text:p>
          </table:table-cell>
          <table:table-cell office:value-type="float" office:value="159" calcext:value-type="float">
            <text:p>159</text:p>
          </table:table-cell>
          <table:table-cell office:value-type="float" office:value="1422" calcext:value-type="float">
            <text:p>1422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SUM([.C45];[.E45];[.G45];[.I45];[.K45];[.M45];[.O45];[.Q45];[.S45];[.U45])" office:value-type="float" office:value="13862" calcext:value-type="float">
            <text:p>13862</text:p>
          </table:table-cell>
          <table:table-cell table:formula="of:=SUM([.D45];[.F45];[.H45];[.J45];[.L45];[.N45];[.P45];[.R45];[.T45];[.V45])" office:value-type="float" office:value="1386" calcext:value-type="float">
            <text:p>1386</text:p>
          </table:table-cell>
          <table:table-cell table:number-columns-repeated="18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table:number-columns-repeated="211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1438" calcext:value-type="float">
            <text:p>1438</text:p>
          </table:table-cell>
          <table:table-cell office:value-type="float" office:value="138" calcext:value-type="float">
            <text:p>138</text:p>
          </table:table-cell>
          <table:table-cell office:value-type="float" office:value="1371" calcext:value-type="float">
            <text:p>1371</text:p>
          </table:table-cell>
          <table:table-cell office:value-type="float" office:value="132" calcext:value-type="float">
            <text:p>132</text:p>
          </table:table-cell>
          <table:table-cell office:value-type="float" office:value="1380" calcext:value-type="float">
            <text:p>1380</text:p>
          </table:table-cell>
          <table:table-cell office:value-type="float" office:value="124" calcext:value-type="float">
            <text:p>124</text:p>
          </table:table-cell>
          <table:table-cell office:value-type="float" office:value="1335" calcext:value-type="float">
            <text:p>1335</text:p>
          </table:table-cell>
          <table:table-cell office:value-type="float" office:value="137" calcext:value-type="float">
            <text:p>137</text:p>
          </table:table-cell>
          <table:table-cell office:value-type="float" office:value="1305" calcext:value-type="float">
            <text:p>1305</text:p>
          </table:table-cell>
          <table:table-cell office:value-type="float" office:value="134" calcext:value-type="float">
            <text:p>134</text:p>
          </table:table-cell>
          <table:table-cell office:value-type="float" office:value="1370" calcext:value-type="float">
            <text:p>1370</text:p>
          </table:table-cell>
          <table:table-cell office:value-type="float" office:value="140" calcext:value-type="float">
            <text:p>140</text:p>
          </table:table-cell>
          <table:table-cell office:value-type="float" office:value="1396" calcext:value-type="float">
            <text:p>1396</text:p>
          </table:table-cell>
          <table:table-cell office:value-type="float" office:value="137" calcext:value-type="float">
            <text:p>137</text:p>
          </table:table-cell>
          <table:table-cell office:value-type="float" office:value="1382" calcext:value-type="float">
            <text:p>1382</text:p>
          </table:table-cell>
          <table:table-cell office:value-type="float" office:value="148" calcext:value-type="float">
            <text:p>148</text:p>
          </table:table-cell>
          <table:table-cell office:value-type="float" office:value="1463" calcext:value-type="float">
            <text:p>1463</text:p>
          </table:table-cell>
          <table:table-cell office:value-type="float" office:value="159" calcext:value-type="float">
            <text:p>159</text:p>
          </table:table-cell>
          <table:table-cell office:value-type="float" office:value="1422" calcext:value-type="float">
            <text:p>1422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SUM([.C47];[.E47];[.G47];[.I47];[.K47];[.M47];[.O47];[.Q47];[.S47];[.U47])" office:value-type="float" office:value="13862" calcext:value-type="float">
            <text:p>13862</text:p>
          </table:table-cell>
          <table:table-cell table:formula="of:=SUM([.D47];[.F47];[.H47];[.J47];[.L47];[.N47];[.P47];[.R47];[.T47];[.V47])" office:value-type="float" office:value="1386" calcext:value-type="float">
            <text:p>1386</text:p>
          </table:table-cell>
          <table:table-cell table:number-columns-repeated="18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AKAZE</text:p>
          </table:table-cell>
          <table:table-cell table:number-columns-repeated="211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SIFT</text:p>
          </table:table-cell>
          <table:table-cell office:value-type="float" office:value="1438" calcext:value-type="float">
            <text:p>1438</text:p>
          </table:table-cell>
          <table:table-cell office:value-type="float" office:value="138" calcext:value-type="float">
            <text:p>138</text:p>
          </table:table-cell>
          <table:table-cell office:value-type="float" office:value="1371" calcext:value-type="float">
            <text:p>1371</text:p>
          </table:table-cell>
          <table:table-cell office:value-type="float" office:value="132" calcext:value-type="float">
            <text:p>132</text:p>
          </table:table-cell>
          <table:table-cell office:value-type="float" office:value="1380" calcext:value-type="float">
            <text:p>1380</text:p>
          </table:table-cell>
          <table:table-cell office:value-type="float" office:value="124" calcext:value-type="float">
            <text:p>124</text:p>
          </table:table-cell>
          <table:table-cell office:value-type="float" office:value="1335" calcext:value-type="float">
            <text:p>1335</text:p>
          </table:table-cell>
          <table:table-cell office:value-type="float" office:value="137" calcext:value-type="float">
            <text:p>137</text:p>
          </table:table-cell>
          <table:table-cell office:value-type="float" office:value="1305" calcext:value-type="float">
            <text:p>1305</text:p>
          </table:table-cell>
          <table:table-cell office:value-type="float" office:value="134" calcext:value-type="float">
            <text:p>134</text:p>
          </table:table-cell>
          <table:table-cell office:value-type="float" office:value="1370" calcext:value-type="float">
            <text:p>1370</text:p>
          </table:table-cell>
          <table:table-cell office:value-type="float" office:value="140" calcext:value-type="float">
            <text:p>140</text:p>
          </table:table-cell>
          <table:table-cell office:value-type="float" office:value="1396" calcext:value-type="float">
            <text:p>1396</text:p>
          </table:table-cell>
          <table:table-cell office:value-type="float" office:value="137" calcext:value-type="float">
            <text:p>137</text:p>
          </table:table-cell>
          <table:table-cell office:value-type="float" office:value="1382" calcext:value-type="float">
            <text:p>1382</text:p>
          </table:table-cell>
          <table:table-cell office:value-type="float" office:value="148" calcext:value-type="float">
            <text:p>148</text:p>
          </table:table-cell>
          <table:table-cell office:value-type="float" office:value="1463" calcext:value-type="float">
            <text:p>1463</text:p>
          </table:table-cell>
          <table:table-cell office:value-type="float" office:value="159" calcext:value-type="float">
            <text:p>159</text:p>
          </table:table-cell>
          <table:table-cell office:value-type="float" office:value="1422" calcext:value-type="float">
            <text:p>1422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SUM([.C49];[.E49];[.G49];[.I49];[.K49];[.M49];[.O49];[.Q49];[.S49];[.U49])" office:value-type="float" office:value="13862" calcext:value-type="float">
            <text:p>13862</text:p>
          </table:table-cell>
          <table:table-cell table:formula="of:=SUM([.D49];[.F49];[.H49];[.J49];[.L49];[.N49];[.P49];[.R49];[.T49];[.V49])" office:value-type="float" office:value="1386" calcext:value-type="float">
            <text:p>1386</text:p>
          </table:table-cell>
          <table:table-cell table:number-columns-repeated="188"/>
        </table:table-row>
        <table:table-row table:style-name="ro1" table:number-rows-repeated="1048526">
          <table:table-cell table:number-columns-repeated="213"/>
        </table:table-row>
        <table:table-row table:style-name="ro1">
          <table:table-cell table:number-columns-repeated="213"/>
        </table:table-row>
      </table:table>
      <table:table table:name="Task 8 Results with KNN" table:style-name="ta1">
        <office:forms form:automatic-focus="false" form:apply-design-mode="false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1" table:number-columns-repeated="9" table:default-cell-style-name="ce1"/>
        <table:table-column table:style-name="co6" table:default-cell-style-name="ce1"/>
        <table:table-column table:style-name="co12" table:default-cell-style-name="ce1"/>
        <table:table-column table:style-name="co6" table:number-columns-repeated="189" table:default-cell-style-name="ce1"/>
        <table:table-row table:style-name="ro1">
          <table:table-cell office:value-type="string" calcext:value-type="string">
            <text:p>Detectors</text:p>
          </table:table-cell>
          <table:table-cell office:value-type="string" calcext:value-type="string">
            <text:p>Descriptor</text:p>
          </table:table-cell>
          <table:table-cell/>
          <table:table-cell table:number-columns-repeated="9" office:value-type="string" calcext:value-type="string">
            <text:p>matches</text:p>
          </table:table-cell>
          <table:table-cell/>
          <table:table-cell office:value-type="string" calcext:value-type="string">
            <text:p>Total KeyPoint Matches</text:p>
          </table:table-cell>
          <table:table-cell table:number-columns-repeated="189"/>
        </table:table-row>
        <table:table-row table:style-name="ro1">
          <table:table-cell office:value-type="string" calcext:value-type="string">
            <text:p>Shi Tomasi</text:p>
          </table:table-cell>
          <table:table-cell office:value-type="string" calcext:value-type="string">
            <text:p>BRISK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/>
          <table:table-cell table:formula="of:=SUM([.D2:.L2])" office:value-type="float" office:value="300" calcext:value-type="float">
            <text:p>300</text:p>
          </table:table-cell>
          <table:table-cell table:number-columns-repeated="189"/>
        </table:table-row>
        <table:table-row table:style-name="ro1">
          <table:table-cell office:value-type="string" calcext:value-type="string">
            <text:p>Shi Tomasi</text:p>
          </table:table-cell>
          <table:table-cell office:value-type="string" calcext:value-type="string">
            <text:p>BRIEF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D3:.L3])" office:value-type="float" office:value="123" calcext:value-type="float">
            <text:p>123</text:p>
          </table:table-cell>
          <table:table-cell table:number-columns-repeated="189"/>
        </table:table-row>
        <table:table-row table:style-name="ro1">
          <table:table-cell office:value-type="string" calcext:value-type="string">
            <text:p>Shi Tomasi</text:p>
          </table:table-cell>
          <table:table-cell office:value-type="string" calcext:value-type="string">
            <text:p>ORB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/>
          <table:table-cell table:formula="of:=SUM([.D4:.L4])" office:value-type="float" office:value="159" calcext:value-type="float">
            <text:p>159</text:p>
          </table:table-cell>
          <table:table-cell table:number-columns-repeated="189"/>
        </table:table-row>
        <table:table-row table:style-name="ro1">
          <table:table-cell office:value-type="string" calcext:value-type="string">
            <text:p>Shi Tomasi</text:p>
          </table:table-cell>
          <table:table-cell office:value-type="string" calcext:value-type="string">
            <text:p>FREAK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/>
          <table:table-cell table:formula="of:=SUM([.D5:.L5])" office:value-type="float" office:value="299" calcext:value-type="float">
            <text:p>299</text:p>
          </table:table-cell>
          <table:table-cell table:number-columns-repeated="189"/>
        </table:table-row>
        <table:table-row table:style-name="ro1">
          <table:table-cell office:value-type="string" calcext:value-type="string">
            <text:p>Shi Tomasi</text:p>
          </table:table-cell>
          <table:table-cell office:value-type="string" calcext:value-type="string">
            <text:p>AKAZE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Shi Tomasi</text:p>
          </table:table-cell>
          <table:table-cell office:value-type="string" calcext:value-type="string">
            <text:p>SIFT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/>
          <table:table-cell table:formula="of:=SUM([.D7:.L7])" office:value-type="float" office:value="140" calcext:value-type="float">
            <text:p>140</text:p>
          </table:table-cell>
          <table:table-cell table:number-columns-repeated="189"/>
        </table:table-row>
        <table:table-row table:style-name="ro1">
          <table:table-cell table:number-columns-repeated="20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244" calcext:value-type="float">
            <text:p>244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/>
          <table:table-cell table:formula="of:=SUM([.D9:.L9])" office:value-type="float" office:value="515" calcext:value-type="float">
            <text:p>515</text:p>
          </table:table-cell>
          <table:table-cell table:number-columns-repeated="189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209" calcext:value-type="float">
            <text:p>209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/>
          <table:table-cell table:formula="of:=SUM([.D10:.L10])" office:value-type="float" office:value="485" calcext:value-type="float">
            <text:p>485</text:p>
          </table:table-cell>
          <table:table-cell table:number-columns-repeated="189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float" office:value="217" calcext:value-type="float">
            <text:p>217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/>
          <table:table-cell table:formula="of:=SUM([.D11:.L11])" office:value-type="float" office:value="485" calcext:value-type="float">
            <text:p>485</text:p>
          </table:table-cell>
          <table:table-cell table:number-columns-repeated="189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/>
          <table:table-cell table:formula="of:=SUM([.D12:.L12])" office:value-type="float" office:value="464" calcext:value-type="float">
            <text:p>464</text:p>
          </table:table-cell>
          <table:table-cell table:number-columns-repeated="189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AKAZE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227" calcext:value-type="float">
            <text:p>227</text:p>
          </table:table-cell>
          <table:table-cell office:value-type="float" office:value="23" calcext:value-type="float">
            <text:p>23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/>
          <table:table-cell table:formula="of:=SUM([.D14:.L14])" office:value-type="float" office:value="579" calcext:value-type="float">
            <text:p>579</text:p>
          </table:table-cell>
          <table:table-cell table:number-columns-repeated="189"/>
        </table:table-row>
        <table:table-row table:style-name="ro1">
          <table:table-cell table:number-columns-repeated="20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84" calcext:value-type="float">
            <text:p>184</text:p>
          </table:table-cell>
          <table:table-cell office:value-type="float" office:value="163" calcext:value-type="float">
            <text:p>163</text:p>
          </table:table-cell>
          <table:table-cell office:value-type="float" office:value="184" calcext:value-type="float">
            <text:p>184</text:p>
          </table:table-cell>
          <table:table-cell office:value-type="float" office:value="171" calcext:value-type="float">
            <text:p>171</text:p>
          </table:table-cell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  <table:table-cell office:value-type="float" office:value="163" calcext:value-type="float">
            <text:p>163</text:p>
          </table:table-cell>
          <table:table-cell office:value-type="float" office:value="149" calcext:value-type="float">
            <text:p>149</text:p>
          </table:table-cell>
          <table:table-cell/>
          <table:table-cell table:formula="of:=SUM([.D16:.L16])" office:value-type="float" office:value="1510" calcext:value-type="float">
            <text:p>1510</text:p>
          </table:table-cell>
          <table:table-cell table:number-columns-repeated="189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92" calcext:value-type="float">
            <text:p>92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/>
          <table:table-cell table:formula="of:=SUM([.D17:.L17])" office:value-type="float" office:value="862" calcext:value-type="float">
            <text:p>862</text:p>
          </table:table-cell>
          <table:table-cell table:number-columns-repeated="189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19" calcext:value-type="float">
            <text:p>119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104" calcext:value-type="float">
            <text:p>104</text:p>
          </table:table-cell>
          <table:table-cell office:value-type="float" office:value="85" calcext:value-type="float">
            <text:p>85</text:p>
          </table:table-cell>
          <table:table-cell/>
          <table:table-cell table:formula="of:=SUM([.D18:.L18])" office:value-type="float" office:value="925" calcext:value-type="float">
            <text:p>925</text:p>
          </table:table-cell>
          <table:table-cell table:number-columns-repeated="189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80" calcext:value-type="float">
            <text:p>180</text:p>
          </table:table-cell>
          <table:table-cell office:value-type="float" office:value="171" calcext:value-type="float">
            <text:p>171</text:p>
          </table:table-cell>
          <table:table-cell office:value-type="float" office:value="168" calcext:value-type="float">
            <text:p>168</text:p>
          </table:table-cell>
          <table:table-cell office:value-type="float" office:value="155" calcext:value-type="float">
            <text:p>155</text:p>
          </table:table-cell>
          <table:table-cell office:value-type="float" office:value="149" calcext:value-type="float">
            <text:p>149</text:p>
          </table:table-cell>
          <table:table-cell office:value-type="float" office:value="167" calcext:value-type="float">
            <text:p>167</text:p>
          </table:table-cell>
          <table:table-cell office:value-type="float" office:value="153" calcext:value-type="float">
            <text:p>153</text:p>
          </table:table-cell>
          <table:table-cell office:value-type="float" office:value="149" calcext:value-type="float">
            <text:p>149</text:p>
          </table:table-cell>
          <table:table-cell/>
          <table:table-cell table:formula="of:=SUM([.D19:.L19])" office:value-type="float" office:value="1460" calcext:value-type="float">
            <text:p>1460</text:p>
          </table:table-cell>
          <table:table-cell table:number-columns-repeated="189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AKAZE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/>
          <table:table-cell table:formula="of:=SUM([.D21:.L21])" office:value-type="float" office:value="911" calcext:value-type="float">
            <text:p>911</text:p>
          </table:table-cell>
          <table:table-cell table:number-columns-repeated="189"/>
        </table:table-row>
        <table:table-row table:style-name="ro1">
          <table:table-cell table:number-columns-repeated="20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SK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06" calcext:value-type="float">
            <text:p>106</text:p>
          </table:table-cell>
          <table:table-cell office:value-type="float" office:value="127" calcext:value-type="float">
            <text:p>127</text:p>
          </table:table-cell>
          <table:table-cell office:value-type="float" office:value="102" calcext:value-type="float">
            <text:p>102</text:p>
          </table:table-cell>
          <table:table-cell office:value-type="float" office:value="121" calcext:value-type="float">
            <text:p>121</text:p>
          </table:table-cell>
          <table:table-cell office:value-type="float" office:value="89" calcext:value-type="float">
            <text:p>89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SUM([.D23:.L23])" office:value-type="float" office:value="937" calcext:value-type="float">
            <text:p>937</text:p>
          </table:table-cell>
          <table:table-cell table:number-columns-repeated="189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114" calcext:value-type="float">
            <text:p>114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3" calcext:value-type="float">
            <text:p>83</text:p>
          </table:table-cell>
          <table:table-cell/>
          <table:table-cell table:formula="of:=SUM([.D24:.L24])" office:value-type="float" office:value="804" calcext:value-type="float">
            <text:p>804</text:p>
          </table:table-cell>
          <table:table-cell table:number-columns-repeated="189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24" calcext:value-type="float">
            <text:p>124</text:p>
          </table:table-cell>
          <table:table-cell office:value-type="float" office:value="110" calcext:value-type="float">
            <text:p>110</text:p>
          </table:table-cell>
          <table:table-cell office:value-type="float" office:value="137" calcext:value-type="float">
            <text:p>137</text:p>
          </table:table-cell>
          <table:table-cell office:value-type="float" office:value="97" calcext:value-type="float">
            <text:p>97</text:p>
          </table:table-cell>
          <table:table-cell office:value-type="float" office:value="122" calcext:value-type="float">
            <text:p>122</text:p>
          </table:table-cell>
          <table:table-cell office:value-type="float" office:value="101" calcext:value-type="float">
            <text:p>101</text:p>
          </table:table-cell>
          <table:table-cell office:value-type="float" office:value="94" calcext:value-type="float">
            <text:p>94</text:p>
          </table:table-cell>
          <table:table-cell/>
          <table:table-cell table:formula="of:=SUM([.D25:.L25])" office:value-type="float" office:value="994" calcext:value-type="float">
            <text:p>994</text:p>
          </table:table-cell>
          <table:table-cell table:number-columns-repeated="189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/>
          <table:table-cell table:formula="of:=SUM([.D26:.L26])" office:value-type="float" office:value="795" calcext:value-type="float">
            <text:p>795</text:p>
          </table:table-cell>
          <table:table-cell table:number-columns-repeated="189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AKAZE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113" calcext:value-type="float">
            <text:p>113</text:p>
          </table:table-cell>
          <table:table-cell office:value-type="float" office:value="96" calcext:value-type="float">
            <text:p>96</text:p>
          </table:table-cell>
          <table:table-cell office:value-type="float" office:value="127" calcext:value-type="float">
            <text:p>127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/>
          <table:table-cell table:formula="of:=SUM([.D28:.L28])" office:value-type="float" office:value="860" calcext:value-type="float">
            <text:p>860</text:p>
          </table:table-cell>
          <table:table-cell table:number-columns-repeated="189"/>
        </table:table-row>
        <table:table-row table:style-name="ro1">
          <table:table-cell table:number-columns-repeated="20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SUM([.D30:.L30])" office:value-type="float" office:value="199" calcext:value-type="float">
            <text:p>199</text:p>
          </table:table-cell>
          <table:table-cell table:number-columns-repeated="189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/>
          <table:table-cell table:formula="of:=SUM([.D31:.L31])" office:value-type="float" office:value="488" calcext:value-type="float">
            <text:p>488</text:p>
          </table:table-cell>
          <table:table-cell table:number-columns-repeated="189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ORB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/>
          <table:table-cell table:formula="of:=SUM([.D32:.L32])" office:value-type="float" office:value="270" calcext:value-type="float">
            <text:p>270</text:p>
          </table:table-cell>
          <table:table-cell table:number-columns-repeated="189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/>
          <table:table-cell table:formula="of:=SUM([.D33:.L33])" office:value-type="float" office:value="129" calcext:value-type="float">
            <text:p>129</text:p>
          </table:table-cell>
          <table:table-cell table:number-columns-repeated="189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AKAZE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/>
          <table:table-cell table:formula="of:=SUM([.D35:.L35])" office:value-type="float" office:value="268" calcext:value-type="float">
            <text:p>268</text:p>
          </table:table-cell>
          <table:table-cell table:number-columns-repeated="189"/>
        </table:table-row>
        <table:table-row table:style-name="ro1">
          <table:table-cell table:number-columns-repeated="20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/>
          <table:table-cell table:formula="of:=SUM([.D37:.L37])" office:value-type="float" office:value="276" calcext:value-type="float">
            <text:p>276</text:p>
          </table:table-cell>
          <table:table-cell table:number-columns-repeated="189"/>
        </table:table-row>
        <table:table-row table:style-name="ro1">
          <table:table-cell office:value-type="string" calcext:value-type="string">
            <text:p>Akaze </text:p>
          </table:table-cell>
          <table:table-cell office:value-type="string" calcext:value-type="string">
            <text:p>BRIEF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UM([.D38:.L38])" office:value-type="float" office:value="225" calcext:value-type="float">
            <text:p>225</text:p>
          </table:table-cell>
          <table:table-cell table:number-columns-repeated="189"/>
        </table:table-row>
        <table:table-row table:style-name="ro1">
          <table:table-cell office:value-type="string" calcext:value-type="string">
            <text:p>Akaze </text:p>
          </table:table-cell>
          <table:table-cell office:value-type="string" calcext:value-type="string">
            <text:p>ORB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/>
          <table:table-cell table:formula="of:=SUM([.D39:.L39])" office:value-type="float" office:value="309" calcext:value-type="float">
            <text:p>309</text:p>
          </table:table-cell>
          <table:table-cell table:number-columns-repeated="189"/>
        </table:table-row>
        <table:table-row table:style-name="ro1">
          <table:table-cell office:value-type="string" calcext:value-type="string">
            <text:p>Akaze </text:p>
          </table:table-cell>
          <table:table-cell office:value-type="string" calcext:value-type="string">
            <text:p>FREAK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/>
          <table:table-cell table:formula="of:=SUM([.D40:.L40])" office:value-type="float" office:value="304" calcext:value-type="float">
            <text:p>304</text:p>
          </table:table-cell>
          <table:table-cell table:number-columns-repeated="189"/>
        </table:table-row>
        <table:table-row table:style-name="ro1">
          <table:table-cell office:value-type="string" calcext:value-type="string">
            <text:p>Akaze </text:p>
          </table:table-cell>
          <table:table-cell office:value-type="string" calcext:value-type="string">
            <text:p>AKAZE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/>
          <table:table-cell table:formula="of:=SUM([.D41:.L41])" office:value-type="float" office:value="232" calcext:value-type="float">
            <text:p>232</text:p>
          </table:table-cell>
          <table:table-cell table:number-columns-repeated="189"/>
        </table:table-row>
        <table:table-row table:style-name="ro1">
          <table:table-cell office:value-type="string" calcext:value-type="string">
            <text:p>Akaze </text:p>
          </table:table-cell>
          <table:table-cell office:value-type="string" calcext:value-type="string">
            <text:p>SIFT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/>
          <table:table-cell table:formula="of:=SUM([.D42:.L42])" office:value-type="float" office:value="220" calcext:value-type="float">
            <text:p>220</text:p>
          </table:table-cell>
          <table:table-cell table:number-columns-repeated="189"/>
        </table:table-row>
        <table:table-row table:style-name="ro1">
          <table:table-cell table:number-columns-repeated="20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/>
          <table:table-cell table:formula="of:=SUM([.D44:.L44])" office:value-type="float" office:value="655" calcext:value-type="float">
            <text:p>655</text:p>
          </table:table-cell>
          <table:table-cell table:number-columns-repeated="189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/>
          <table:table-cell table:formula="of:=SUM([.D45:.L45])" office:value-type="float" office:value="547" calcext:value-type="float">
            <text:p>547</text:p>
          </table:table-cell>
          <table:table-cell table:number-columns-repeated="189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table:number-columns-repeated="11"/>
          <table:table-cell office:value-type="string" calcext:value-type="string">
            <text:p>Out of Memory</text:p>
          </table:table-cell>
          <table:table-cell table:number-columns-repeated="189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/>
          <table:table-cell table:formula="of:=SUM([.D47:.L47])" office:value-type="float" office:value="647" calcext:value-type="float">
            <text:p>647</text:p>
          </table:table-cell>
          <table:table-cell table:number-columns-repeated="189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AKAZE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SIFT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/>
          <table:table-cell table:formula="of:=SUM([.D49:.L49])" office:value-type="float" office:value="453" calcext:value-type="float">
            <text:p>453</text:p>
          </table:table-cell>
          <table:table-cell table:number-columns-repeated="189"/>
        </table:table-row>
        <table:table-row table:style-name="ro1" table:number-rows-repeated="1048526">
          <table:table-cell table:number-columns-repeated="203"/>
        </table:table-row>
        <table:table-row table:style-name="ro1">
          <table:table-cell table:number-columns-repeated="203"/>
        </table:table-row>
      </table:table>
      <table:table table:name="Task 9 Results" table:style-name="ta1">
        <office:forms form:automatic-focus="false" form:apply-design-mode="false"/>
        <table:table-column table:style-name="co9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6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default-cell-style-name="ce4"/>
        <table:table-column table:style-name="co6" table:number-columns-repeated="194" table:default-cell-style-name="ce1"/>
        <table:table-row table:style-name="ro1">
          <table:table-cell office:value-type="string" calcext:value-type="string">
            <text:p>Detectors</text:p>
          </table:table-cell>
          <table:table-cell office:value-type="string" calcext:value-type="string">
            <text:p>Descriptor</text:p>
          </table:table-cell>
          <table:table-cell table:style-name="ce7" office:value-type="string" calcext:value-type="string">
            <text:p>keypoint det time</text:p>
          </table:table-cell>
          <table:table-cell table:style-name="ce3" office:value-type="string" calcext:value-type="string">
            <text:p>descriptor extraction time</text:p>
          </table:table-cell>
          <table:table-cell table:style-name="ce3"/>
          <table:table-cell office:value-type="string" calcext:value-type="string">
            <text:p>keypoint det time</text:p>
          </table:table-cell>
          <table:table-cell office:value-type="string" calcext:value-type="string">
            <text:p>descriptor extraction time</text:p>
          </table:table-cell>
          <table:table-cell office:value-type="string" calcext:value-type="string">
            <text:p>matching_time</text:p>
          </table:table-cell>
          <table:table-cell table:style-name="ce3" office:value-type="string" calcext:value-type="string">
            <text:p>keypoint det time</text:p>
          </table:table-cell>
          <table:table-cell table:style-name="ce3" office:value-type="string" calcext:value-type="string">
            <text:p>descriptor extraction time</text:p>
          </table:table-cell>
          <table:table-cell table:style-name="ce3" office:value-type="string" calcext:value-type="string">
            <text:p>matching_time</text:p>
          </table:table-cell>
          <table:table-cell office:value-type="string" calcext:value-type="string">
            <text:p>keypoint det time</text:p>
          </table:table-cell>
          <table:table-cell office:value-type="string" calcext:value-type="string">
            <text:p>descriptor extraction time</text:p>
          </table:table-cell>
          <table:table-cell office:value-type="string" calcext:value-type="string">
            <text:p>matching_time</text:p>
          </table:table-cell>
          <table:table-cell table:style-name="ce3" office:value-type="string" calcext:value-type="string">
            <text:p>keypoint det time</text:p>
          </table:table-cell>
          <table:table-cell table:style-name="ce3" office:value-type="string" calcext:value-type="string">
            <text:p>descriptor extraction time</text:p>
          </table:table-cell>
          <table:table-cell table:style-name="ce3" office:value-type="string" calcext:value-type="string">
            <text:p>matching_time</text:p>
          </table:table-cell>
          <table:table-cell office:value-type="string" calcext:value-type="string">
            <text:p>keypoint det time</text:p>
          </table:table-cell>
          <table:table-cell office:value-type="string" calcext:value-type="string">
            <text:p>descriptor extraction time</text:p>
          </table:table-cell>
          <table:table-cell office:value-type="string" calcext:value-type="string">
            <text:p>matching_time</text:p>
          </table:table-cell>
          <table:table-cell table:style-name="ce3" office:value-type="string" calcext:value-type="string">
            <text:p>keypoint det time</text:p>
          </table:table-cell>
          <table:table-cell table:style-name="ce3" office:value-type="string" calcext:value-type="string">
            <text:p>descriptor extraction time</text:p>
          </table:table-cell>
          <table:table-cell table:style-name="ce3" office:value-type="string" calcext:value-type="string">
            <text:p>matching_time</text:p>
          </table:table-cell>
          <table:table-cell office:value-type="string" calcext:value-type="string">
            <text:p>keypoint det time</text:p>
          </table:table-cell>
          <table:table-cell office:value-type="string" calcext:value-type="string">
            <text:p>descriptor extraction time</text:p>
          </table:table-cell>
          <table:table-cell office:value-type="string" calcext:value-type="string">
            <text:p>matching_time</text:p>
          </table:table-cell>
          <table:table-cell table:style-name="ce3" office:value-type="string" calcext:value-type="string">
            <text:p>keypoint det time</text:p>
          </table:table-cell>
          <table:table-cell table:style-name="ce3" office:value-type="string" calcext:value-type="string">
            <text:p>descriptor extraction time</text:p>
          </table:table-cell>
          <table:table-cell table:style-name="ce3" office:value-type="string" calcext:value-type="string">
            <text:p>matching_time</text:p>
          </table:table-cell>
          <table:table-cell office:value-type="string" calcext:value-type="string">
            <text:p>keypoint det time</text:p>
          </table:table-cell>
          <table:table-cell office:value-type="string" calcext:value-type="string">
            <text:p>descriptor extraction time</text:p>
          </table:table-cell>
          <table:table-cell office:value-type="string" calcext:value-type="string">
            <text:p>matching_time</text:p>
          </table:table-cell>
          <table:table-cell/>
          <table:table-cell office:value-type="string" calcext:value-type="string">
            <text:p>Total Keypoint Detection Time</text:p>
          </table:table-cell>
          <table:table-cell office:value-type="string" calcext:value-type="string">
            <text:p>Total Descriptor Extraction time</text:p>
          </table:table-cell>
          <table:table-cell office:value-type="string" calcext:value-type="string">
            <text:p>Total Matching time</text:p>
          </table:table-cell>
          <table:table-cell table:style-name="ce9" office:value-type="string" calcext:value-type="string">
            <text:p>Keypoint Detection Time + Descriptor Extraction time</text:p>
          </table:table-cell>
          <table:table-cell table:number-columns-repeated="194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table:style-name="ce3" office:value-type="float" office:value="2.23147" calcext:value-type="float">
            <text:p>2.23147</text:p>
          </table:table-cell>
          <table:table-cell table:style-name="ce3" office:value-type="float" office:value="7.14976" calcext:value-type="float">
            <text:p>7.14976</text:p>
          </table:table-cell>
          <table:table-cell table:style-name="ce3"/>
          <table:table-cell office:value-type="float" office:value="2.06263" calcext:value-type="float">
            <text:p>2.06263</text:p>
          </table:table-cell>
          <table:table-cell office:value-type="float" office:value="2.33738" calcext:value-type="float">
            <text:p>2.33738</text:p>
          </table:table-cell>
          <table:table-cell office:value-type="float" office:value="4.48098" calcext:value-type="float">
            <text:p>4.48098</text:p>
          </table:table-cell>
          <table:table-cell table:style-name="ce3" office:value-type="float" office:value="2.03472" calcext:value-type="float">
            <text:p>2.03472</text:p>
          </table:table-cell>
          <table:table-cell table:style-name="ce3" office:value-type="float" office:value="2.69852" calcext:value-type="float">
            <text:p>2.69852</text:p>
          </table:table-cell>
          <table:table-cell table:style-name="ce3" office:value-type="float" office:value="4.50727" calcext:value-type="float">
            <text:p>4.50727</text:p>
          </table:table-cell>
          <table:table-cell office:value-type="float" office:value="2.01975" calcext:value-type="float">
            <text:p>2.01975</text:p>
          </table:table-cell>
          <table:table-cell office:value-type="float" office:value="1.62719" calcext:value-type="float">
            <text:p>1.62719</text:p>
          </table:table-cell>
          <table:table-cell office:value-type="float" office:value="4.30904" calcext:value-type="float">
            <text:p>4.30904</text:p>
          </table:table-cell>
          <table:table-cell table:style-name="ce3" office:value-type="float" office:value="1.86374" calcext:value-type="float">
            <text:p>1.86374</text:p>
          </table:table-cell>
          <table:table-cell table:style-name="ce3" office:value-type="float" office:value="1.88719" calcext:value-type="float">
            <text:p>1.88719</text:p>
          </table:table-cell>
          <table:table-cell table:style-name="ce3" office:value-type="float" office:value="4.17854" calcext:value-type="float">
            <text:p>4.17854</text:p>
          </table:table-cell>
          <table:table-cell office:value-type="float" office:value="1.96592" calcext:value-type="float">
            <text:p>1.96592</text:p>
          </table:table-cell>
          <table:table-cell office:value-type="float" office:value="1.60957" calcext:value-type="float">
            <text:p>1.60957</text:p>
          </table:table-cell>
          <table:table-cell office:value-type="float" office:value="4.04707" calcext:value-type="float">
            <text:p>4.04707</text:p>
          </table:table-cell>
          <table:table-cell table:style-name="ce3" office:value-type="float" office:value="2.00193" calcext:value-type="float">
            <text:p>2.00193</text:p>
          </table:table-cell>
          <table:table-cell table:style-name="ce3" office:value-type="float" office:value="1.97082" calcext:value-type="float">
            <text:p>1.97082</text:p>
          </table:table-cell>
          <table:table-cell table:style-name="ce3" office:value-type="float" office:value="4.42691" calcext:value-type="float">
            <text:p>4.42691</text:p>
          </table:table-cell>
          <table:table-cell office:value-type="float" office:value="1.99756" calcext:value-type="float">
            <text:p>1.99756</text:p>
          </table:table-cell>
          <table:table-cell office:value-type="float" office:value="1.56937" calcext:value-type="float">
            <text:p>1.56937</text:p>
          </table:table-cell>
          <table:table-cell office:value-type="float" office:value="4.28861" calcext:value-type="float">
            <text:p>4.28861</text:p>
          </table:table-cell>
          <table:table-cell table:style-name="ce3" office:value-type="float" office:value="2.05055" calcext:value-type="float">
            <text:p>2.05055</text:p>
          </table:table-cell>
          <table:table-cell table:style-name="ce3" office:value-type="float" office:value="1.54889" calcext:value-type="float">
            <text:p>1.54889</text:p>
          </table:table-cell>
          <table:table-cell table:style-name="ce3" office:value-type="float" office:value="4.05776" calcext:value-type="float">
            <text:p>4.05776</text:p>
          </table:table-cell>
          <table:table-cell office:value-type="float" office:value="1.96882" calcext:value-type="float">
            <text:p>1.96882</text:p>
          </table:table-cell>
          <table:table-cell office:value-type="float" office:value="2.62917" calcext:value-type="float">
            <text:p>2.62917</text:p>
          </table:table-cell>
          <table:table-cell office:value-type="float" office:value="4.0234" calcext:value-type="float">
            <text:p>4.0234</text:p>
          </table:table-cell>
          <table:table-cell/>
          <table:table-cell table:formula="of:=SUM([.C2];[.F2];[.I2];[.L2];[.O2];[.R2];[.U2];[.X2];[.AA2];[.AD2])" office:value-type="float" office:value="20.19709" calcext:value-type="float">
            <text:p>20.19709</text:p>
          </table:table-cell>
          <table:table-cell table:formula="of:=SUM([.D2];[.G2];[.J2];[.M2];[.P2];[.S2];[.V2];[.Y2];[.AB2];[.AE2])" office:value-type="float" office:value="25.02786" calcext:value-type="float">
            <text:p>25.02786</text:p>
          </table:table-cell>
          <table:table-cell table:formula="of:=SUM([.H2];[.K2];[.N2];[.Q2];[.T2];[.W2];[.Z2];[.AC2];[.AF2])" office:value-type="float" office:value="38.31958" calcext:value-type="float">
            <text:p>38.31958</text:p>
          </table:table-cell>
          <table:table-cell table:formula="of:=SUM([.AH2:.AI2])" office:value-type="float" office:value="45.22495" calcext:value-type="float">
            <text:p>45.22495</text:p>
          </table:table-cell>
          <table:table-cell table:number-columns-repeated="194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table:style-name="ce3" office:value-type="float" office:value="5.6281" calcext:value-type="float">
            <text:p>5.6281</text:p>
          </table:table-cell>
          <table:table-cell table:style-name="ce3" office:value-type="float" office:value="18.0522" calcext:value-type="float">
            <text:p>18.0522</text:p>
          </table:table-cell>
          <table:table-cell table:style-name="ce3"/>
          <table:table-cell office:value-type="float" office:value="3.12765" calcext:value-type="float">
            <text:p>3.12765</text:p>
          </table:table-cell>
          <table:table-cell office:value-type="float" office:value="1.63407" calcext:value-type="float">
            <text:p>1.63407</text:p>
          </table:table-cell>
          <table:table-cell office:value-type="float" office:value="10.4435" calcext:value-type="float">
            <text:p>10.4435</text:p>
          </table:table-cell>
          <table:table-cell table:style-name="ce3" office:value-type="float" office:value="2.02027" calcext:value-type="float">
            <text:p>2.02027</text:p>
          </table:table-cell>
          <table:table-cell table:style-name="ce3" office:value-type="float" office:value="1.6156" calcext:value-type="float">
            <text:p>1.6156</text:p>
          </table:table-cell>
          <table:table-cell table:style-name="ce3" office:value-type="float" office:value="3.70724" calcext:value-type="float">
            <text:p>3.70724</text:p>
          </table:table-cell>
          <table:table-cell office:value-type="float" office:value="2.04375" calcext:value-type="float">
            <text:p>2.04375</text:p>
          </table:table-cell>
          <table:table-cell office:value-type="float" office:value="1.61133" calcext:value-type="float">
            <text:p>1.61133</text:p>
          </table:table-cell>
          <table:table-cell office:value-type="float" office:value="3.91221" calcext:value-type="float">
            <text:p>3.91221</text:p>
          </table:table-cell>
          <table:table-cell table:style-name="ce3" office:value-type="float" office:value="2.06687" calcext:value-type="float">
            <text:p>2.06687</text:p>
          </table:table-cell>
          <table:table-cell table:style-name="ce3" office:value-type="float" office:value="1.54046" calcext:value-type="float">
            <text:p>1.54046</text:p>
          </table:table-cell>
          <table:table-cell table:style-name="ce3" office:value-type="float" office:value="3.48688" calcext:value-type="float">
            <text:p>3.48688</text:p>
          </table:table-cell>
          <table:table-cell office:value-type="float" office:value="2.09512" calcext:value-type="float">
            <text:p>2.09512</text:p>
          </table:table-cell>
          <table:table-cell office:value-type="float" office:value="1.56538" calcext:value-type="float">
            <text:p>1.56538</text:p>
          </table:table-cell>
          <table:table-cell office:value-type="float" office:value="3.78244" calcext:value-type="float">
            <text:p>3.78244</text:p>
          </table:table-cell>
          <table:table-cell table:style-name="ce3" office:value-type="float" office:value="2.03422" calcext:value-type="float">
            <text:p>2.03422</text:p>
          </table:table-cell>
          <table:table-cell table:style-name="ce3" office:value-type="float" office:value="1.59904" calcext:value-type="float">
            <text:p>1.59904</text:p>
          </table:table-cell>
          <table:table-cell table:style-name="ce3" office:value-type="float" office:value="3.7051" calcext:value-type="float">
            <text:p>3.7051</text:p>
          </table:table-cell>
          <table:table-cell office:value-type="float" office:value="1.98517" calcext:value-type="float">
            <text:p>1.98517</text:p>
          </table:table-cell>
          <table:table-cell office:value-type="float" office:value="1.51838" calcext:value-type="float">
            <text:p>1.51838</text:p>
          </table:table-cell>
          <table:table-cell office:value-type="float" office:value="3.62684" calcext:value-type="float">
            <text:p>3.62684</text:p>
          </table:table-cell>
          <table:table-cell table:style-name="ce3" office:value-type="float" office:value="2.09597" calcext:value-type="float">
            <text:p>2.09597</text:p>
          </table:table-cell>
          <table:table-cell table:style-name="ce3" office:value-type="float" office:value="2.13004" calcext:value-type="float">
            <text:p>2.13004</text:p>
          </table:table-cell>
          <table:table-cell table:style-name="ce3" office:value-type="float" office:value="3.54577" calcext:value-type="float">
            <text:p>3.54577</text:p>
          </table:table-cell>
          <table:table-cell office:value-type="float" office:value="3.21313" calcext:value-type="float">
            <text:p>3.21313</text:p>
          </table:table-cell>
          <table:table-cell office:value-type="float" office:value="2.48437" calcext:value-type="float">
            <text:p>2.48437</text:p>
          </table:table-cell>
          <table:table-cell office:value-type="float" office:value="4.58369" calcext:value-type="float">
            <text:p>4.58369</text:p>
          </table:table-cell>
          <table:table-cell/>
          <table:table-cell table:formula="of:=SUM([.C3];[.F3];[.I3];[.L3];[.O3];[.R3];[.U3];[.X3];[.AA3];[.AD3])" office:value-type="float" office:value="26.31025" calcext:value-type="float">
            <text:p>26.31025</text:p>
          </table:table-cell>
          <table:table-cell table:formula="of:=SUM([.D3];[.G3];[.J3];[.M3];[.P3];[.S3];[.V3];[.Y3];[.AB3];[.AE3])" office:value-type="float" office:value="33.75087" calcext:value-type="float">
            <text:p>33.75087</text:p>
          </table:table-cell>
          <table:table-cell table:formula="of:=SUM([.H3];[.K3];[.N3];[.Q3];[.T3];[.W3];[.Z3];[.AC3];[.AF3])" office:value-type="float" office:value="40.79367" calcext:value-type="float">
            <text:p>40.79367</text:p>
          </table:table-cell>
          <table:table-cell table:formula="of:=SUM([.AH3:.AI3])" office:value-type="float" office:value="60.06112" calcext:value-type="float">
            <text:p>60.06112</text:p>
          </table:table-cell>
          <table:table-cell table:number-columns-repeated="194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table:style-name="ce3" office:value-type="float" office:value="2.25213" calcext:value-type="float">
            <text:p>2.25213</text:p>
          </table:table-cell>
          <table:table-cell table:style-name="ce3" office:value-type="float" office:value="5.9269" calcext:value-type="float">
            <text:p>5.9269</text:p>
          </table:table-cell>
          <table:table-cell table:style-name="ce3"/>
          <table:table-cell office:value-type="float" office:value="2.59077" calcext:value-type="float">
            <text:p>2.59077</text:p>
          </table:table-cell>
          <table:table-cell office:value-type="float" office:value="5.8249" calcext:value-type="float">
            <text:p>5.8249</text:p>
          </table:table-cell>
          <table:table-cell office:value-type="float" office:value="4.85" calcext:value-type="float">
            <text:p>4.85</text:p>
          </table:table-cell>
          <table:table-cell table:style-name="ce3" office:value-type="float" office:value="2.03642" calcext:value-type="float">
            <text:p>2.03642</text:p>
          </table:table-cell>
          <table:table-cell table:style-name="ce3" office:value-type="float" office:value="5.50633" calcext:value-type="float">
            <text:p>5.50633</text:p>
          </table:table-cell>
          <table:table-cell table:style-name="ce3" office:value-type="float" office:value="4.60129" calcext:value-type="float">
            <text:p>4.60129</text:p>
          </table:table-cell>
          <table:table-cell office:value-type="float" office:value="1.85852" calcext:value-type="float">
            <text:p>1.85852</text:p>
          </table:table-cell>
          <table:table-cell office:value-type="float" office:value="4.83441" calcext:value-type="float">
            <text:p>4.83441</text:p>
          </table:table-cell>
          <table:table-cell office:value-type="float" office:value="4.57939" calcext:value-type="float">
            <text:p>4.57939</text:p>
          </table:table-cell>
          <table:table-cell table:style-name="ce3" office:value-type="float" office:value="2.09521" calcext:value-type="float">
            <text:p>2.09521</text:p>
          </table:table-cell>
          <table:table-cell table:style-name="ce3" office:value-type="float" office:value="4.71654" calcext:value-type="float">
            <text:p>4.71654</text:p>
          </table:table-cell>
          <table:table-cell table:style-name="ce3" office:value-type="float" office:value="4.43128" calcext:value-type="float">
            <text:p>4.43128</text:p>
          </table:table-cell>
          <table:table-cell office:value-type="float" office:value="1.92657" calcext:value-type="float">
            <text:p>1.92657</text:p>
          </table:table-cell>
          <table:table-cell office:value-type="float" office:value="4.96527" calcext:value-type="float">
            <text:p>4.96527</text:p>
          </table:table-cell>
          <table:table-cell office:value-type="float" office:value="4.29654" calcext:value-type="float">
            <text:p>4.29654</text:p>
          </table:table-cell>
          <table:table-cell table:style-name="ce3" office:value-type="float" office:value="1.95663" calcext:value-type="float">
            <text:p>1.95663</text:p>
          </table:table-cell>
          <table:table-cell table:style-name="ce3" office:value-type="float" office:value="5.79381" calcext:value-type="float">
            <text:p>5.79381</text:p>
          </table:table-cell>
          <table:table-cell table:style-name="ce3" office:value-type="float" office:value="4.60508" calcext:value-type="float">
            <text:p>4.60508</text:p>
          </table:table-cell>
          <table:table-cell office:value-type="float" office:value="1.94008" calcext:value-type="float">
            <text:p>1.94008</text:p>
          </table:table-cell>
          <table:table-cell office:value-type="float" office:value="4.97725" calcext:value-type="float">
            <text:p>4.97725</text:p>
          </table:table-cell>
          <table:table-cell office:value-type="float" office:value="4.57947" calcext:value-type="float">
            <text:p>4.57947</text:p>
          </table:table-cell>
          <table:table-cell table:style-name="ce3" office:value-type="float" office:value="2.01255" calcext:value-type="float">
            <text:p>2.01255</text:p>
          </table:table-cell>
          <table:table-cell table:style-name="ce3" office:value-type="float" office:value="4.76446" calcext:value-type="float">
            <text:p>4.76446</text:p>
          </table:table-cell>
          <table:table-cell table:style-name="ce3" office:value-type="float" office:value="4.36545" calcext:value-type="float">
            <text:p>4.36545</text:p>
          </table:table-cell>
          <table:table-cell office:value-type="float" office:value="1.95759" calcext:value-type="float">
            <text:p>1.95759</text:p>
          </table:table-cell>
          <table:table-cell office:value-type="float" office:value="4.85391" calcext:value-type="float">
            <text:p>4.85391</text:p>
          </table:table-cell>
          <table:table-cell office:value-type="float" office:value="4.26408" calcext:value-type="float">
            <text:p>4.26408</text:p>
          </table:table-cell>
          <table:table-cell/>
          <table:table-cell table:formula="of:=SUM([.C4];[.F4];[.I4];[.L4];[.O4];[.R4];[.U4];[.X4];[.AA4];[.AD4])" office:value-type="float" office:value="20.62647" calcext:value-type="float">
            <text:p>20.62647</text:p>
          </table:table-cell>
          <table:table-cell table:formula="of:=SUM([.D4];[.G4];[.J4];[.M4];[.P4];[.S4];[.V4];[.Y4];[.AB4];[.AE4])" office:value-type="float" office:value="52.16378" calcext:value-type="float">
            <text:p>52.16378</text:p>
          </table:table-cell>
          <table:table-cell table:formula="of:=SUM([.H4];[.K4];[.N4];[.Q4];[.T4];[.W4];[.Z4];[.AC4];[.AF4])" office:value-type="float" office:value="40.57258" calcext:value-type="float">
            <text:p>40.57258</text:p>
          </table:table-cell>
          <table:table-cell table:formula="of:=SUM([.AH4:.AI4])" office:value-type="float" office:value="72.79025" calcext:value-type="float">
            <text:p>72.79025</text:p>
          </table:table-cell>
          <table:table-cell table:number-columns-repeated="194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table:style-name="ce3" office:value-type="float" office:value="7.54304" calcext:value-type="float">
            <text:p>7.54304</text:p>
          </table:table-cell>
          <table:table-cell table:style-name="ce3" office:value-type="float" office:value="0.453367" calcext:value-type="float">
            <text:p>0.453367</text:p>
          </table:table-cell>
          <table:table-cell table:style-name="ce3"/>
          <table:table-cell office:value-type="float" office:value="7.54307" calcext:value-type="float">
            <text:p>7.54307</text:p>
          </table:table-cell>
          <table:table-cell office:value-type="float" office:value="1.47248" calcext:value-type="float">
            <text:p>1.47248</text:p>
          </table:table-cell>
          <table:table-cell office:value-type="float" office:value="0.206711" calcext:value-type="float">
            <text:p>0.206711</text:p>
          </table:table-cell>
          <table:table-cell table:style-name="ce3" office:value-type="float" office:value="7.64632" calcext:value-type="float">
            <text:p>7.64632</text:p>
          </table:table-cell>
          <table:table-cell table:style-name="ce3" office:value-type="float" office:value="1.14355" calcext:value-type="float">
            <text:p>1.14355</text:p>
          </table:table-cell>
          <table:table-cell table:style-name="ce3" office:value-type="float" office:value="0.206186" calcext:value-type="float">
            <text:p>0.206186</text:p>
          </table:table-cell>
          <table:table-cell office:value-type="float" office:value="7.64658" calcext:value-type="float">
            <text:p>7.64658</text:p>
          </table:table-cell>
          <table:table-cell office:value-type="float" office:value="1.13818" calcext:value-type="float">
            <text:p>1.13818</text:p>
          </table:table-cell>
          <table:table-cell office:value-type="float" office:value="0.208142" calcext:value-type="float">
            <text:p>0.208142</text:p>
          </table:table-cell>
          <table:table-cell table:style-name="ce3" office:value-type="float" office:value="7.69098" calcext:value-type="float">
            <text:p>7.69098</text:p>
          </table:table-cell>
          <table:table-cell table:style-name="ce3" office:value-type="float" office:value="1.511" calcext:value-type="float">
            <text:p>1.511</text:p>
          </table:table-cell>
          <table:table-cell table:style-name="ce3" office:value-type="float" office:value="0.206516" calcext:value-type="float">
            <text:p>0.206516</text:p>
          </table:table-cell>
          <table:table-cell office:value-type="float" office:value="7.69123" calcext:value-type="float">
            <text:p>7.69123</text:p>
          </table:table-cell>
          <table:table-cell office:value-type="float" office:value="2.01589" calcext:value-type="float">
            <text:p>2.01589</text:p>
          </table:table-cell>
          <table:table-cell office:value-type="float" office:value="0.678427" calcext:value-type="float">
            <text:p>0.678427</text:p>
          </table:table-cell>
          <table:table-cell table:style-name="ce3" office:value-type="float" office:value="7.74027" calcext:value-type="float">
            <text:p>7.74027</text:p>
          </table:table-cell>
          <table:table-cell table:style-name="ce3" office:value-type="float" office:value="1.08111" calcext:value-type="float">
            <text:p>1.08111</text:p>
          </table:table-cell>
          <table:table-cell table:style-name="ce3" office:value-type="float" office:value="0.439637" calcext:value-type="float">
            <text:p>0.439637</text:p>
          </table:table-cell>
          <table:table-cell office:value-type="float" office:value="7.74041" calcext:value-type="float">
            <text:p>7.74041</text:p>
          </table:table-cell>
          <table:table-cell office:value-type="float" office:value="1.41883" calcext:value-type="float">
            <text:p>1.41883</text:p>
          </table:table-cell>
          <table:table-cell office:value-type="float" office:value="0.200137" calcext:value-type="float">
            <text:p>0.200137</text:p>
          </table:table-cell>
          <table:table-cell table:style-name="ce3" office:value-type="float" office:value="7.77907" calcext:value-type="float">
            <text:p>7.77907</text:p>
          </table:table-cell>
          <table:table-cell table:style-name="ce3" office:value-type="float" office:value="1.33721" calcext:value-type="float">
            <text:p>1.33721</text:p>
          </table:table-cell>
          <table:table-cell table:style-name="ce3" office:value-type="float" office:value="0.418716" calcext:value-type="float">
            <text:p>0.418716</text:p>
          </table:table-cell>
          <table:table-cell office:value-type="float" office:value="7.77953" calcext:value-type="float">
            <text:p>7.77953</text:p>
          </table:table-cell>
          <table:table-cell office:value-type="float" office:value="1.58872" calcext:value-type="float">
            <text:p>1.58872</text:p>
          </table:table-cell>
          <table:table-cell office:value-type="float" office:value="0.510639" calcext:value-type="float">
            <text:p>0.510639</text:p>
          </table:table-cell>
          <table:table-cell/>
          <table:table-cell table:formula="of:=SUM([.C5];[.F5];[.I5];[.L5];[.O5];[.R5];[.U5];[.X5];[.AA5];[.AD5])" office:value-type="float" office:value="76.8005" calcext:value-type="float">
            <text:p>76.8005</text:p>
          </table:table-cell>
          <table:table-cell table:formula="of:=SUM([.D5];[.G5];[.J5];[.M5];[.P5];[.S5];[.V5];[.Y5];[.AB5];[.AE5])" office:value-type="float" office:value="13.160337" calcext:value-type="float">
            <text:p>13.160337</text:p>
          </table:table-cell>
          <table:table-cell table:formula="of:=SUM([.H5];[.K5];[.N5];[.Q5];[.T5];[.W5];[.Z5];[.AC5];[.AF5])" office:value-type="float" office:value="3.075111" calcext:value-type="float">
            <text:p>3.075111</text:p>
          </table:table-cell>
          <table:table-cell table:formula="of:=SUM([.AH5:.AI5])" office:value-type="float" office:value="89.960837" calcext:value-type="float">
            <text:p>89.960837</text:p>
          </table:table-cell>
          <table:table-cell table:number-columns-repeated="194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table:style-name="ce3" office:value-type="float" office:value="7.85602" calcext:value-type="float">
            <text:p>7.85602</text:p>
          </table:table-cell>
          <table:table-cell table:style-name="ce3" office:value-type="float" office:value="0.975341" calcext:value-type="float">
            <text:p>0.975341</text:p>
          </table:table-cell>
          <table:table-cell table:style-name="ce3"/>
          <table:table-cell office:value-type="float" office:value="7.85604" calcext:value-type="float">
            <text:p>7.85604</text:p>
          </table:table-cell>
          <table:table-cell office:value-type="float" office:value="0.99501" calcext:value-type="float">
            <text:p>0.99501</text:p>
          </table:table-cell>
          <table:table-cell office:value-type="float" office:value="0.189418" calcext:value-type="float">
            <text:p>0.189418</text:p>
          </table:table-cell>
          <table:table-cell table:style-name="ce3" office:value-type="float" office:value="7.89813" calcext:value-type="float">
            <text:p>7.89813</text:p>
          </table:table-cell>
          <table:table-cell table:style-name="ce3" office:value-type="float" office:value="1.00919" calcext:value-type="float">
            <text:p>1.00919</text:p>
          </table:table-cell>
          <table:table-cell table:style-name="ce3" office:value-type="float" office:value="0.160417" calcext:value-type="float">
            <text:p>0.160417</text:p>
          </table:table-cell>
          <table:table-cell office:value-type="float" office:value="7.89841" calcext:value-type="float">
            <text:p>7.89841</text:p>
          </table:table-cell>
          <table:table-cell office:value-type="float" office:value="0.952159" calcext:value-type="float">
            <text:p>0.952159</text:p>
          </table:table-cell>
          <table:table-cell office:value-type="float" office:value="0.18802" calcext:value-type="float">
            <text:p>0.18802</text:p>
          </table:table-cell>
          <table:table-cell table:style-name="ce3" office:value-type="float" office:value="7.93297" calcext:value-type="float">
            <text:p>7.93297</text:p>
          </table:table-cell>
          <table:table-cell table:style-name="ce3" office:value-type="float" office:value="1.01252" calcext:value-type="float">
            <text:p>1.01252</text:p>
          </table:table-cell>
          <table:table-cell table:style-name="ce3" office:value-type="float" office:value="0.212013" calcext:value-type="float">
            <text:p>0.212013</text:p>
          </table:table-cell>
          <table:table-cell office:value-type="float" office:value="7.93317" calcext:value-type="float">
            <text:p>7.93317</text:p>
          </table:table-cell>
          <table:table-cell office:value-type="float" office:value="1.38949" calcext:value-type="float">
            <text:p>1.38949</text:p>
          </table:table-cell>
          <table:table-cell office:value-type="float" office:value="0.721257" calcext:value-type="float">
            <text:p>0.721257</text:p>
          </table:table-cell>
          <table:table-cell table:style-name="ce3" office:value-type="float" office:value="7.97598" calcext:value-type="float">
            <text:p>7.97598</text:p>
          </table:table-cell>
          <table:table-cell table:style-name="ce3" office:value-type="float" office:value="0.950397" calcext:value-type="float">
            <text:p>0.950397</text:p>
          </table:table-cell>
          <table:table-cell table:style-name="ce3" office:value-type="float" office:value="0.448123" calcext:value-type="float">
            <text:p>0.448123</text:p>
          </table:table-cell>
          <table:table-cell office:value-type="float" office:value="7.97619" calcext:value-type="float">
            <text:p>7.97619</text:p>
          </table:table-cell>
          <table:table-cell office:value-type="float" office:value="1.16807" calcext:value-type="float">
            <text:p>1.16807</text:p>
          </table:table-cell>
          <table:table-cell office:value-type="float" office:value="0.239417" calcext:value-type="float">
            <text:p>0.239417</text:p>
          </table:table-cell>
          <table:table-cell table:style-name="ce3" office:value-type="float" office:value="8.03564" calcext:value-type="float">
            <text:p>8.03564</text:p>
          </table:table-cell>
          <table:table-cell table:style-name="ce3" office:value-type="float" office:value="1.03699" calcext:value-type="float">
            <text:p>1.03699</text:p>
          </table:table-cell>
          <table:table-cell table:style-name="ce3" office:value-type="float" office:value="0.479653" calcext:value-type="float">
            <text:p>0.479653</text:p>
          </table:table-cell>
          <table:table-cell office:value-type="float" office:value="8.03591" calcext:value-type="float">
            <text:p>8.03591</text:p>
          </table:table-cell>
          <table:table-cell office:value-type="float" office:value="1.21618" calcext:value-type="float">
            <text:p>1.21618</text:p>
          </table:table-cell>
          <table:table-cell office:value-type="float" office:value="0.509945" calcext:value-type="float">
            <text:p>0.509945</text:p>
          </table:table-cell>
          <table:table-cell/>
          <table:table-cell table:formula="of:=SUM([.C6];[.F6];[.I6];[.L6];[.O6];[.R6];[.U6];[.X6];[.AA6];[.AD6])" office:value-type="float" office:value="79.39846" calcext:value-type="float">
            <text:p>79.39846</text:p>
          </table:table-cell>
          <table:table-cell table:formula="of:=SUM([.D6];[.G6];[.J6];[.M6];[.P6];[.S6];[.V6];[.Y6];[.AB6];[.AE6])" office:value-type="float" office:value="10.705347" calcext:value-type="float">
            <text:p>10.705347</text:p>
          </table:table-cell>
          <table:table-cell table:formula="of:=SUM([.H6];[.K6];[.N6];[.Q6];[.T6];[.W6];[.Z6];[.AC6];[.AF6])" office:value-type="float" office:value="3.148263" calcext:value-type="float">
            <text:p>3.148263</text:p>
          </table:table-cell>
          <table:table-cell table:formula="of:=SUM([.AH6:.AI6])" office:value-type="float" office:value="90.103807" calcext:value-type="float">
            <text:p>90.103807</text:p>
          </table:table-cell>
          <table:table-cell table:number-columns-repeated="194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table:style-name="ce3" office:value-type="float" office:value="16.7964" calcext:value-type="float">
            <text:p>16.7964</text:p>
          </table:table-cell>
          <table:table-cell table:style-name="ce3" office:value-type="float" office:value="3.12312" calcext:value-type="float">
            <text:p>3.12312</text:p>
          </table:table-cell>
          <table:table-cell table:style-name="ce3"/>
          <table:table-cell office:value-type="float" office:value="10.0145" calcext:value-type="float">
            <text:p>10.0145</text:p>
          </table:table-cell>
          <table:table-cell office:value-type="float" office:value="1.01766" calcext:value-type="float">
            <text:p>1.01766</text:p>
          </table:table-cell>
          <table:table-cell office:value-type="float" office:value="0.372692" calcext:value-type="float">
            <text:p>0.372692</text:p>
          </table:table-cell>
          <table:table-cell table:style-name="ce3" office:value-type="float" office:value="9.05267" calcext:value-type="float">
            <text:p>9.05267</text:p>
          </table:table-cell>
          <table:table-cell table:style-name="ce3" office:value-type="float" office:value="0.653382" calcext:value-type="float">
            <text:p>0.653382</text:p>
          </table:table-cell>
          <table:table-cell table:style-name="ce3" office:value-type="float" office:value="0.353407" calcext:value-type="float">
            <text:p>0.353407</text:p>
          </table:table-cell>
          <table:table-cell office:value-type="float" office:value="8.68263" calcext:value-type="float">
            <text:p>8.68263</text:p>
          </table:table-cell>
          <table:table-cell office:value-type="float" office:value="0.61886" calcext:value-type="float">
            <text:p>0.61886</text:p>
          </table:table-cell>
          <table:table-cell office:value-type="float" office:value="0.365785" calcext:value-type="float">
            <text:p>0.365785</text:p>
          </table:table-cell>
          <table:table-cell table:style-name="ce3" office:value-type="float" office:value="8.63119" calcext:value-type="float">
            <text:p>8.63119</text:p>
          </table:table-cell>
          <table:table-cell table:style-name="ce3" office:value-type="float" office:value="0.636581" calcext:value-type="float">
            <text:p>0.636581</text:p>
          </table:table-cell>
          <table:table-cell table:style-name="ce3" office:value-type="float" office:value="0.394958" calcext:value-type="float">
            <text:p>0.394958</text:p>
          </table:table-cell>
          <table:table-cell office:value-type="float" office:value="8.37176" calcext:value-type="float">
            <text:p>8.37176</text:p>
          </table:table-cell>
          <table:table-cell office:value-type="float" office:value="0.672911" calcext:value-type="float">
            <text:p>0.672911</text:p>
          </table:table-cell>
          <table:table-cell office:value-type="float" office:value="0.401129" calcext:value-type="float">
            <text:p>0.401129</text:p>
          </table:table-cell>
          <table:table-cell table:style-name="ce3" office:value-type="float" office:value="7.81081" calcext:value-type="float">
            <text:p>7.81081</text:p>
          </table:table-cell>
          <table:table-cell table:style-name="ce3" office:value-type="float" office:value="0.659368" calcext:value-type="float">
            <text:p>0.659368</text:p>
          </table:table-cell>
          <table:table-cell table:style-name="ce3" office:value-type="float" office:value="0.494058" calcext:value-type="float">
            <text:p>0.494058</text:p>
          </table:table-cell>
          <table:table-cell office:value-type="float" office:value="7.89342" calcext:value-type="float">
            <text:p>7.89342</text:p>
          </table:table-cell>
          <table:table-cell office:value-type="float" office:value="0.658679" calcext:value-type="float">
            <text:p>0.658679</text:p>
          </table:table-cell>
          <table:table-cell office:value-type="float" office:value="0.462276" calcext:value-type="float">
            <text:p>0.462276</text:p>
          </table:table-cell>
          <table:table-cell table:style-name="ce3" office:value-type="float" office:value="8.27644" calcext:value-type="float">
            <text:p>8.27644</text:p>
          </table:table-cell>
          <table:table-cell table:style-name="ce3" office:value-type="float" office:value="0.671554" calcext:value-type="float">
            <text:p>0.671554</text:p>
          </table:table-cell>
          <table:table-cell table:style-name="ce3" office:value-type="float" office:value="0.511214" calcext:value-type="float">
            <text:p>0.511214</text:p>
          </table:table-cell>
          <table:table-cell office:value-type="float" office:value="8.08184" calcext:value-type="float">
            <text:p>8.08184</text:p>
          </table:table-cell>
          <table:table-cell office:value-type="float" office:value="0.643688" calcext:value-type="float">
            <text:p>0.643688</text:p>
          </table:table-cell>
          <table:table-cell office:value-type="float" office:value="0.455691" calcext:value-type="float">
            <text:p>0.455691</text:p>
          </table:table-cell>
          <table:table-cell/>
          <table:table-cell table:formula="of:=SUM([.C7];[.F7];[.I7];[.L7];[.O7];[.R7];[.U7];[.X7];[.AA7];[.AD7])" office:value-type="float" office:value="93.61166" calcext:value-type="float">
            <text:p>93.61166</text:p>
          </table:table-cell>
          <table:table-cell table:formula="of:=SUM([.D7];[.G7];[.J7];[.M7];[.P7];[.S7];[.V7];[.Y7];[.AB7];[.AE7])" office:value-type="float" office:value="9.355803" calcext:value-type="float">
            <text:p>9.355803</text:p>
          </table:table-cell>
          <table:table-cell table:formula="of:=SUM([.H7];[.K7];[.N7];[.Q7];[.T7];[.W7];[.Z7];[.AC7];[.AF7])" office:value-type="float" office:value="3.81121" calcext:value-type="float">
            <text:p>3.81121</text:p>
          </table:table-cell>
          <table:table-cell table:formula="of:=SUM([.AH7:.AI7])" office:value-type="float" office:value="102.967463" calcext:value-type="float">
            <text:p>102.967463</text:p>
          </table:table-cell>
          <table:table-cell table:number-columns-repeated="194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table:style-name="ce3" office:value-type="float" office:value="10.0804" calcext:value-type="float">
            <text:p>10.0804</text:p>
          </table:table-cell>
          <table:table-cell table:style-name="ce3" office:value-type="float" office:value="0.919059" calcext:value-type="float">
            <text:p>0.919059</text:p>
          </table:table-cell>
          <table:table-cell table:style-name="ce3"/>
          <table:table-cell office:value-type="float" office:value="10.0808" calcext:value-type="float">
            <text:p>10.0808</text:p>
          </table:table-cell>
          <table:table-cell office:value-type="float" office:value="1.6816" calcext:value-type="float">
            <text:p>1.6816</text:p>
          </table:table-cell>
          <table:table-cell office:value-type="float" office:value="0.218764" calcext:value-type="float">
            <text:p>0.218764</text:p>
          </table:table-cell>
          <table:table-cell table:style-name="ce3" office:value-type="float" office:value="10.1703" calcext:value-type="float">
            <text:p>10.1703</text:p>
          </table:table-cell>
          <table:table-cell table:style-name="ce3" office:value-type="float" office:value="1.92162" calcext:value-type="float">
            <text:p>1.92162</text:p>
          </table:table-cell>
          <table:table-cell table:style-name="ce3" office:value-type="float" office:value="0.366062" calcext:value-type="float">
            <text:p>0.366062</text:p>
          </table:table-cell>
          <table:table-cell office:value-type="float" office:value="10.1707" calcext:value-type="float">
            <text:p>10.1707</text:p>
          </table:table-cell>
          <table:table-cell office:value-type="float" office:value="1.87684" calcext:value-type="float">
            <text:p>1.87684</text:p>
          </table:table-cell>
          <table:table-cell office:value-type="float" office:value="0.196976" calcext:value-type="float">
            <text:p>0.196976</text:p>
          </table:table-cell>
          <table:table-cell table:style-name="ce3" office:value-type="float" office:value="10.3356" calcext:value-type="float">
            <text:p>10.3356</text:p>
          </table:table-cell>
          <table:table-cell table:style-name="ce3" office:value-type="float" office:value="2.203" calcext:value-type="float">
            <text:p>2.203</text:p>
          </table:table-cell>
          <table:table-cell table:style-name="ce3" office:value-type="float" office:value="0.291942" calcext:value-type="float">
            <text:p>0.291942</text:p>
          </table:table-cell>
          <table:table-cell office:value-type="float" office:value="10.3361" calcext:value-type="float">
            <text:p>10.3361</text:p>
          </table:table-cell>
          <table:table-cell office:value-type="float" office:value="4.70095" calcext:value-type="float">
            <text:p>4.70095</text:p>
          </table:table-cell>
          <table:table-cell office:value-type="float" office:value="0.839457" calcext:value-type="float">
            <text:p>0.839457</text:p>
          </table:table-cell>
          <table:table-cell table:style-name="ce3" office:value-type="float" office:value="10.4202" calcext:value-type="float">
            <text:p>10.4202</text:p>
          </table:table-cell>
          <table:table-cell table:style-name="ce3" office:value-type="float" office:value="0.723002" calcext:value-type="float">
            <text:p>0.723002</text:p>
          </table:table-cell>
          <table:table-cell table:style-name="ce3" office:value-type="float" office:value="0.495257" calcext:value-type="float">
            <text:p>0.495257</text:p>
          </table:table-cell>
          <table:table-cell office:value-type="float" office:value="10.4554" calcext:value-type="float">
            <text:p>10.4554</text:p>
          </table:table-cell>
          <table:table-cell office:value-type="float" office:value="2.6801" calcext:value-type="float">
            <text:p>2.6801</text:p>
          </table:table-cell>
          <table:table-cell office:value-type="float" office:value="0.442659" calcext:value-type="float">
            <text:p>0.442659</text:p>
          </table:table-cell>
          <table:table-cell table:style-name="ce3" office:value-type="float" office:value="10.456" calcext:value-type="float">
            <text:p>10.456</text:p>
          </table:table-cell>
          <table:table-cell table:style-name="ce3" office:value-type="float" office:value="2.24496" calcext:value-type="float">
            <text:p>2.24496</text:p>
          </table:table-cell>
          <table:table-cell table:style-name="ce3" office:value-type="float" office:value="0.477513" calcext:value-type="float">
            <text:p>0.477513</text:p>
          </table:table-cell>
          <table:table-cell office:value-type="float" office:value="10.5353" calcext:value-type="float">
            <text:p>10.5353</text:p>
          </table:table-cell>
          <table:table-cell office:value-type="float" office:value="3.30505" calcext:value-type="float">
            <text:p>3.30505</text:p>
          </table:table-cell>
          <table:table-cell office:value-type="float" office:value="0.585282" calcext:value-type="float">
            <text:p>0.585282</text:p>
          </table:table-cell>
          <table:table-cell/>
          <table:table-cell table:formula="of:=SUM([.C8];[.F8];[.I8];[.L8];[.O8];[.R8];[.U8];[.X8];[.AA8];[.AD8])" office:value-type="float" office:value="103.0408" calcext:value-type="float">
            <text:p>103.0408</text:p>
          </table:table-cell>
          <table:table-cell table:formula="of:=SUM([.D8];[.G8];[.J8];[.M8];[.P8];[.S8];[.V8];[.Y8];[.AB8];[.AE8])" office:value-type="float" office:value="22.256181" calcext:value-type="float">
            <text:p>22.256181</text:p>
          </table:table-cell>
          <table:table-cell table:formula="of:=SUM([.H8];[.K8];[.N8];[.Q8];[.T8];[.W8];[.Z8];[.AC8];[.AF8])" office:value-type="float" office:value="3.913912" calcext:value-type="float">
            <text:p>3.913912</text:p>
          </table:table-cell>
          <table:table-cell table:formula="of:=SUM([.AH8:.AI8])" office:value-type="float" office:value="125.296981" calcext:value-type="float">
            <text:p>125.296981</text:p>
          </table:table-cell>
          <table:table-cell table:number-columns-repeated="194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table:style-name="ce3" office:value-type="float" office:value="27.9274" calcext:value-type="float">
            <text:p>27.9274</text:p>
          </table:table-cell>
          <table:table-cell table:style-name="ce3" office:value-type="float" office:value="7.44718" calcext:value-type="float">
            <text:p>7.44718</text:p>
          </table:table-cell>
          <table:table-cell table:style-name="ce3"/>
          <table:table-cell office:value-type="float" office:value="10.2445" calcext:value-type="float">
            <text:p>10.2445</text:p>
          </table:table-cell>
          <table:table-cell office:value-type="float" office:value="1.44842" calcext:value-type="float">
            <text:p>1.44842</text:p>
          </table:table-cell>
          <table:table-cell office:value-type="float" office:value="5.0338" calcext:value-type="float">
            <text:p>5.0338</text:p>
          </table:table-cell>
          <table:table-cell table:style-name="ce3" office:value-type="float" office:value="9.007" calcext:value-type="float">
            <text:p>9.007</text:p>
          </table:table-cell>
          <table:table-cell table:style-name="ce3" office:value-type="float" office:value="1.49474" calcext:value-type="float">
            <text:p>1.49474</text:p>
          </table:table-cell>
          <table:table-cell table:style-name="ce3" office:value-type="float" office:value="0.58597" calcext:value-type="float">
            <text:p>0.58597</text:p>
          </table:table-cell>
          <table:table-cell office:value-type="float" office:value="8.78387" calcext:value-type="float">
            <text:p>8.78387</text:p>
          </table:table-cell>
          <table:table-cell office:value-type="float" office:value="1.47774" calcext:value-type="float">
            <text:p>1.47774</text:p>
          </table:table-cell>
          <table:table-cell office:value-type="float" office:value="0.509765" calcext:value-type="float">
            <text:p>0.509765</text:p>
          </table:table-cell>
          <table:table-cell table:style-name="ce3" office:value-type="float" office:value="8.47588" calcext:value-type="float">
            <text:p>8.47588</text:p>
          </table:table-cell>
          <table:table-cell table:style-name="ce3" office:value-type="float" office:value="1.51193" calcext:value-type="float">
            <text:p>1.51193</text:p>
          </table:table-cell>
          <table:table-cell table:style-name="ce3" office:value-type="float" office:value="0.603432" calcext:value-type="float">
            <text:p>0.603432</text:p>
          </table:table-cell>
          <table:table-cell office:value-type="float" office:value="8.22349" calcext:value-type="float">
            <text:p>8.22349</text:p>
          </table:table-cell>
          <table:table-cell office:value-type="float" office:value="1.63056" calcext:value-type="float">
            <text:p>1.63056</text:p>
          </table:table-cell>
          <table:table-cell office:value-type="float" office:value="0.484061" calcext:value-type="float">
            <text:p>0.484061</text:p>
          </table:table-cell>
          <table:table-cell table:style-name="ce3" office:value-type="float" office:value="7.9432" calcext:value-type="float">
            <text:p>7.9432</text:p>
          </table:table-cell>
          <table:table-cell table:style-name="ce3" office:value-type="float" office:value="4.87424" calcext:value-type="float">
            <text:p>4.87424</text:p>
          </table:table-cell>
          <table:table-cell table:style-name="ce3" office:value-type="float" office:value="0.444567" calcext:value-type="float">
            <text:p>0.444567</text:p>
          </table:table-cell>
          <table:table-cell office:value-type="float" office:value="8.27749" calcext:value-type="float">
            <text:p>8.27749</text:p>
          </table:table-cell>
          <table:table-cell office:value-type="float" office:value="1.7224" calcext:value-type="float">
            <text:p>1.7224</text:p>
          </table:table-cell>
          <table:table-cell office:value-type="float" office:value="0.506447" calcext:value-type="float">
            <text:p>0.506447</text:p>
          </table:table-cell>
          <table:table-cell table:style-name="ce3" office:value-type="float" office:value="8.08923" calcext:value-type="float">
            <text:p>8.08923</text:p>
          </table:table-cell>
          <table:table-cell table:style-name="ce3" office:value-type="float" office:value="1.67391" calcext:value-type="float">
            <text:p>1.67391</text:p>
          </table:table-cell>
          <table:table-cell table:style-name="ce3" office:value-type="float" office:value="0.461921" calcext:value-type="float">
            <text:p>0.461921</text:p>
          </table:table-cell>
          <table:table-cell office:value-type="float" office:value="9.2354" calcext:value-type="float">
            <text:p>9.2354</text:p>
          </table:table-cell>
          <table:table-cell office:value-type="float" office:value="1.72861" calcext:value-type="float">
            <text:p>1.72861</text:p>
          </table:table-cell>
          <table:table-cell office:value-type="float" office:value="0.475371" calcext:value-type="float">
            <text:p>0.475371</text:p>
          </table:table-cell>
          <table:table-cell/>
          <table:table-cell table:formula="of:=SUM([.C9];[.F9];[.I9];[.L9];[.O9];[.R9];[.U9];[.X9];[.AA9];[.AD9])" office:value-type="float" office:value="106.20746" calcext:value-type="float">
            <text:p>106.20746</text:p>
          </table:table-cell>
          <table:table-cell table:formula="of:=SUM([.D9];[.G9];[.J9];[.M9];[.P9];[.S9];[.V9];[.Y9];[.AB9];[.AE9])" office:value-type="float" office:value="25.00973" calcext:value-type="float">
            <text:p>25.00973</text:p>
          </table:table-cell>
          <table:table-cell table:formula="of:=SUM([.H9];[.K9];[.N9];[.Q9];[.T9];[.W9];[.Z9];[.AC9];[.AF9])" office:value-type="float" office:value="9.105334" calcext:value-type="float">
            <text:p>9.105334</text:p>
          </table:table-cell>
          <table:table-cell table:formula="of:=SUM([.AH9:.AI9])" office:value-type="float" office:value="131.21719" calcext:value-type="float">
            <text:p>131.21719</text:p>
          </table:table-cell>
          <table:table-cell table:number-columns-repeated="194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ORB</text:p>
          </table:table-cell>
          <table:table-cell table:style-name="ce3" office:value-type="float" office:value="12.5265" calcext:value-type="float">
            <text:p>12.5265</text:p>
          </table:table-cell>
          <table:table-cell table:style-name="ce3" office:value-type="float" office:value="16.6578" calcext:value-type="float">
            <text:p>16.6578</text:p>
          </table:table-cell>
          <table:table-cell table:style-name="ce3"/>
          <table:table-cell office:value-type="float" office:value="9.54082" calcext:value-type="float">
            <text:p>9.54082</text:p>
          </table:table-cell>
          <table:table-cell office:value-type="float" office:value="5.058" calcext:value-type="float">
            <text:p>5.058</text:p>
          </table:table-cell>
          <table:table-cell office:value-type="float" office:value="0.431322" calcext:value-type="float">
            <text:p>0.431322</text:p>
          </table:table-cell>
          <table:table-cell table:style-name="ce3" office:value-type="float" office:value="9.18061" calcext:value-type="float">
            <text:p>9.18061</text:p>
          </table:table-cell>
          <table:table-cell table:style-name="ce3" office:value-type="float" office:value="7.38463" calcext:value-type="float">
            <text:p>7.38463</text:p>
          </table:table-cell>
          <table:table-cell table:style-name="ce3" office:value-type="float" office:value="0.379647" calcext:value-type="float">
            <text:p>0.379647</text:p>
          </table:table-cell>
          <table:table-cell office:value-type="float" office:value="8.45035" calcext:value-type="float">
            <text:p>8.45035</text:p>
          </table:table-cell>
          <table:table-cell office:value-type="float" office:value="6.90475" calcext:value-type="float">
            <text:p>6.90475</text:p>
          </table:table-cell>
          <table:table-cell office:value-type="float" office:value="0.593855" calcext:value-type="float">
            <text:p>0.593855</text:p>
          </table:table-cell>
          <table:table-cell table:style-name="ce3" office:value-type="float" office:value="7.94951" calcext:value-type="float">
            <text:p>7.94951</text:p>
          </table:table-cell>
          <table:table-cell table:style-name="ce3" office:value-type="float" office:value="6.26966" calcext:value-type="float">
            <text:p>6.26966</text:p>
          </table:table-cell>
          <table:table-cell table:style-name="ce3" office:value-type="float" office:value="0.406423" calcext:value-type="float">
            <text:p>0.406423</text:p>
          </table:table-cell>
          <table:table-cell office:value-type="float" office:value="8.13626" calcext:value-type="float">
            <text:p>8.13626</text:p>
          </table:table-cell>
          <table:table-cell office:value-type="float" office:value="6.25253" calcext:value-type="float">
            <text:p>6.25253</text:p>
          </table:table-cell>
          <table:table-cell office:value-type="float" office:value="0.398192" calcext:value-type="float">
            <text:p>0.398192</text:p>
          </table:table-cell>
          <table:table-cell table:style-name="ce3" office:value-type="float" office:value="7.99863" calcext:value-type="float">
            <text:p>7.99863</text:p>
          </table:table-cell>
          <table:table-cell table:style-name="ce3" office:value-type="float" office:value="8.45224" calcext:value-type="float">
            <text:p>8.45224</text:p>
          </table:table-cell>
          <table:table-cell table:style-name="ce3" office:value-type="float" office:value="0.458729" calcext:value-type="float">
            <text:p>0.458729</text:p>
          </table:table-cell>
          <table:table-cell office:value-type="float" office:value="7.77193" calcext:value-type="float">
            <text:p>7.77193</text:p>
          </table:table-cell>
          <table:table-cell office:value-type="float" office:value="6.00092" calcext:value-type="float">
            <text:p>6.00092</text:p>
          </table:table-cell>
          <table:table-cell office:value-type="float" office:value="0.464154" calcext:value-type="float">
            <text:p>0.464154</text:p>
          </table:table-cell>
          <table:table-cell table:style-name="ce3" office:value-type="float" office:value="8.83241" calcext:value-type="float">
            <text:p>8.83241</text:p>
          </table:table-cell>
          <table:table-cell table:style-name="ce3" office:value-type="float" office:value="6.82598" calcext:value-type="float">
            <text:p>6.82598</text:p>
          </table:table-cell>
          <table:table-cell table:style-name="ce3" office:value-type="float" office:value="0.454554" calcext:value-type="float">
            <text:p>0.454554</text:p>
          </table:table-cell>
          <table:table-cell office:value-type="float" office:value="8.145" calcext:value-type="float">
            <text:p>8.145</text:p>
          </table:table-cell>
          <table:table-cell office:value-type="float" office:value="5.834" calcext:value-type="float">
            <text:p>5.834</text:p>
          </table:table-cell>
          <table:table-cell office:value-type="float" office:value="0.449474" calcext:value-type="float">
            <text:p>0.449474</text:p>
          </table:table-cell>
          <table:table-cell/>
          <table:table-cell table:formula="of:=SUM([.C10];[.F10];[.I10];[.L10];[.O10];[.R10];[.U10];[.X10];[.AA10];[.AD10])" office:value-type="float" office:value="88.53202" calcext:value-type="float">
            <text:p>88.53202</text:p>
          </table:table-cell>
          <table:table-cell table:formula="of:=SUM([.D10];[.G10];[.J10];[.M10];[.P10];[.S10];[.V10];[.Y10];[.AB10];[.AE10])" office:value-type="float" office:value="75.64051" calcext:value-type="float">
            <text:p>75.64051</text:p>
          </table:table-cell>
          <table:table-cell table:formula="of:=SUM([.H10];[.K10];[.N10];[.Q10];[.T10];[.W10];[.Z10];[.AC10];[.AF10])" office:value-type="float" office:value="4.03635" calcext:value-type="float">
            <text:p>4.03635</text:p>
          </table:table-cell>
          <table:table-cell table:formula="of:=SUM([.AH10:.AI10])" office:value-type="float" office:value="164.17253" calcext:value-type="float">
            <text:p>164.17253</text:p>
          </table:table-cell>
          <table:table-cell table:number-columns-repeated="194"/>
        </table:table-row>
        <table:table-row table:style-name="ro1">
          <table:table-cell office:value-type="string" calcext:value-type="string">
            <text:p>Shi Tomasi</text:p>
          </table:table-cell>
          <table:table-cell office:value-type="string" calcext:value-type="string">
            <text:p>ORB</text:p>
          </table:table-cell>
          <table:table-cell table:style-name="ce3" office:value-type="float" office:value="23.1246" calcext:value-type="float">
            <text:p>23.1246</text:p>
          </table:table-cell>
          <table:table-cell table:style-name="ce3" office:value-type="float" office:value="1.02504" calcext:value-type="float">
            <text:p>1.02504</text:p>
          </table:table-cell>
          <table:table-cell table:style-name="ce3"/>
          <table:table-cell office:value-type="float" office:value="18.9126" calcext:value-type="float">
            <text:p>18.9126</text:p>
          </table:table-cell>
          <table:table-cell office:value-type="float" office:value="1.14271" calcext:value-type="float">
            <text:p>1.14271</text:p>
          </table:table-cell>
          <table:table-cell office:value-type="float" office:value="0.566381" calcext:value-type="float">
            <text:p>0.566381</text:p>
          </table:table-cell>
          <table:table-cell table:style-name="ce3" office:value-type="float" office:value="19.3829" calcext:value-type="float">
            <text:p>19.3829</text:p>
          </table:table-cell>
          <table:table-cell table:style-name="ce3" office:value-type="float" office:value="1.0118" calcext:value-type="float">
            <text:p>1.0118</text:p>
          </table:table-cell>
          <table:table-cell table:style-name="ce3" office:value-type="float" office:value="0.517784" calcext:value-type="float">
            <text:p>0.517784</text:p>
          </table:table-cell>
          <table:table-cell office:value-type="float" office:value="18.3575" calcext:value-type="float">
            <text:p>18.3575</text:p>
          </table:table-cell>
          <table:table-cell office:value-type="float" office:value="0.961742" calcext:value-type="float">
            <text:p>0.961742</text:p>
          </table:table-cell>
          <table:table-cell office:value-type="float" office:value="0.51539" calcext:value-type="float">
            <text:p>0.51539</text:p>
          </table:table-cell>
          <table:table-cell table:style-name="ce3" office:value-type="float" office:value="18.6078" calcext:value-type="float">
            <text:p>18.6078</text:p>
          </table:table-cell>
          <table:table-cell table:style-name="ce3" office:value-type="float" office:value="0.980088" calcext:value-type="float">
            <text:p>0.980088</text:p>
          </table:table-cell>
          <table:table-cell table:style-name="ce3" office:value-type="float" office:value="0.504139" calcext:value-type="float">
            <text:p>0.504139</text:p>
          </table:table-cell>
          <table:table-cell office:value-type="float" office:value="18.0864" calcext:value-type="float">
            <text:p>18.0864</text:p>
          </table:table-cell>
          <table:table-cell office:value-type="float" office:value="0.952159" calcext:value-type="float">
            <text:p>0.952159</text:p>
          </table:table-cell>
          <table:table-cell office:value-type="float" office:value="0.479389" calcext:value-type="float">
            <text:p>0.479389</text:p>
          </table:table-cell>
          <table:table-cell table:style-name="ce3" office:value-type="float" office:value="16.3799" calcext:value-type="float">
            <text:p>16.3799</text:p>
          </table:table-cell>
          <table:table-cell table:style-name="ce3" office:value-type="float" office:value="1.04082" calcext:value-type="float">
            <text:p>1.04082</text:p>
          </table:table-cell>
          <table:table-cell table:style-name="ce3" office:value-type="float" office:value="0.472788" calcext:value-type="float">
            <text:p>0.472788</text:p>
          </table:table-cell>
          <table:table-cell office:value-type="float" office:value="18.3436" calcext:value-type="float">
            <text:p>18.3436</text:p>
          </table:table-cell>
          <table:table-cell office:value-type="float" office:value="1.11874" calcext:value-type="float">
            <text:p>1.11874</text:p>
          </table:table-cell>
          <table:table-cell office:value-type="float" office:value="0.488351" calcext:value-type="float">
            <text:p>0.488351</text:p>
          </table:table-cell>
          <table:table-cell table:style-name="ce3" office:value-type="float" office:value="18.2381" calcext:value-type="float">
            <text:p>18.2381</text:p>
          </table:table-cell>
          <table:table-cell table:style-name="ce3" office:value-type="float" office:value="0.982187" calcext:value-type="float">
            <text:p>0.982187</text:p>
          </table:table-cell>
          <table:table-cell table:style-name="ce3" office:value-type="float" office:value="0.516288" calcext:value-type="float">
            <text:p>0.516288</text:p>
          </table:table-cell>
          <table:table-cell office:value-type="float" office:value="18.29" calcext:value-type="float">
            <text:p>18.29</text:p>
          </table:table-cell>
          <table:table-cell office:value-type="float" office:value="0.972282" calcext:value-type="float">
            <text:p>0.972282</text:p>
          </table:table-cell>
          <table:table-cell office:value-type="float" office:value="0.440335" calcext:value-type="float">
            <text:p>0.440335</text:p>
          </table:table-cell>
          <table:table-cell/>
          <table:table-cell table:formula="of:=SUM([.C11];[.F11];[.I11];[.L11];[.O11];[.R11];[.U11];[.X11];[.AA11];[.AD11])" office:value-type="float" office:value="187.7234" calcext:value-type="float">
            <text:p>187.7234</text:p>
          </table:table-cell>
          <table:table-cell table:formula="of:=SUM([.D11];[.G11];[.J11];[.M11];[.P11];[.S11];[.V11];[.Y11];[.AB11];[.AE11])" office:value-type="float" office:value="10.187568" calcext:value-type="float">
            <text:p>10.187568</text:p>
          </table:table-cell>
          <table:table-cell table:formula="of:=SUM([.H11];[.K11];[.N11];[.Q11];[.T11];[.W11];[.Z11];[.AC11];[.AF11])" office:value-type="float" office:value="4.500845" calcext:value-type="float">
            <text:p>4.500845</text:p>
          </table:table-cell>
          <table:table-cell table:formula="of:=SUM([.AH11:.AI11])" office:value-type="float" office:value="197.910968" calcext:value-type="float">
            <text:p>197.910968</text:p>
          </table:table-cell>
          <table:table-cell table:number-columns-repeated="194"/>
        </table:table-row>
        <table:table-row table:style-name="ro1">
          <table:table-cell office:value-type="string" calcext:value-type="string">
            <text:p>Shi Tomasi</text:p>
          </table:table-cell>
          <table:table-cell office:value-type="string" calcext:value-type="string">
            <text:p>BRIEF</text:p>
          </table:table-cell>
          <table:table-cell table:style-name="ce3" office:value-type="float" office:value="31.6166" calcext:value-type="float">
            <text:p>31.6166</text:p>
          </table:table-cell>
          <table:table-cell table:style-name="ce3" office:value-type="float" office:value="0.775712" calcext:value-type="float">
            <text:p>0.775712</text:p>
          </table:table-cell>
          <table:table-cell table:style-name="ce3"/>
          <table:table-cell office:value-type="float" office:value="17.2697" calcext:value-type="float">
            <text:p>17.2697</text:p>
          </table:table-cell>
          <table:table-cell office:value-type="float" office:value="1.34495" calcext:value-type="float">
            <text:p>1.34495</text:p>
          </table:table-cell>
          <table:table-cell office:value-type="float" office:value="0.499104" calcext:value-type="float">
            <text:p>0.499104</text:p>
          </table:table-cell>
          <table:table-cell table:style-name="ce3" office:value-type="float" office:value="19.7427" calcext:value-type="float">
            <text:p>19.7427</text:p>
          </table:table-cell>
          <table:table-cell table:style-name="ce3" office:value-type="float" office:value="1.35574" calcext:value-type="float">
            <text:p>1.35574</text:p>
          </table:table-cell>
          <table:table-cell table:style-name="ce3" office:value-type="float" office:value="0.405116" calcext:value-type="float">
            <text:p>0.405116</text:p>
          </table:table-cell>
          <table:table-cell office:value-type="float" office:value="18.4156" calcext:value-type="float">
            <text:p>18.4156</text:p>
          </table:table-cell>
          <table:table-cell office:value-type="float" office:value="1.39182" calcext:value-type="float">
            <text:p>1.39182</text:p>
          </table:table-cell>
          <table:table-cell office:value-type="float" office:value="0.438608" calcext:value-type="float">
            <text:p>0.438608</text:p>
          </table:table-cell>
          <table:table-cell table:style-name="ce3" office:value-type="float" office:value="17.9505" calcext:value-type="float">
            <text:p>17.9505</text:p>
          </table:table-cell>
          <table:table-cell table:style-name="ce3" office:value-type="float" office:value="1.44208" calcext:value-type="float">
            <text:p>1.44208</text:p>
          </table:table-cell>
          <table:table-cell table:style-name="ce3" office:value-type="float" office:value="0.431714" calcext:value-type="float">
            <text:p>0.431714</text:p>
          </table:table-cell>
          <table:table-cell office:value-type="float" office:value="16.9289" calcext:value-type="float">
            <text:p>16.9289</text:p>
          </table:table-cell>
          <table:table-cell office:value-type="float" office:value="1.29659" calcext:value-type="float">
            <text:p>1.29659</text:p>
          </table:table-cell>
          <table:table-cell office:value-type="float" office:value="0.41158" calcext:value-type="float">
            <text:p>0.41158</text:p>
          </table:table-cell>
          <table:table-cell table:style-name="ce3" office:value-type="float" office:value="17.0478" calcext:value-type="float">
            <text:p>17.0478</text:p>
          </table:table-cell>
          <table:table-cell table:style-name="ce3" office:value-type="float" office:value="1.33983" calcext:value-type="float">
            <text:p>1.33983</text:p>
          </table:table-cell>
          <table:table-cell table:style-name="ce3" office:value-type="float" office:value="0.386244" calcext:value-type="float">
            <text:p>0.386244</text:p>
          </table:table-cell>
          <table:table-cell office:value-type="float" office:value="26.5614" calcext:value-type="float">
            <text:p>26.5614</text:p>
          </table:table-cell>
          <table:table-cell office:value-type="float" office:value="2.29802" calcext:value-type="float">
            <text:p>2.29802</text:p>
          </table:table-cell>
          <table:table-cell office:value-type="float" office:value="2.30131" calcext:value-type="float">
            <text:p>2.30131</text:p>
          </table:table-cell>
          <table:table-cell table:style-name="ce3" office:value-type="float" office:value="18.2397" calcext:value-type="float">
            <text:p>18.2397</text:p>
          </table:table-cell>
          <table:table-cell table:style-name="ce3" office:value-type="float" office:value="1.33309" calcext:value-type="float">
            <text:p>1.33309</text:p>
          </table:table-cell>
          <table:table-cell table:style-name="ce3" office:value-type="float" office:value="0.391699" calcext:value-type="float">
            <text:p>0.391699</text:p>
          </table:table-cell>
          <table:table-cell office:value-type="float" office:value="16.7059" calcext:value-type="float">
            <text:p>16.7059</text:p>
          </table:table-cell>
          <table:table-cell office:value-type="float" office:value="1.34269" calcext:value-type="float">
            <text:p>1.34269</text:p>
          </table:table-cell>
          <table:table-cell office:value-type="float" office:value="0.374099" calcext:value-type="float">
            <text:p>0.374099</text:p>
          </table:table-cell>
          <table:table-cell/>
          <table:table-cell table:formula="of:=SUM([.C12];[.F12];[.I12];[.L12];[.O12];[.R12];[.U12];[.X12];[.AA12];[.AD12])" office:value-type="float" office:value="200.4788" calcext:value-type="float">
            <text:p>200.4788</text:p>
          </table:table-cell>
          <table:table-cell table:formula="of:=SUM([.D12];[.G12];[.J12];[.M12];[.P12];[.S12];[.V12];[.Y12];[.AB12];[.AE12])" office:value-type="float" office:value="13.920522" calcext:value-type="float">
            <text:p>13.920522</text:p>
          </table:table-cell>
          <table:table-cell table:formula="of:=SUM([.H12];[.K12];[.N12];[.Q12];[.T12];[.W12];[.Z12];[.AC12];[.AF12])" office:value-type="float" office:value="5.639474" calcext:value-type="float">
            <text:p>5.639474</text:p>
          </table:table-cell>
          <table:table-cell table:formula="of:=SUM([.AH12:.AI12])" office:value-type="float" office:value="214.399322" calcext:value-type="float">
            <text:p>214.399322</text:p>
          </table:table-cell>
          <table:table-cell table:number-columns-repeated="194"/>
        </table:table-row>
        <table:table-row table:style-name="ro1">
          <table:table-cell office:value-type="string" calcext:value-type="string">
            <text:p>Shi Tomasi</text:p>
          </table:table-cell>
          <table:table-cell office:value-type="string" calcext:value-type="string">
            <text:p>BRISK</text:p>
          </table:table-cell>
          <table:table-cell table:style-name="ce3" office:value-type="float" office:value="22.9133" calcext:value-type="float">
            <text:p>22.9133</text:p>
          </table:table-cell>
          <table:table-cell table:style-name="ce3" office:value-type="float" office:value="1.84017" calcext:value-type="float">
            <text:p>1.84017</text:p>
          </table:table-cell>
          <table:table-cell table:style-name="ce3"/>
          <table:table-cell office:value-type="float" office:value="20.5021" calcext:value-type="float">
            <text:p>20.5021</text:p>
          </table:table-cell>
          <table:table-cell office:value-type="float" office:value="2.60552" calcext:value-type="float">
            <text:p>2.60552</text:p>
          </table:table-cell>
          <table:table-cell office:value-type="float" office:value="0.565998" calcext:value-type="float">
            <text:p>0.565998</text:p>
          </table:table-cell>
          <table:table-cell table:style-name="ce3" office:value-type="float" office:value="20.4224" calcext:value-type="float">
            <text:p>20.4224</text:p>
          </table:table-cell>
          <table:table-cell table:style-name="ce3" office:value-type="float" office:value="2.6472" calcext:value-type="float">
            <text:p>2.6472</text:p>
          </table:table-cell>
          <table:table-cell table:style-name="ce3" office:value-type="float" office:value="0.511229" calcext:value-type="float">
            <text:p>0.511229</text:p>
          </table:table-cell>
          <table:table-cell office:value-type="float" office:value="18.5834" calcext:value-type="float">
            <text:p>18.5834</text:p>
          </table:table-cell>
          <table:table-cell office:value-type="float" office:value="2.61944" calcext:value-type="float">
            <text:p>2.61944</text:p>
          </table:table-cell>
          <table:table-cell office:value-type="float" office:value="0.512432" calcext:value-type="float">
            <text:p>0.512432</text:p>
          </table:table-cell>
          <table:table-cell table:style-name="ce3" office:value-type="float" office:value="18.7338" calcext:value-type="float">
            <text:p>18.7338</text:p>
          </table:table-cell>
          <table:table-cell table:style-name="ce3" office:value-type="float" office:value="2.73346" calcext:value-type="float">
            <text:p>2.73346</text:p>
          </table:table-cell>
          <table:table-cell table:style-name="ce3" office:value-type="float" office:value="0.504934" calcext:value-type="float">
            <text:p>0.504934</text:p>
          </table:table-cell>
          <table:table-cell office:value-type="float" office:value="18.9288" calcext:value-type="float">
            <text:p>18.9288</text:p>
          </table:table-cell>
          <table:table-cell office:value-type="float" office:value="2.5326" calcext:value-type="float">
            <text:p>2.5326</text:p>
          </table:table-cell>
          <table:table-cell office:value-type="float" office:value="0.479847" calcext:value-type="float">
            <text:p>0.479847</text:p>
          </table:table-cell>
          <table:table-cell table:style-name="ce3" office:value-type="float" office:value="17.8531" calcext:value-type="float">
            <text:p>17.8531</text:p>
          </table:table-cell>
          <table:table-cell table:style-name="ce3" office:value-type="float" office:value="2.48664" calcext:value-type="float">
            <text:p>2.48664</text:p>
          </table:table-cell>
          <table:table-cell table:style-name="ce3" office:value-type="float" office:value="0.462825" calcext:value-type="float">
            <text:p>0.462825</text:p>
          </table:table-cell>
          <table:table-cell office:value-type="float" office:value="18.13" calcext:value-type="float">
            <text:p>18.13</text:p>
          </table:table-cell>
          <table:table-cell office:value-type="float" office:value="2.57466" calcext:value-type="float">
            <text:p>2.57466</text:p>
          </table:table-cell>
          <table:table-cell office:value-type="float" office:value="0.493554" calcext:value-type="float">
            <text:p>0.493554</text:p>
          </table:table-cell>
          <table:table-cell table:style-name="ce3" office:value-type="float" office:value="17.9527" calcext:value-type="float">
            <text:p>17.9527</text:p>
          </table:table-cell>
          <table:table-cell table:style-name="ce3" office:value-type="float" office:value="2.50065" calcext:value-type="float">
            <text:p>2.50065</text:p>
          </table:table-cell>
          <table:table-cell table:style-name="ce3" office:value-type="float" office:value="0.489111" calcext:value-type="float">
            <text:p>0.489111</text:p>
          </table:table-cell>
          <table:table-cell office:value-type="float" office:value="18.3627" calcext:value-type="float">
            <text:p>18.3627</text:p>
          </table:table-cell>
          <table:table-cell office:value-type="float" office:value="2.48551" calcext:value-type="float">
            <text:p>2.48551</text:p>
          </table:table-cell>
          <table:table-cell office:value-type="float" office:value="0.449703" calcext:value-type="float">
            <text:p>0.449703</text:p>
          </table:table-cell>
          <table:table-cell/>
          <table:table-cell table:formula="of:=SUM([.C13];[.F13];[.I13];[.L13];[.O13];[.R13];[.U13];[.X13];[.AA13];[.AD13])" office:value-type="float" office:value="192.3823" calcext:value-type="float">
            <text:p>192.3823</text:p>
          </table:table-cell>
          <table:table-cell table:formula="of:=SUM([.D13];[.G13];[.J13];[.M13];[.P13];[.S13];[.V13];[.Y13];[.AB13];[.AE13])" office:value-type="float" office:value="25.02585" calcext:value-type="float">
            <text:p>25.02585</text:p>
          </table:table-cell>
          <table:table-cell table:formula="of:=SUM([.H13];[.K13];[.N13];[.Q13];[.T13];[.W13];[.Z13];[.AC13];[.AF13])" office:value-type="float" office:value="4.469633" calcext:value-type="float">
            <text:p>4.469633</text:p>
          </table:table-cell>
          <table:table-cell table:formula="of:=SUM([.AH13:.AI13])" office:value-type="float" office:value="217.40815" calcext:value-type="float">
            <text:p>217.40815</text:p>
          </table:table-cell>
          <table:table-cell table:number-columns-repeated="194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table:style-name="ce3" office:value-type="float" office:value="3.05402" calcext:value-type="float">
            <text:p>3.05402</text:p>
          </table:table-cell>
          <table:table-cell table:style-name="ce3" office:value-type="float" office:value="24.6787" calcext:value-type="float">
            <text:p>24.6787</text:p>
          </table:table-cell>
          <table:table-cell table:style-name="ce3"/>
          <table:table-cell office:value-type="float" office:value="3.05406" calcext:value-type="float">
            <text:p>3.05406</text:p>
          </table:table-cell>
          <table:table-cell office:value-type="float" office:value="15.7827" calcext:value-type="float">
            <text:p>15.7827</text:p>
          </table:table-cell>
          <table:table-cell office:value-type="float" office:value="0.205255" calcext:value-type="float">
            <text:p>0.205255</text:p>
          </table:table-cell>
          <table:table-cell table:style-name="ce3" office:value-type="float" office:value="3.13175" calcext:value-type="float">
            <text:p>3.13175</text:p>
          </table:table-cell>
          <table:table-cell table:style-name="ce3" office:value-type="float" office:value="20.7485" calcext:value-type="float">
            <text:p>20.7485</text:p>
          </table:table-cell>
          <table:table-cell table:style-name="ce3" office:value-type="float" office:value="0.169112" calcext:value-type="float">
            <text:p>0.169112</text:p>
          </table:table-cell>
          <table:table-cell office:value-type="float" office:value="3.13206" calcext:value-type="float">
            <text:p>3.13206</text:p>
          </table:table-cell>
          <table:table-cell office:value-type="float" office:value="16.5681" calcext:value-type="float">
            <text:p>16.5681</text:p>
          </table:table-cell>
          <table:table-cell office:value-type="float" office:value="0.359529" calcext:value-type="float">
            <text:p>0.359529</text:p>
          </table:table-cell>
          <table:table-cell table:style-name="ce3" office:value-type="float" office:value="3.18933" calcext:value-type="float">
            <text:p>3.18933</text:p>
          </table:table-cell>
          <table:table-cell table:style-name="ce3" office:value-type="float" office:value="18.5129" calcext:value-type="float">
            <text:p>18.5129</text:p>
          </table:table-cell>
          <table:table-cell table:style-name="ce3" office:value-type="float" office:value="0.429671" calcext:value-type="float">
            <text:p>0.429671</text:p>
          </table:table-cell>
          <table:table-cell office:value-type="float" office:value="3.19033" calcext:value-type="float">
            <text:p>3.19033</text:p>
          </table:table-cell>
          <table:table-cell office:value-type="float" office:value="37.08" calcext:value-type="float">
            <text:p>37.08</text:p>
          </table:table-cell>
          <table:table-cell office:value-type="float" office:value="1.08199" calcext:value-type="float">
            <text:p>1.08199</text:p>
          </table:table-cell>
          <table:table-cell table:style-name="ce3" office:value-type="float" office:value="3.23409" calcext:value-type="float">
            <text:p>3.23409</text:p>
          </table:table-cell>
          <table:table-cell table:style-name="ce3" office:value-type="float" office:value="15.7529" calcext:value-type="float">
            <text:p>15.7529</text:p>
          </table:table-cell>
          <table:table-cell table:style-name="ce3" office:value-type="float" office:value="0.616841" calcext:value-type="float">
            <text:p>0.616841</text:p>
          </table:table-cell>
          <table:table-cell office:value-type="float" office:value="3.23426" calcext:value-type="float">
            <text:p>3.23426</text:p>
          </table:table-cell>
          <table:table-cell office:value-type="float" office:value="22.705" calcext:value-type="float">
            <text:p>22.705</text:p>
          </table:table-cell>
          <table:table-cell office:value-type="float" office:value="0.421768" calcext:value-type="float">
            <text:p>0.421768</text:p>
          </table:table-cell>
          <table:table-cell table:style-name="ce3" office:value-type="float" office:value="3.27136" calcext:value-type="float">
            <text:p>3.27136</text:p>
          </table:table-cell>
          <table:table-cell table:style-name="ce3" office:value-type="float" office:value="20.7323" calcext:value-type="float">
            <text:p>20.7323</text:p>
          </table:table-cell>
          <table:table-cell table:style-name="ce3" office:value-type="float" office:value="1.03622" calcext:value-type="float">
            <text:p>1.03622</text:p>
          </table:table-cell>
          <table:table-cell office:value-type="float" office:value="3.27155" calcext:value-type="float">
            <text:p>3.27155</text:p>
          </table:table-cell>
          <table:table-cell office:value-type="float" office:value="25.8803" calcext:value-type="float">
            <text:p>25.8803</text:p>
          </table:table-cell>
          <table:table-cell office:value-type="float" office:value="0.775543" calcext:value-type="float">
            <text:p>0.775543</text:p>
          </table:table-cell>
          <table:table-cell/>
          <table:table-cell table:formula="of:=SUM([.C14];[.F14];[.I14];[.L14];[.O14];[.R14];[.U14];[.X14];[.AA14];[.AD14])" office:value-type="float" office:value="31.76281" calcext:value-type="float">
            <text:p>31.76281</text:p>
          </table:table-cell>
          <table:table-cell table:formula="of:=SUM([.D14];[.G14];[.J14];[.M14];[.P14];[.S14];[.V14];[.Y14];[.AB14];[.AE14])" office:value-type="float" office:value="218.4414" calcext:value-type="float">
            <text:p>218.4414</text:p>
          </table:table-cell>
          <table:table-cell table:formula="of:=SUM([.H14];[.K14];[.N14];[.Q14];[.T14];[.W14];[.Z14];[.AC14];[.AF14])" office:value-type="float" office:value="5.095929" calcext:value-type="float">
            <text:p>5.095929</text:p>
          </table:table-cell>
          <table:table-cell table:formula="of:=SUM([.AH14:.AI14])" office:value-type="float" office:value="250.20421" calcext:value-type="float">
            <text:p>250.20421</text:p>
          </table:table-cell>
          <table:table-cell table:number-columns-repeated="194"/>
        </table:table-row>
        <table:table-row table:style-name="ro1">
          <table:table-cell office:value-type="string" calcext:value-type="string">
            <text:p>Shi Tomasi</text:p>
          </table:table-cell>
          <table:table-cell office:value-type="string" calcext:value-type="string">
            <text:p>SIFT</text:p>
          </table:table-cell>
          <table:table-cell table:style-name="ce3" office:value-type="float" office:value="26.5445" calcext:value-type="float">
            <text:p>26.5445</text:p>
          </table:table-cell>
          <table:table-cell table:style-name="ce3" office:value-type="float" office:value="25.3467" calcext:value-type="float">
            <text:p>25.3467</text:p>
          </table:table-cell>
          <table:table-cell table:style-name="ce3"/>
          <table:table-cell office:value-type="float" office:value="12.3065" calcext:value-type="float">
            <text:p>12.3065</text:p>
          </table:table-cell>
          <table:table-cell office:value-type="float" office:value="16.7602" calcext:value-type="float">
            <text:p>16.7602</text:p>
          </table:table-cell>
          <table:table-cell office:value-type="float" office:value="0.737315" calcext:value-type="float">
            <text:p>0.737315</text:p>
          </table:table-cell>
          <table:table-cell table:style-name="ce3" office:value-type="float" office:value="16.5055" calcext:value-type="float">
            <text:p>16.5055</text:p>
          </table:table-cell>
          <table:table-cell table:style-name="ce3" office:value-type="float" office:value="18.6319" calcext:value-type="float">
            <text:p>18.6319</text:p>
          </table:table-cell>
          <table:table-cell table:style-name="ce3" office:value-type="float" office:value="1.11348" calcext:value-type="float">
            <text:p>1.11348</text:p>
          </table:table-cell>
          <table:table-cell office:value-type="float" office:value="12.8835" calcext:value-type="float">
            <text:p>12.8835</text:p>
          </table:table-cell>
          <table:table-cell office:value-type="float" office:value="17.491" calcext:value-type="float">
            <text:p>17.491</text:p>
          </table:table-cell>
          <table:table-cell office:value-type="float" office:value="0.67532" calcext:value-type="float">
            <text:p>0.67532</text:p>
          </table:table-cell>
          <table:table-cell table:style-name="ce3" office:value-type="float" office:value="12.7635" calcext:value-type="float">
            <text:p>12.7635</text:p>
          </table:table-cell>
          <table:table-cell table:style-name="ce3" office:value-type="float" office:value="18.0825" calcext:value-type="float">
            <text:p>18.0825</text:p>
          </table:table-cell>
          <table:table-cell table:style-name="ce3" office:value-type="float" office:value="1.02127" calcext:value-type="float">
            <text:p>1.02127</text:p>
          </table:table-cell>
          <table:table-cell office:value-type="float" office:value="16.0104" calcext:value-type="float">
            <text:p>16.0104</text:p>
          </table:table-cell>
          <table:table-cell office:value-type="float" office:value="18.3409" calcext:value-type="float">
            <text:p>18.3409</text:p>
          </table:table-cell>
          <table:table-cell office:value-type="float" office:value="1.04148" calcext:value-type="float">
            <text:p>1.04148</text:p>
          </table:table-cell>
          <table:table-cell table:style-name="ce3" office:value-type="float" office:value="11.8981" calcext:value-type="float">
            <text:p>11.8981</text:p>
          </table:table-cell>
          <table:table-cell table:style-name="ce3" office:value-type="float" office:value="18.5555" calcext:value-type="float">
            <text:p>18.5555</text:p>
          </table:table-cell>
          <table:table-cell table:style-name="ce3" office:value-type="float" office:value="0.54221" calcext:value-type="float">
            <text:p>0.54221</text:p>
          </table:table-cell>
          <table:table-cell office:value-type="float" office:value="16.6013" calcext:value-type="float">
            <text:p>16.6013</text:p>
          </table:table-cell>
          <table:table-cell office:value-type="float" office:value="20.5214" calcext:value-type="float">
            <text:p>20.5214</text:p>
          </table:table-cell>
          <table:table-cell office:value-type="float" office:value="0.588127" calcext:value-type="float">
            <text:p>0.588127</text:p>
          </table:table-cell>
          <table:table-cell table:style-name="ce3" office:value-type="float" office:value="16.9022" calcext:value-type="float">
            <text:p>16.9022</text:p>
          </table:table-cell>
          <table:table-cell table:style-name="ce3" office:value-type="float" office:value="17.9504" calcext:value-type="float">
            <text:p>17.9504</text:p>
          </table:table-cell>
          <table:table-cell table:style-name="ce3" office:value-type="float" office:value="0.602155" calcext:value-type="float">
            <text:p>0.602155</text:p>
          </table:table-cell>
          <table:table-cell office:value-type="float" office:value="11.6871" calcext:value-type="float">
            <text:p>11.6871</text:p>
          </table:table-cell>
          <table:table-cell office:value-type="float" office:value="15.6509" calcext:value-type="float">
            <text:p>15.6509</text:p>
          </table:table-cell>
          <table:table-cell office:value-type="float" office:value="0.968872" calcext:value-type="float">
            <text:p>0.968872</text:p>
          </table:table-cell>
          <table:table-cell/>
          <table:table-cell table:formula="of:=SUM([.C15];[.F15];[.I15];[.L15];[.O15];[.R15];[.U15];[.X15];[.AA15];[.AD15])" office:value-type="float" office:value="154.1026" calcext:value-type="float">
            <text:p>154.1026</text:p>
          </table:table-cell>
          <table:table-cell table:formula="of:=SUM([.D15];[.G15];[.J15];[.M15];[.P15];[.S15];[.V15];[.Y15];[.AB15];[.AE15])" office:value-type="float" office:value="187.3314" calcext:value-type="float">
            <text:p>187.3314</text:p>
          </table:table-cell>
          <table:table-cell table:formula="of:=SUM([.H15];[.K15];[.N15];[.Q15];[.T15];[.W15];[.Z15];[.AC15];[.AF15])" office:value-type="float" office:value="7.290229" calcext:value-type="float">
            <text:p>7.290229</text:p>
          </table:table-cell>
          <table:table-cell table:formula="of:=SUM([.AH15:.AI15])" office:value-type="float" office:value="341.434" calcext:value-type="float">
            <text:p>341.434</text:p>
          </table:table-cell>
          <table:table-cell table:number-columns-repeated="194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SK</text:p>
          </table:table-cell>
          <table:table-cell table:style-name="ce3" office:value-type="float" office:value="51.9847" calcext:value-type="float">
            <text:p>51.9847</text:p>
          </table:table-cell>
          <table:table-cell table:style-name="ce3" office:value-type="float" office:value="3.74922" calcext:value-type="float">
            <text:p>3.74922</text:p>
          </table:table-cell>
          <table:table-cell table:style-name="ce3"/>
          <table:table-cell office:value-type="float" office:value="48.8035" calcext:value-type="float">
            <text:p>48.8035</text:p>
          </table:table-cell>
          <table:table-cell office:value-type="float" office:value="4.13517" calcext:value-type="float">
            <text:p>4.13517</text:p>
          </table:table-cell>
          <table:table-cell office:value-type="float" office:value="2.06358" calcext:value-type="float">
            <text:p>2.06358</text:p>
          </table:table-cell>
          <table:table-cell table:style-name="ce3" office:value-type="float" office:value="46.5882" calcext:value-type="float">
            <text:p>46.5882</text:p>
          </table:table-cell>
          <table:table-cell table:style-name="ce3" office:value-type="float" office:value="3.85931" calcext:value-type="float">
            <text:p>3.85931</text:p>
          </table:table-cell>
          <table:table-cell table:style-name="ce3" office:value-type="float" office:value="2.04472" calcext:value-type="float">
            <text:p>2.04472</text:p>
          </table:table-cell>
          <table:table-cell office:value-type="float" office:value="43.8539" calcext:value-type="float">
            <text:p>43.8539</text:p>
          </table:table-cell>
          <table:table-cell office:value-type="float" office:value="3.64732" calcext:value-type="float">
            <text:p>3.64732</text:p>
          </table:table-cell>
          <table:table-cell office:value-type="float" office:value="1.89555" calcext:value-type="float">
            <text:p>1.89555</text:p>
          </table:table-cell>
          <table:table-cell table:style-name="ce3" office:value-type="float" office:value="43.168" calcext:value-type="float">
            <text:p>43.168</text:p>
          </table:table-cell>
          <table:table-cell table:style-name="ce3" office:value-type="float" office:value="3.57654" calcext:value-type="float">
            <text:p>3.57654</text:p>
          </table:table-cell>
          <table:table-cell table:style-name="ce3" office:value-type="float" office:value="1.99519" calcext:value-type="float">
            <text:p>1.99519</text:p>
          </table:table-cell>
          <table:table-cell office:value-type="float" office:value="45.5233" calcext:value-type="float">
            <text:p>45.5233</text:p>
          </table:table-cell>
          <table:table-cell office:value-type="float" office:value="3.42634" calcext:value-type="float">
            <text:p>3.42634</text:p>
          </table:table-cell>
          <table:table-cell office:value-type="float" office:value="2.04777" calcext:value-type="float">
            <text:p>2.04777</text:p>
          </table:table-cell>
          <table:table-cell table:style-name="ce3" office:value-type="float" office:value="45.4199" calcext:value-type="float">
            <text:p>45.4199</text:p>
          </table:table-cell>
          <table:table-cell table:style-name="ce3" office:value-type="float" office:value="3.88651" calcext:value-type="float">
            <text:p>3.88651</text:p>
          </table:table-cell>
          <table:table-cell table:style-name="ce3" office:value-type="float" office:value="2.01822" calcext:value-type="float">
            <text:p>2.01822</text:p>
          </table:table-cell>
          <table:table-cell office:value-type="float" office:value="46.466" calcext:value-type="float">
            <text:p>46.466</text:p>
          </table:table-cell>
          <table:table-cell office:value-type="float" office:value="3.50863" calcext:value-type="float">
            <text:p>3.50863</text:p>
          </table:table-cell>
          <table:table-cell office:value-type="float" office:value="2.1399" calcext:value-type="float">
            <text:p>2.1399</text:p>
          </table:table-cell>
          <table:table-cell table:style-name="ce3" office:value-type="float" office:value="42.6666" calcext:value-type="float">
            <text:p>42.6666</text:p>
          </table:table-cell>
          <table:table-cell table:style-name="ce3" office:value-type="float" office:value="3.40582" calcext:value-type="float">
            <text:p>3.40582</text:p>
          </table:table-cell>
          <table:table-cell table:style-name="ce3" office:value-type="float" office:value="2.08495" calcext:value-type="float">
            <text:p>2.08495</text:p>
          </table:table-cell>
          <table:table-cell office:value-type="float" office:value="43.4956" calcext:value-type="float">
            <text:p>43.4956</text:p>
          </table:table-cell>
          <table:table-cell office:value-type="float" office:value="3.18254" calcext:value-type="float">
            <text:p>3.18254</text:p>
          </table:table-cell>
          <table:table-cell office:value-type="float" office:value="1.73005" calcext:value-type="float">
            <text:p>1.73005</text:p>
          </table:table-cell>
          <table:table-cell/>
          <table:table-cell table:formula="of:=SUM([.C16];[.F16];[.I16];[.L16];[.O16];[.R16];[.U16];[.X16];[.AA16];[.AD16])" office:value-type="float" office:value="457.9697" calcext:value-type="float">
            <text:p>457.9697</text:p>
          </table:table-cell>
          <table:table-cell table:formula="of:=SUM([.D16];[.G16];[.J16];[.M16];[.P16];[.S16];[.V16];[.Y16];[.AB16];[.AE16])" office:value-type="float" office:value="36.3774" calcext:value-type="float">
            <text:p>36.3774</text:p>
          </table:table-cell>
          <table:table-cell table:formula="of:=SUM([.H16];[.K16];[.N16];[.Q16];[.T16];[.W16];[.Z16];[.AC16];[.AF16])" office:value-type="float" office:value="18.01993" calcext:value-type="float">
            <text:p>18.01993</text:p>
          </table:table-cell>
          <table:table-cell table:formula="of:=SUM([.AH16:.AI16])" office:value-type="float" office:value="494.3471" calcext:value-type="float">
            <text:p>494.3471</text:p>
          </table:table-cell>
          <table:table-cell table:number-columns-repeated="194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table:style-name="ce3" office:value-type="float" office:value="89.849" calcext:value-type="float">
            <text:p>89.849</text:p>
          </table:table-cell>
          <table:table-cell table:style-name="ce3" office:value-type="float" office:value="7.93064" calcext:value-type="float">
            <text:p>7.93064</text:p>
          </table:table-cell>
          <table:table-cell table:style-name="ce3"/>
          <table:table-cell office:value-type="float" office:value="87.7601" calcext:value-type="float">
            <text:p>87.7601</text:p>
          </table:table-cell>
          <table:table-cell office:value-type="float" office:value="2.34396" calcext:value-type="float">
            <text:p>2.34396</text:p>
          </table:table-cell>
          <table:table-cell office:value-type="float" office:value="15.8294" calcext:value-type="float">
            <text:p>15.8294</text:p>
          </table:table-cell>
          <table:table-cell table:style-name="ce3" office:value-type="float" office:value="44.2657" calcext:value-type="float">
            <text:p>44.2657</text:p>
          </table:table-cell>
          <table:table-cell table:style-name="ce3" office:value-type="float" office:value="1.29446" calcext:value-type="float">
            <text:p>1.29446</text:p>
          </table:table-cell>
          <table:table-cell table:style-name="ce3" office:value-type="float" office:value="1.8405" calcext:value-type="float">
            <text:p>1.8405</text:p>
          </table:table-cell>
          <table:table-cell office:value-type="float" office:value="44.4156" calcext:value-type="float">
            <text:p>44.4156</text:p>
          </table:table-cell>
          <table:table-cell office:value-type="float" office:value="1.2924" calcext:value-type="float">
            <text:p>1.2924</text:p>
          </table:table-cell>
          <table:table-cell office:value-type="float" office:value="1.81586" calcext:value-type="float">
            <text:p>1.81586</text:p>
          </table:table-cell>
          <table:table-cell table:style-name="ce3" office:value-type="float" office:value="41.9383" calcext:value-type="float">
            <text:p>41.9383</text:p>
          </table:table-cell>
          <table:table-cell table:style-name="ce3" office:value-type="float" office:value="1.2453" calcext:value-type="float">
            <text:p>1.2453</text:p>
          </table:table-cell>
          <table:table-cell table:style-name="ce3" office:value-type="float" office:value="1.86628" calcext:value-type="float">
            <text:p>1.86628</text:p>
          </table:table-cell>
          <table:table-cell office:value-type="float" office:value="43.1766" calcext:value-type="float">
            <text:p>43.1766</text:p>
          </table:table-cell>
          <table:table-cell office:value-type="float" office:value="1.24255" calcext:value-type="float">
            <text:p>1.24255</text:p>
          </table:table-cell>
          <table:table-cell office:value-type="float" office:value="1.85268" calcext:value-type="float">
            <text:p>1.85268</text:p>
          </table:table-cell>
          <table:table-cell table:style-name="ce3" office:value-type="float" office:value="42.8704" calcext:value-type="float">
            <text:p>42.8704</text:p>
          </table:table-cell>
          <table:table-cell table:style-name="ce3" office:value-type="float" office:value="1.32056" calcext:value-type="float">
            <text:p>1.32056</text:p>
          </table:table-cell>
          <table:table-cell table:style-name="ce3" office:value-type="float" office:value="1.82672" calcext:value-type="float">
            <text:p>1.82672</text:p>
          </table:table-cell>
          <table:table-cell office:value-type="float" office:value="45.1015" calcext:value-type="float">
            <text:p>45.1015</text:p>
          </table:table-cell>
          <table:table-cell office:value-type="float" office:value="2.10254" calcext:value-type="float">
            <text:p>2.10254</text:p>
          </table:table-cell>
          <table:table-cell office:value-type="float" office:value="1.7919" calcext:value-type="float">
            <text:p>1.7919</text:p>
          </table:table-cell>
          <table:table-cell table:style-name="ce3" office:value-type="float" office:value="42.4998" calcext:value-type="float">
            <text:p>42.4998</text:p>
          </table:table-cell>
          <table:table-cell table:style-name="ce3" office:value-type="float" office:value="1.20471" calcext:value-type="float">
            <text:p>1.20471</text:p>
          </table:table-cell>
          <table:table-cell table:style-name="ce3" office:value-type="float" office:value="1.67001" calcext:value-type="float">
            <text:p>1.67001</text:p>
          </table:table-cell>
          <table:table-cell office:value-type="float" office:value="41.3206" calcext:value-type="float">
            <text:p>41.3206</text:p>
          </table:table-cell>
          <table:table-cell office:value-type="float" office:value="1.10682" calcext:value-type="float">
            <text:p>1.10682</text:p>
          </table:table-cell>
          <table:table-cell office:value-type="float" office:value="1.56587" calcext:value-type="float">
            <text:p>1.56587</text:p>
          </table:table-cell>
          <table:table-cell/>
          <table:table-cell table:formula="of:=SUM([.C17];[.F17];[.I17];[.L17];[.O17];[.R17];[.U17];[.X17];[.AA17];[.AD17])" office:value-type="float" office:value="523.1976" calcext:value-type="float">
            <text:p>523.1976</text:p>
          </table:table-cell>
          <table:table-cell table:formula="of:=SUM([.D17];[.G17];[.J17];[.M17];[.P17];[.S17];[.V17];[.Y17];[.AB17];[.AE17])" office:value-type="float" office:value="21.08394" calcext:value-type="float">
            <text:p>21.08394</text:p>
          </table:table-cell>
          <table:table-cell table:formula="of:=SUM([.H17];[.K17];[.N17];[.Q17];[.T17];[.W17];[.Z17];[.AC17];[.AF17])" office:value-type="float" office:value="30.05922" calcext:value-type="float">
            <text:p>30.05922</text:p>
          </table:table-cell>
          <table:table-cell table:formula="of:=SUM([.AH17:.AI17])" office:value-type="float" office:value="544.28154" calcext:value-type="float">
            <text:p>544.28154</text:p>
          </table:table-cell>
          <table:table-cell table:number-columns-repeated="194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table:style-name="ce3" office:value-type="float" office:value="8.1226" calcext:value-type="float">
            <text:p>8.1226</text:p>
          </table:table-cell>
          <table:table-cell table:style-name="ce3" office:value-type="float" office:value="48.798" calcext:value-type="float">
            <text:p>48.798</text:p>
          </table:table-cell>
          <table:table-cell table:style-name="ce3"/>
          <table:table-cell office:value-type="float" office:value="8.12267" calcext:value-type="float">
            <text:p>8.12267</text:p>
          </table:table-cell>
          <table:table-cell office:value-type="float" office:value="46.1949" calcext:value-type="float">
            <text:p>46.1949</text:p>
          </table:table-cell>
          <table:table-cell office:value-type="float" office:value="0.238371" calcext:value-type="float">
            <text:p>0.238371</text:p>
          </table:table-cell>
          <table:table-cell table:style-name="ce3" office:value-type="float" office:value="8.17538" calcext:value-type="float">
            <text:p>8.17538</text:p>
          </table:table-cell>
          <table:table-cell table:style-name="ce3" office:value-type="float" office:value="45.0856" calcext:value-type="float">
            <text:p>45.0856</text:p>
          </table:table-cell>
          <table:table-cell table:style-name="ce3" office:value-type="float" office:value="0.189277" calcext:value-type="float">
            <text:p>0.189277</text:p>
          </table:table-cell>
          <table:table-cell office:value-type="float" office:value="8.18286" calcext:value-type="float">
            <text:p>8.18286</text:p>
          </table:table-cell>
          <table:table-cell office:value-type="float" office:value="47.1919" calcext:value-type="float">
            <text:p>47.1919</text:p>
          </table:table-cell>
          <table:table-cell office:value-type="float" office:value="0.212619" calcext:value-type="float">
            <text:p>0.212619</text:p>
          </table:table-cell>
          <table:table-cell table:style-name="ce3" office:value-type="float" office:value="8.22488" calcext:value-type="float">
            <text:p>8.22488</text:p>
          </table:table-cell>
          <table:table-cell table:style-name="ce3" office:value-type="float" office:value="45.9336" calcext:value-type="float">
            <text:p>45.9336</text:p>
          </table:table-cell>
          <table:table-cell table:style-name="ce3" office:value-type="float" office:value="0.24532" calcext:value-type="float">
            <text:p>0.24532</text:p>
          </table:table-cell>
          <table:table-cell office:value-type="float" office:value="8.2252" calcext:value-type="float">
            <text:p>8.2252</text:p>
          </table:table-cell>
          <table:table-cell office:value-type="float" office:value="49.163" calcext:value-type="float">
            <text:p>49.163</text:p>
          </table:table-cell>
          <table:table-cell office:value-type="float" office:value="0.727278" calcext:value-type="float">
            <text:p>0.727278</text:p>
          </table:table-cell>
          <table:table-cell table:style-name="ce3" office:value-type="float" office:value="8.25952" calcext:value-type="float">
            <text:p>8.25952</text:p>
          </table:table-cell>
          <table:table-cell table:style-name="ce3" office:value-type="float" office:value="44.9005" calcext:value-type="float">
            <text:p>44.9005</text:p>
          </table:table-cell>
          <table:table-cell table:style-name="ce3" office:value-type="float" office:value="0.482787" calcext:value-type="float">
            <text:p>0.482787</text:p>
          </table:table-cell>
          <table:table-cell office:value-type="float" office:value="8.25979" calcext:value-type="float">
            <text:p>8.25979</text:p>
          </table:table-cell>
          <table:table-cell office:value-type="float" office:value="45.0211" calcext:value-type="float">
            <text:p>45.0211</text:p>
          </table:table-cell>
          <table:table-cell office:value-type="float" office:value="0.238361" calcext:value-type="float">
            <text:p>0.238361</text:p>
          </table:table-cell>
          <table:table-cell table:style-name="ce3" office:value-type="float" office:value="8.29904" calcext:value-type="float">
            <text:p>8.29904</text:p>
          </table:table-cell>
          <table:table-cell table:style-name="ce3" office:value-type="float" office:value="49.0533" calcext:value-type="float">
            <text:p>49.0533</text:p>
          </table:table-cell>
          <table:table-cell table:style-name="ce3" office:value-type="float" office:value="0.447367" calcext:value-type="float">
            <text:p>0.447367</text:p>
          </table:table-cell>
          <table:table-cell office:value-type="float" office:value="8.29932" calcext:value-type="float">
            <text:p>8.29932</text:p>
          </table:table-cell>
          <table:table-cell office:value-type="float" office:value="45.6082" calcext:value-type="float">
            <text:p>45.6082</text:p>
          </table:table-cell>
          <table:table-cell office:value-type="float" office:value="0.548097" calcext:value-type="float">
            <text:p>0.548097</text:p>
          </table:table-cell>
          <table:table-cell/>
          <table:table-cell table:formula="of:=SUM([.C18];[.F18];[.I18];[.L18];[.O18];[.R18];[.U18];[.X18];[.AA18];[.AD18])" office:value-type="float" office:value="82.17126" calcext:value-type="float">
            <text:p>82.17126</text:p>
          </table:table-cell>
          <table:table-cell table:formula="of:=SUM([.D18];[.G18];[.J18];[.M18];[.P18];[.S18];[.V18];[.Y18];[.AB18];[.AE18])" office:value-type="float" office:value="466.9501" calcext:value-type="float">
            <text:p>466.9501</text:p>
          </table:table-cell>
          <table:table-cell table:formula="of:=SUM([.H18];[.K18];[.N18];[.Q18];[.T18];[.W18];[.Z18];[.AC18];[.AF18])" office:value-type="float" office:value="3.329477" calcext:value-type="float">
            <text:p>3.329477</text:p>
          </table:table-cell>
          <table:table-cell table:formula="of:=SUM([.AH18:.AI18])" office:value-type="float" office:value="549.12136" calcext:value-type="float">
            <text:p>549.12136</text:p>
          </table:table-cell>
          <table:table-cell table:number-columns-repeated="194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table:style-name="ce3" office:value-type="float" office:value="3.08103" calcext:value-type="float">
            <text:p>3.08103</text:p>
          </table:table-cell>
          <table:table-cell table:style-name="ce3" office:value-type="float" office:value="65.9163" calcext:value-type="float">
            <text:p>65.9163</text:p>
          </table:table-cell>
          <table:table-cell table:style-name="ce3"/>
          <table:table-cell office:value-type="float" office:value="2.35109" calcext:value-type="float">
            <text:p>2.35109</text:p>
          </table:table-cell>
          <table:table-cell office:value-type="float" office:value="53.3979" calcext:value-type="float">
            <text:p>53.3979</text:p>
          </table:table-cell>
          <table:table-cell office:value-type="float" office:value="4.28976" calcext:value-type="float">
            <text:p>4.28976</text:p>
          </table:table-cell>
          <table:table-cell table:style-name="ce3" office:value-type="float" office:value="2.12817" calcext:value-type="float">
            <text:p>2.12817</text:p>
          </table:table-cell>
          <table:table-cell table:style-name="ce3" office:value-type="float" office:value="56.7268" calcext:value-type="float">
            <text:p>56.7268</text:p>
          </table:table-cell>
          <table:table-cell table:style-name="ce3" office:value-type="float" office:value="4.0991" calcext:value-type="float">
            <text:p>4.0991</text:p>
          </table:table-cell>
          <table:table-cell office:value-type="float" office:value="2.08722" calcext:value-type="float">
            <text:p>2.08722</text:p>
          </table:table-cell>
          <table:table-cell office:value-type="float" office:value="50.289" calcext:value-type="float">
            <text:p>50.289</text:p>
          </table:table-cell>
          <table:table-cell office:value-type="float" office:value="3.99317" calcext:value-type="float">
            <text:p>3.99317</text:p>
          </table:table-cell>
          <table:table-cell table:style-name="ce3" office:value-type="float" office:value="2.20102" calcext:value-type="float">
            <text:p>2.20102</text:p>
          </table:table-cell>
          <table:table-cell table:style-name="ce3" office:value-type="float" office:value="50.5757" calcext:value-type="float">
            <text:p>50.5757</text:p>
          </table:table-cell>
          <table:table-cell table:style-name="ce3" office:value-type="float" office:value="3.9381" calcext:value-type="float">
            <text:p>3.9381</text:p>
          </table:table-cell>
          <table:table-cell office:value-type="float" office:value="2.13438" calcext:value-type="float">
            <text:p>2.13438</text:p>
          </table:table-cell>
          <table:table-cell office:value-type="float" office:value="53.1274" calcext:value-type="float">
            <text:p>53.1274</text:p>
          </table:table-cell>
          <table:table-cell office:value-type="float" office:value="3.69806" calcext:value-type="float">
            <text:p>3.69806</text:p>
          </table:table-cell>
          <table:table-cell table:style-name="ce3" office:value-type="float" office:value="2.00919" calcext:value-type="float">
            <text:p>2.00919</text:p>
          </table:table-cell>
          <table:table-cell table:style-name="ce3" office:value-type="float" office:value="49.8275" calcext:value-type="float">
            <text:p>49.8275</text:p>
          </table:table-cell>
          <table:table-cell table:style-name="ce3" office:value-type="float" office:value="4.07221" calcext:value-type="float">
            <text:p>4.07221</text:p>
          </table:table-cell>
          <table:table-cell office:value-type="float" office:value="2.488" calcext:value-type="float">
            <text:p>2.488</text:p>
          </table:table-cell>
          <table:table-cell office:value-type="float" office:value="49.7948" calcext:value-type="float">
            <text:p>49.7948</text:p>
          </table:table-cell>
          <table:table-cell office:value-type="float" office:value="3.91244" calcext:value-type="float">
            <text:p>3.91244</text:p>
          </table:table-cell>
          <table:table-cell table:style-name="ce3" office:value-type="float" office:value="2.10031" calcext:value-type="float">
            <text:p>2.10031</text:p>
          </table:table-cell>
          <table:table-cell table:style-name="ce3" office:value-type="float" office:value="51.3872" calcext:value-type="float">
            <text:p>51.3872</text:p>
          </table:table-cell>
          <table:table-cell table:style-name="ce3" office:value-type="float" office:value="4.93654" calcext:value-type="float">
            <text:p>4.93654</text:p>
          </table:table-cell>
          <table:table-cell office:value-type="float" office:value="2.10614" calcext:value-type="float">
            <text:p>2.10614</text:p>
          </table:table-cell>
          <table:table-cell office:value-type="float" office:value="49.1975" calcext:value-type="float">
            <text:p>49.1975</text:p>
          </table:table-cell>
          <table:table-cell office:value-type="float" office:value="4.59894" calcext:value-type="float">
            <text:p>4.59894</text:p>
          </table:table-cell>
          <table:table-cell/>
          <table:table-cell table:formula="of:=SUM([.C19];[.F19];[.I19];[.L19];[.O19];[.R19];[.U19];[.X19];[.AA19];[.AD19])" office:value-type="float" office:value="22.68655" calcext:value-type="float">
            <text:p>22.68655</text:p>
          </table:table-cell>
          <table:table-cell table:formula="of:=SUM([.D19];[.G19];[.J19];[.M19];[.P19];[.S19];[.V19];[.Y19];[.AB19];[.AE19])" office:value-type="float" office:value="530.2401" calcext:value-type="float">
            <text:p>530.2401</text:p>
          </table:table-cell>
          <table:table-cell table:formula="of:=SUM([.H19];[.K19];[.N19];[.Q19];[.T19];[.W19];[.Z19];[.AC19];[.AF19])" office:value-type="float" office:value="37.53832" calcext:value-type="float">
            <text:p>37.53832</text:p>
          </table:table-cell>
          <table:table-cell table:formula="of:=SUM([.AH19:.AI19])" office:value-type="float" office:value="552.92665" calcext:value-type="float">
            <text:p>552.92665</text:p>
          </table:table-cell>
          <table:table-cell table:number-columns-repeated="194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table:style-name="ce3" office:value-type="float" office:value="12.924" calcext:value-type="float">
            <text:p>12.924</text:p>
          </table:table-cell>
          <table:table-cell table:style-name="ce3" office:value-type="float" office:value="50.2021" calcext:value-type="float">
            <text:p>50.2021</text:p>
          </table:table-cell>
          <table:table-cell table:style-name="ce3"/>
          <table:table-cell office:value-type="float" office:value="9.36721" calcext:value-type="float">
            <text:p>9.36721</text:p>
          </table:table-cell>
          <table:table-cell office:value-type="float" office:value="48.8046" calcext:value-type="float">
            <text:p>48.8046</text:p>
          </table:table-cell>
          <table:table-cell office:value-type="float" office:value="0.238766" calcext:value-type="float">
            <text:p>0.238766</text:p>
          </table:table-cell>
          <table:table-cell table:style-name="ce3" office:value-type="float" office:value="8.38451" calcext:value-type="float">
            <text:p>8.38451</text:p>
          </table:table-cell>
          <table:table-cell table:style-name="ce3" office:value-type="float" office:value="51.75" calcext:value-type="float">
            <text:p>51.75</text:p>
          </table:table-cell>
          <table:table-cell table:style-name="ce3" office:value-type="float" office:value="0.204181" calcext:value-type="float">
            <text:p>0.204181</text:p>
          </table:table-cell>
          <table:table-cell office:value-type="float" office:value="7.79266" calcext:value-type="float">
            <text:p>7.79266</text:p>
          </table:table-cell>
          <table:table-cell office:value-type="float" office:value="47.6243" calcext:value-type="float">
            <text:p>47.6243</text:p>
          </table:table-cell>
          <table:table-cell office:value-type="float" office:value="0.213008" calcext:value-type="float">
            <text:p>0.213008</text:p>
          </table:table-cell>
          <table:table-cell table:style-name="ce3" office:value-type="float" office:value="8.4321" calcext:value-type="float">
            <text:p>8.4321</text:p>
          </table:table-cell>
          <table:table-cell table:style-name="ce3" office:value-type="float" office:value="48.3466" calcext:value-type="float">
            <text:p>48.3466</text:p>
          </table:table-cell>
          <table:table-cell table:style-name="ce3" office:value-type="float" office:value="0.231153" calcext:value-type="float">
            <text:p>0.231153</text:p>
          </table:table-cell>
          <table:table-cell office:value-type="float" office:value="7.83147" calcext:value-type="float">
            <text:p>7.83147</text:p>
          </table:table-cell>
          <table:table-cell office:value-type="float" office:value="48.0288" calcext:value-type="float">
            <text:p>48.0288</text:p>
          </table:table-cell>
          <table:table-cell office:value-type="float" office:value="0.224658" calcext:value-type="float">
            <text:p>0.224658</text:p>
          </table:table-cell>
          <table:table-cell table:style-name="ce3" office:value-type="float" office:value="8.01284" calcext:value-type="float">
            <text:p>8.01284</text:p>
          </table:table-cell>
          <table:table-cell table:style-name="ce3" office:value-type="float" office:value="48.8042" calcext:value-type="float">
            <text:p>48.8042</text:p>
          </table:table-cell>
          <table:table-cell table:style-name="ce3" office:value-type="float" office:value="0.233913" calcext:value-type="float">
            <text:p>0.233913</text:p>
          </table:table-cell>
          <table:table-cell office:value-type="float" office:value="8.15402" calcext:value-type="float">
            <text:p>8.15402</text:p>
          </table:table-cell>
          <table:table-cell office:value-type="float" office:value="48.2143" calcext:value-type="float">
            <text:p>48.2143</text:p>
          </table:table-cell>
          <table:table-cell office:value-type="float" office:value="0.298443" calcext:value-type="float">
            <text:p>0.298443</text:p>
          </table:table-cell>
          <table:table-cell table:style-name="ce3" office:value-type="float" office:value="8.00637" calcext:value-type="float">
            <text:p>8.00637</text:p>
          </table:table-cell>
          <table:table-cell table:style-name="ce3" office:value-type="float" office:value="47.6221" calcext:value-type="float">
            <text:p>47.6221</text:p>
          </table:table-cell>
          <table:table-cell table:style-name="ce3" office:value-type="float" office:value="0.270359" calcext:value-type="float">
            <text:p>0.270359</text:p>
          </table:table-cell>
          <table:table-cell office:value-type="float" office:value="8.09888" calcext:value-type="float">
            <text:p>8.09888</text:p>
          </table:table-cell>
          <table:table-cell office:value-type="float" office:value="47.6513" calcext:value-type="float">
            <text:p>47.6513</text:p>
          </table:table-cell>
          <table:table-cell office:value-type="float" office:value="0.251566" calcext:value-type="float">
            <text:p>0.251566</text:p>
          </table:table-cell>
          <table:table-cell/>
          <table:table-cell table:formula="of:=SUM([.C20];[.F20];[.I20];[.L20];[.O20];[.R20];[.U20];[.X20];[.AA20];[.AD20])" office:value-type="float" office:value="87.00406" calcext:value-type="float">
            <text:p>87.00406</text:p>
          </table:table-cell>
          <table:table-cell table:formula="of:=SUM([.D20];[.G20];[.J20];[.M20];[.P20];[.S20];[.V20];[.Y20];[.AB20];[.AE20])" office:value-type="float" office:value="487.0483" calcext:value-type="float">
            <text:p>487.0483</text:p>
          </table:table-cell>
          <table:table-cell table:formula="of:=SUM([.H20];[.K20];[.N20];[.Q20];[.T20];[.W20];[.Z20];[.AC20];[.AF20])" office:value-type="float" office:value="2.166047" calcext:value-type="float">
            <text:p>2.166047</text:p>
          </table:table-cell>
          <table:table-cell table:formula="of:=SUM([.AH20:.AI20])" office:value-type="float" office:value="574.05236" calcext:value-type="float">
            <text:p>574.05236</text:p>
          </table:table-cell>
          <table:table-cell table:number-columns-repeated="194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table:style-name="ce3" office:value-type="float" office:value="81.0857" calcext:value-type="float">
            <text:p>81.0857</text:p>
          </table:table-cell>
          <table:table-cell table:style-name="ce3" office:value-type="float" office:value="25.5274" calcext:value-type="float">
            <text:p>25.5274</text:p>
          </table:table-cell>
          <table:table-cell table:style-name="ce3"/>
          <table:table-cell office:value-type="float" office:value="80.4915" calcext:value-type="float">
            <text:p>80.4915</text:p>
          </table:table-cell>
          <table:table-cell office:value-type="float" office:value="10.5139" calcext:value-type="float">
            <text:p>10.5139</text:p>
          </table:table-cell>
          <table:table-cell office:value-type="float" office:value="1.74391" calcext:value-type="float">
            <text:p>1.74391</text:p>
          </table:table-cell>
          <table:table-cell table:style-name="ce3" office:value-type="float" office:value="44.348" calcext:value-type="float">
            <text:p>44.348</text:p>
          </table:table-cell>
          <table:table-cell table:style-name="ce3" office:value-type="float" office:value="5.26078" calcext:value-type="float">
            <text:p>5.26078</text:p>
          </table:table-cell>
          <table:table-cell table:style-name="ce3" office:value-type="float" office:value="1.81592" calcext:value-type="float">
            <text:p>1.81592</text:p>
          </table:table-cell>
          <table:table-cell office:value-type="float" office:value="44.7822" calcext:value-type="float">
            <text:p>44.7822</text:p>
          </table:table-cell>
          <table:table-cell office:value-type="float" office:value="5.14747" calcext:value-type="float">
            <text:p>5.14747</text:p>
          </table:table-cell>
          <table:table-cell office:value-type="float" office:value="1.77514" calcext:value-type="float">
            <text:p>1.77514</text:p>
          </table:table-cell>
          <table:table-cell table:style-name="ce3" office:value-type="float" office:value="41.7682" calcext:value-type="float">
            <text:p>41.7682</text:p>
          </table:table-cell>
          <table:table-cell table:style-name="ce3" office:value-type="float" office:value="5.16842" calcext:value-type="float">
            <text:p>5.16842</text:p>
          </table:table-cell>
          <table:table-cell table:style-name="ce3" office:value-type="float" office:value="1.84773" calcext:value-type="float">
            <text:p>1.84773</text:p>
          </table:table-cell>
          <table:table-cell office:value-type="float" office:value="43.2952" calcext:value-type="float">
            <text:p>43.2952</text:p>
          </table:table-cell>
          <table:table-cell office:value-type="float" office:value="5.16106" calcext:value-type="float">
            <text:p>5.16106</text:p>
          </table:table-cell>
          <table:table-cell office:value-type="float" office:value="1.88051" calcext:value-type="float">
            <text:p>1.88051</text:p>
          </table:table-cell>
          <table:table-cell table:style-name="ce3" office:value-type="float" office:value="43.2656" calcext:value-type="float">
            <text:p>43.2656</text:p>
          </table:table-cell>
          <table:table-cell table:style-name="ce3" office:value-type="float" office:value="5.32854" calcext:value-type="float">
            <text:p>5.32854</text:p>
          </table:table-cell>
          <table:table-cell table:style-name="ce3" office:value-type="float" office:value="1.84087" calcext:value-type="float">
            <text:p>1.84087</text:p>
          </table:table-cell>
          <table:table-cell office:value-type="float" office:value="40.5729" calcext:value-type="float">
            <text:p>40.5729</text:p>
          </table:table-cell>
          <table:table-cell office:value-type="float" office:value="5.0467" calcext:value-type="float">
            <text:p>5.0467</text:p>
          </table:table-cell>
          <table:table-cell office:value-type="float" office:value="1.77935" calcext:value-type="float">
            <text:p>1.77935</text:p>
          </table:table-cell>
          <table:table-cell table:style-name="ce3" office:value-type="float" office:value="42.4332" calcext:value-type="float">
            <text:p>42.4332</text:p>
          </table:table-cell>
          <table:table-cell table:number-columns-repeated="2" table:style-name="ce3" office:value-type="float" office:value="5.12216" calcext:value-type="float">
            <text:p>5.12216</text:p>
          </table:table-cell>
          <table:table-cell office:value-type="float" office:value="44.0591" calcext:value-type="float">
            <text:p>44.0591</text:p>
          </table:table-cell>
          <table:table-cell office:value-type="float" office:value="5.226" calcext:value-type="float">
            <text:p>5.226</text:p>
          </table:table-cell>
          <table:table-cell office:value-type="float" office:value="1.5495" calcext:value-type="float">
            <text:p>1.5495</text:p>
          </table:table-cell>
          <table:table-cell/>
          <table:table-cell table:formula="of:=SUM([.C21];[.F21];[.I21];[.L21];[.O21];[.R21];[.U21];[.X21];[.AA21];[.AD21])" office:value-type="float" office:value="506.1016" calcext:value-type="float">
            <text:p>506.1016</text:p>
          </table:table-cell>
          <table:table-cell table:formula="of:=SUM([.D21];[.G21];[.J21];[.M21];[.P21];[.S21];[.V21];[.Y21];[.AB21];[.AE21])" office:value-type="float" office:value="77.50243" calcext:value-type="float">
            <text:p>77.50243</text:p>
          </table:table-cell>
          <table:table-cell table:formula="of:=SUM([.H21];[.K21];[.N21];[.Q21];[.T21];[.W21];[.Z21];[.AC21];[.AF21])" office:value-type="float" office:value="19.35509" calcext:value-type="float">
            <text:p>19.35509</text:p>
          </table:table-cell>
          <table:table-cell table:formula="of:=SUM([.AH21:.AI21])" office:value-type="float" office:value="583.60403" calcext:value-type="float">
            <text:p>583.60403</text:p>
          </table:table-cell>
          <table:table-cell table:number-columns-repeated="194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table:style-name="ce3" office:value-type="float" office:value="2.2133" calcext:value-type="float">
            <text:p>2.2133</text:p>
          </table:table-cell>
          <table:table-cell table:style-name="ce3" office:value-type="float" office:value="60.7851" calcext:value-type="float">
            <text:p>60.7851</text:p>
          </table:table-cell>
          <table:table-cell table:style-name="ce3"/>
          <table:table-cell office:value-type="float" office:value="2.21737" calcext:value-type="float">
            <text:p>2.21737</text:p>
          </table:table-cell>
          <table:table-cell office:value-type="float" office:value="57.4656" calcext:value-type="float">
            <text:p>57.4656</text:p>
          </table:table-cell>
          <table:table-cell office:value-type="float" office:value="6.30777" calcext:value-type="float">
            <text:p>6.30777</text:p>
          </table:table-cell>
          <table:table-cell table:style-name="ce3" office:value-type="float" office:value="2.11407" calcext:value-type="float">
            <text:p>2.11407</text:p>
          </table:table-cell>
          <table:table-cell table:style-name="ce3" office:value-type="float" office:value="56.8982" calcext:value-type="float">
            <text:p>56.8982</text:p>
          </table:table-cell>
          <table:table-cell table:style-name="ce3" office:value-type="float" office:value="7.6443" calcext:value-type="float">
            <text:p>7.6443</text:p>
          </table:table-cell>
          <table:table-cell office:value-type="float" office:value="2.06592" calcext:value-type="float">
            <text:p>2.06592</text:p>
          </table:table-cell>
          <table:table-cell office:value-type="float" office:value="54.2303" calcext:value-type="float">
            <text:p>54.2303</text:p>
          </table:table-cell>
          <table:table-cell office:value-type="float" office:value="7.99643" calcext:value-type="float">
            <text:p>7.99643</text:p>
          </table:table-cell>
          <table:table-cell table:style-name="ce3" office:value-type="float" office:value="2.08305" calcext:value-type="float">
            <text:p>2.08305</text:p>
          </table:table-cell>
          <table:table-cell table:style-name="ce3" office:value-type="float" office:value="54.3026" calcext:value-type="float">
            <text:p>54.3026</text:p>
          </table:table-cell>
          <table:table-cell table:style-name="ce3" office:value-type="float" office:value="5.63683" calcext:value-type="float">
            <text:p>5.63683</text:p>
          </table:table-cell>
          <table:table-cell office:value-type="float" office:value="2.11214" calcext:value-type="float">
            <text:p>2.11214</text:p>
          </table:table-cell>
          <table:table-cell office:value-type="float" office:value="54.0981" calcext:value-type="float">
            <text:p>54.0981</text:p>
          </table:table-cell>
          <table:table-cell office:value-type="float" office:value="9.54899" calcext:value-type="float">
            <text:p>9.54899</text:p>
          </table:table-cell>
          <table:table-cell table:style-name="ce3" office:value-type="float" office:value="1.96857" calcext:value-type="float">
            <text:p>1.96857</text:p>
          </table:table-cell>
          <table:table-cell table:style-name="ce3" office:value-type="float" office:value="61.7303" calcext:value-type="float">
            <text:p>61.7303</text:p>
          </table:table-cell>
          <table:table-cell table:style-name="ce3" office:value-type="float" office:value="6.02807" calcext:value-type="float">
            <text:p>6.02807</text:p>
          </table:table-cell>
          <table:table-cell office:value-type="float" office:value="2.00046" calcext:value-type="float">
            <text:p>2.00046</text:p>
          </table:table-cell>
          <table:table-cell office:value-type="float" office:value="57.2158" calcext:value-type="float">
            <text:p>57.2158</text:p>
          </table:table-cell>
          <table:table-cell office:value-type="float" office:value="5.81722" calcext:value-type="float">
            <text:p>5.81722</text:p>
          </table:table-cell>
          <table:table-cell table:style-name="ce3" office:value-type="float" office:value="2.44552" calcext:value-type="float">
            <text:p>2.44552</text:p>
          </table:table-cell>
          <table:table-cell table:style-name="ce3" office:value-type="float" office:value="58.3679" calcext:value-type="float">
            <text:p>58.3679</text:p>
          </table:table-cell>
          <table:table-cell table:style-name="ce3" office:value-type="float" office:value="5.47662" calcext:value-type="float">
            <text:p>5.47662</text:p>
          </table:table-cell>
          <table:table-cell office:value-type="float" office:value="1.94829" calcext:value-type="float">
            <text:p>1.94829</text:p>
          </table:table-cell>
          <table:table-cell office:value-type="float" office:value="57.0751" calcext:value-type="float">
            <text:p>57.0751</text:p>
          </table:table-cell>
          <table:table-cell office:value-type="float" office:value="5.47704" calcext:value-type="float">
            <text:p>5.47704</text:p>
          </table:table-cell>
          <table:table-cell/>
          <table:table-cell table:formula="of:=SUM([.C22];[.F22];[.I22];[.L22];[.O22];[.R22];[.U22];[.X22];[.AA22];[.AD22])" office:value-type="float" office:value="21.16869" calcext:value-type="float">
            <text:p>21.16869</text:p>
          </table:table-cell>
          <table:table-cell table:formula="of:=SUM([.D22];[.G22];[.J22];[.M22];[.P22];[.S22];[.V22];[.Y22];[.AB22];[.AE22])" office:value-type="float" office:value="572.169" calcext:value-type="float">
            <text:p>572.169</text:p>
          </table:table-cell>
          <table:table-cell table:formula="of:=SUM([.H22];[.K22];[.N22];[.Q22];[.T22];[.W22];[.Z22];[.AC22];[.AF22])" office:value-type="float" office:value="59.93327" calcext:value-type="float">
            <text:p>59.93327</text:p>
          </table:table-cell>
          <table:table-cell table:formula="of:=SUM([.AH22:.AI22])" office:value-type="float" office:value="593.33769" calcext:value-type="float">
            <text:p>593.33769</text:p>
          </table:table-cell>
          <table:table-cell table:number-columns-repeated="194"/>
        </table:table-row>
        <table:table-row table:style-name="ro1">
          <table:table-cell office:value-type="string" calcext:value-type="string">
            <text:p>Shi Tomasi</text:p>
          </table:table-cell>
          <table:table-cell office:value-type="string" calcext:value-type="string">
            <text:p>FREAK</text:p>
          </table:table-cell>
          <table:table-cell table:style-name="ce3" office:value-type="float" office:value="22.1397" calcext:value-type="float">
            <text:p>22.1397</text:p>
          </table:table-cell>
          <table:table-cell table:style-name="ce3" office:value-type="float" office:value="50.8633" calcext:value-type="float">
            <text:p>50.8633</text:p>
          </table:table-cell>
          <table:table-cell table:style-name="ce3"/>
          <table:table-cell office:value-type="float" office:value="17.5472" calcext:value-type="float">
            <text:p>17.5472</text:p>
          </table:table-cell>
          <table:table-cell office:value-type="float" office:value="47.4743" calcext:value-type="float">
            <text:p>47.4743</text:p>
          </table:table-cell>
          <table:table-cell office:value-type="float" office:value="0.58392" calcext:value-type="float">
            <text:p>0.58392</text:p>
          </table:table-cell>
          <table:table-cell table:style-name="ce3" office:value-type="float" office:value="18.4385" calcext:value-type="float">
            <text:p>18.4385</text:p>
          </table:table-cell>
          <table:table-cell table:style-name="ce3" office:value-type="float" office:value="49.3026" calcext:value-type="float">
            <text:p>49.3026</text:p>
          </table:table-cell>
          <table:table-cell table:style-name="ce3" office:value-type="float" office:value="0.494554" calcext:value-type="float">
            <text:p>0.494554</text:p>
          </table:table-cell>
          <table:table-cell office:value-type="float" office:value="12.8737" calcext:value-type="float">
            <text:p>12.8737</text:p>
          </table:table-cell>
          <table:table-cell office:value-type="float" office:value="49.6986" calcext:value-type="float">
            <text:p>49.6986</text:p>
          </table:table-cell>
          <table:table-cell office:value-type="float" office:value="0.504321" calcext:value-type="float">
            <text:p>0.504321</text:p>
          </table:table-cell>
          <table:table-cell table:style-name="ce3" office:value-type="float" office:value="12.0523" calcext:value-type="float">
            <text:p>12.0523</text:p>
          </table:table-cell>
          <table:table-cell table:style-name="ce3" office:value-type="float" office:value="49.5235" calcext:value-type="float">
            <text:p>49.5235</text:p>
          </table:table-cell>
          <table:table-cell table:style-name="ce3" office:value-type="float" office:value="0.4998" calcext:value-type="float">
            <text:p>0.4998</text:p>
          </table:table-cell>
          <table:table-cell office:value-type="float" office:value="11.6145" calcext:value-type="float">
            <text:p>11.6145</text:p>
          </table:table-cell>
          <table:table-cell office:value-type="float" office:value="46.828" calcext:value-type="float">
            <text:p>46.828</text:p>
          </table:table-cell>
          <table:table-cell office:value-type="float" office:value="0.509722" calcext:value-type="float">
            <text:p>0.509722</text:p>
          </table:table-cell>
          <table:table-cell table:style-name="ce3" office:value-type="float" office:value="11.8054" calcext:value-type="float">
            <text:p>11.8054</text:p>
          </table:table-cell>
          <table:table-cell table:style-name="ce3" office:value-type="float" office:value="49.4452" calcext:value-type="float">
            <text:p>49.4452</text:p>
          </table:table-cell>
          <table:table-cell table:style-name="ce3" office:value-type="float" office:value="0.467622" calcext:value-type="float">
            <text:p>0.467622</text:p>
          </table:table-cell>
          <table:table-cell office:value-type="float" office:value="11.8174" calcext:value-type="float">
            <text:p>11.8174</text:p>
          </table:table-cell>
          <table:table-cell office:value-type="float" office:value="49.3024" calcext:value-type="float">
            <text:p>49.3024</text:p>
          </table:table-cell>
          <table:table-cell office:value-type="float" office:value="0.479951" calcext:value-type="float">
            <text:p>0.479951</text:p>
          </table:table-cell>
          <table:table-cell table:style-name="ce3" office:value-type="float" office:value="12.5681" calcext:value-type="float">
            <text:p>12.5681</text:p>
          </table:table-cell>
          <table:table-cell table:style-name="ce3" office:value-type="float" office:value="49.0177" calcext:value-type="float">
            <text:p>49.0177</text:p>
          </table:table-cell>
          <table:table-cell table:style-name="ce3" office:value-type="float" office:value="0.467795" calcext:value-type="float">
            <text:p>0.467795</text:p>
          </table:table-cell>
          <table:table-cell office:value-type="float" office:value="11.7269" calcext:value-type="float">
            <text:p>11.7269</text:p>
          </table:table-cell>
          <table:table-cell office:value-type="float" office:value="48.8844" calcext:value-type="float">
            <text:p>48.8844</text:p>
          </table:table-cell>
          <table:table-cell office:value-type="float" office:value="0.465175" calcext:value-type="float">
            <text:p>0.465175</text:p>
          </table:table-cell>
          <table:table-cell/>
          <table:table-cell table:formula="of:=SUM([.C23];[.F23];[.I23];[.L23];[.O23];[.R23];[.U23];[.X23];[.AA23];[.AD23])" office:value-type="float" office:value="142.5837" calcext:value-type="float">
            <text:p>142.5837</text:p>
          </table:table-cell>
          <table:table-cell table:formula="of:=SUM([.D23];[.G23];[.J23];[.M23];[.P23];[.S23];[.V23];[.Y23];[.AB23];[.AE23])" office:value-type="float" office:value="490.34" calcext:value-type="float">
            <text:p>490.34</text:p>
          </table:table-cell>
          <table:table-cell table:formula="of:=SUM([.H23];[.K23];[.N23];[.Q23];[.T23];[.W23];[.Z23];[.AC23];[.AF23])" office:value-type="float" office:value="4.47286" calcext:value-type="float">
            <text:p>4.47286</text:p>
          </table:table-cell>
          <table:table-cell table:formula="of:=SUM([.AH23:.AI23])" office:value-type="float" office:value="632.9237" calcext:value-type="float">
            <text:p>632.9237</text:p>
          </table:table-cell>
          <table:table-cell table:number-columns-repeated="194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table:style-name="ce3" office:value-type="float" office:value="20.6504" calcext:value-type="float">
            <text:p>20.6504</text:p>
          </table:table-cell>
          <table:table-cell table:style-name="ce3" office:value-type="float" office:value="81.9002" calcext:value-type="float">
            <text:p>81.9002</text:p>
          </table:table-cell>
          <table:table-cell table:style-name="ce3"/>
          <table:table-cell office:value-type="float" office:value="8.50896" calcext:value-type="float">
            <text:p>8.50896</text:p>
          </table:table-cell>
          <table:table-cell office:value-type="float" office:value="69.792" calcext:value-type="float">
            <text:p>69.792</text:p>
          </table:table-cell>
          <table:table-cell office:value-type="float" office:value="0.483498" calcext:value-type="float">
            <text:p>0.483498</text:p>
          </table:table-cell>
          <table:table-cell table:style-name="ce3" office:value-type="float" office:value="9.28664" calcext:value-type="float">
            <text:p>9.28664</text:p>
          </table:table-cell>
          <table:table-cell table:style-name="ce3" office:value-type="float" office:value="84.5635" calcext:value-type="float">
            <text:p>84.5635</text:p>
          </table:table-cell>
          <table:table-cell table:style-name="ce3" office:value-type="float" office:value="0.517179" calcext:value-type="float">
            <text:p>0.517179</text:p>
          </table:table-cell>
          <table:table-cell office:value-type="float" office:value="8.23064" calcext:value-type="float">
            <text:p>8.23064</text:p>
          </table:table-cell>
          <table:table-cell office:value-type="float" office:value="83.9715" calcext:value-type="float">
            <text:p>83.9715</text:p>
          </table:table-cell>
          <table:table-cell office:value-type="float" office:value="0.590319" calcext:value-type="float">
            <text:p>0.590319</text:p>
          </table:table-cell>
          <table:table-cell table:style-name="ce3" office:value-type="float" office:value="7.83927" calcext:value-type="float">
            <text:p>7.83927</text:p>
          </table:table-cell>
          <table:table-cell table:style-name="ce3" office:value-type="float" office:value="74.1912" calcext:value-type="float">
            <text:p>74.1912</text:p>
          </table:table-cell>
          <table:table-cell table:style-name="ce3" office:value-type="float" office:value="0.555714" calcext:value-type="float">
            <text:p>0.555714</text:p>
          </table:table-cell>
          <table:table-cell office:value-type="float" office:value="7.59555" calcext:value-type="float">
            <text:p>7.59555</text:p>
          </table:table-cell>
          <table:table-cell office:value-type="float" office:value="75.9564" calcext:value-type="float">
            <text:p>75.9564</text:p>
          </table:table-cell>
          <table:table-cell office:value-type="float" office:value="0.624144" calcext:value-type="float">
            <text:p>0.624144</text:p>
          </table:table-cell>
          <table:table-cell table:style-name="ce3" office:value-type="float" office:value="7.83861" calcext:value-type="float">
            <text:p>7.83861</text:p>
          </table:table-cell>
          <table:table-cell table:style-name="ce3" office:value-type="float" office:value="84.982" calcext:value-type="float">
            <text:p>84.982</text:p>
          </table:table-cell>
          <table:table-cell table:style-name="ce3" office:value-type="float" office:value="0.726502" calcext:value-type="float">
            <text:p>0.726502</text:p>
          </table:table-cell>
          <table:table-cell office:value-type="float" office:value="9.55594" calcext:value-type="float">
            <text:p>9.55594</text:p>
          </table:table-cell>
          <table:table-cell office:value-type="float" office:value="81.3504" calcext:value-type="float">
            <text:p>81.3504</text:p>
          </table:table-cell>
          <table:table-cell office:value-type="float" office:value="0.718543" calcext:value-type="float">
            <text:p>0.718543</text:p>
          </table:table-cell>
          <table:table-cell table:style-name="ce3" office:value-type="float" office:value="7.98391" calcext:value-type="float">
            <text:p>7.98391</text:p>
          </table:table-cell>
          <table:table-cell table:style-name="ce3" office:value-type="float" office:value="87.9302" calcext:value-type="float">
            <text:p>87.9302</text:p>
          </table:table-cell>
          <table:table-cell table:style-name="ce3" office:value-type="float" office:value="0.695545" calcext:value-type="float">
            <text:p>0.695545</text:p>
          </table:table-cell>
          <table:table-cell office:value-type="float" office:value="7.94696" calcext:value-type="float">
            <text:p>7.94696</text:p>
          </table:table-cell>
          <table:table-cell office:value-type="float" office:value="81.7931" calcext:value-type="float">
            <text:p>81.7931</text:p>
          </table:table-cell>
          <table:table-cell office:value-type="float" office:value="0.700176" calcext:value-type="float">
            <text:p>0.700176</text:p>
          </table:table-cell>
          <table:table-cell/>
          <table:table-cell table:formula="of:=SUM([.C24];[.F24];[.I24];[.L24];[.O24];[.R24];[.U24];[.X24];[.AA24];[.AD24])" office:value-type="float" office:value="95.43688" calcext:value-type="float">
            <text:p>95.43688</text:p>
          </table:table-cell>
          <table:table-cell table:formula="of:=SUM([.D24];[.G24];[.J24];[.M24];[.P24];[.S24];[.V24];[.Y24];[.AB24];[.AE24])" office:value-type="float" office:value="806.4305" calcext:value-type="float">
            <text:p>806.4305</text:p>
          </table:table-cell>
          <table:table-cell table:formula="of:=SUM([.H24];[.K24];[.N24];[.Q24];[.T24];[.W24];[.Z24];[.AC24];[.AF24])" office:value-type="float" office:value="5.61162" calcext:value-type="float">
            <text:p>5.61162</text:p>
          </table:table-cell>
          <table:table-cell table:formula="of:=SUM([.AH24:.AI24])" office:value-type="float" office:value="901.86738" calcext:value-type="float">
            <text:p>901.86738</text:p>
          </table:table-cell>
          <table:table-cell table:number-columns-repeated="194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table:style-name="ce3" office:value-type="float" office:value="47.3219" calcext:value-type="float">
            <text:p>47.3219</text:p>
          </table:table-cell>
          <table:table-cell table:style-name="ce3" office:value-type="float" office:value="55.0511" calcext:value-type="float">
            <text:p>55.0511</text:p>
          </table:table-cell>
          <table:table-cell table:style-name="ce3"/>
          <table:table-cell office:value-type="float" office:value="45.1115" calcext:value-type="float">
            <text:p>45.1115</text:p>
          </table:table-cell>
          <table:table-cell office:value-type="float" office:value="54.0291" calcext:value-type="float">
            <text:p>54.0291</text:p>
          </table:table-cell>
          <table:table-cell office:value-type="float" office:value="1.61191" calcext:value-type="float">
            <text:p>1.61191</text:p>
          </table:table-cell>
          <table:table-cell table:style-name="ce3" office:value-type="float" office:value="43.4352" calcext:value-type="float">
            <text:p>43.4352</text:p>
          </table:table-cell>
          <table:table-cell table:style-name="ce3" office:value-type="float" office:value="52.2961" calcext:value-type="float">
            <text:p>52.2961</text:p>
          </table:table-cell>
          <table:table-cell table:style-name="ce3" office:value-type="float" office:value="1.77251" calcext:value-type="float">
            <text:p>1.77251</text:p>
          </table:table-cell>
          <table:table-cell office:value-type="float" office:value="43.7176" calcext:value-type="float">
            <text:p>43.7176</text:p>
          </table:table-cell>
          <table:table-cell office:value-type="float" office:value="50.6818" calcext:value-type="float">
            <text:p>50.6818</text:p>
          </table:table-cell>
          <table:table-cell office:value-type="float" office:value="1.68356" calcext:value-type="float">
            <text:p>1.68356</text:p>
          </table:table-cell>
          <table:table-cell table:style-name="ce3" office:value-type="float" office:value="42.0092" calcext:value-type="float">
            <text:p>42.0092</text:p>
          </table:table-cell>
          <table:table-cell table:style-name="ce3" office:value-type="float" office:value="50.054" calcext:value-type="float">
            <text:p>50.054</text:p>
          </table:table-cell>
          <table:table-cell table:style-name="ce3" office:value-type="float" office:value="3.21747" calcext:value-type="float">
            <text:p>3.21747</text:p>
          </table:table-cell>
          <table:table-cell office:value-type="float" office:value="42.6454" calcext:value-type="float">
            <text:p>42.6454</text:p>
          </table:table-cell>
          <table:table-cell office:value-type="float" office:value="49.1088" calcext:value-type="float">
            <text:p>49.1088</text:p>
          </table:table-cell>
          <table:table-cell office:value-type="float" office:value="2.05747" calcext:value-type="float">
            <text:p>2.05747</text:p>
          </table:table-cell>
          <table:table-cell table:style-name="ce3" office:value-type="float" office:value="42.5637" calcext:value-type="float">
            <text:p>42.5637</text:p>
          </table:table-cell>
          <table:table-cell table:style-name="ce3" office:value-type="float" office:value="50.379" calcext:value-type="float">
            <text:p>50.379</text:p>
          </table:table-cell>
          <table:table-cell table:style-name="ce3" office:value-type="float" office:value="1.69353" calcext:value-type="float">
            <text:p>1.69353</text:p>
          </table:table-cell>
          <table:table-cell office:value-type="float" office:value="42.5049" calcext:value-type="float">
            <text:p>42.5049</text:p>
          </table:table-cell>
          <table:table-cell office:value-type="float" office:value="53.2523" calcext:value-type="float">
            <text:p>53.2523</text:p>
          </table:table-cell>
          <table:table-cell office:value-type="float" office:value="1.8561" calcext:value-type="float">
            <text:p>1.8561</text:p>
          </table:table-cell>
          <table:table-cell table:style-name="ce3" office:value-type="float" office:value="44.018" calcext:value-type="float">
            <text:p>44.018</text:p>
          </table:table-cell>
          <table:table-cell table:style-name="ce3" office:value-type="float" office:value="49.9909" calcext:value-type="float">
            <text:p>49.9909</text:p>
          </table:table-cell>
          <table:table-cell table:style-name="ce3" office:value-type="float" office:value="1.65713" calcext:value-type="float">
            <text:p>1.65713</text:p>
          </table:table-cell>
          <table:table-cell office:value-type="float" office:value="41.6188" calcext:value-type="float">
            <text:p>41.6188</text:p>
          </table:table-cell>
          <table:table-cell office:value-type="float" office:value="53.6088" calcext:value-type="float">
            <text:p>53.6088</text:p>
          </table:table-cell>
          <table:table-cell office:value-type="float" office:value="1.57505" calcext:value-type="float">
            <text:p>1.57505</text:p>
          </table:table-cell>
          <table:table-cell/>
          <table:table-cell table:formula="of:=SUM([.C25];[.F25];[.I25];[.L25];[.O25];[.R25];[.U25];[.X25];[.AA25];[.AD25])" office:value-type="float" office:value="434.9462" calcext:value-type="float">
            <text:p>434.9462</text:p>
          </table:table-cell>
          <table:table-cell table:formula="of:=SUM([.D25];[.G25];[.J25];[.M25];[.P25];[.S25];[.V25];[.Y25];[.AB25];[.AE25])" office:value-type="float" office:value="518.4519" calcext:value-type="float">
            <text:p>518.4519</text:p>
          </table:table-cell>
          <table:table-cell table:formula="of:=SUM([.H25];[.K25];[.N25];[.Q25];[.T25];[.W25];[.Z25];[.AC25];[.AF25])" office:value-type="float" office:value="17.12473" calcext:value-type="float">
            <text:p>17.12473</text:p>
          </table:table-cell>
          <table:table-cell table:formula="of:=SUM([.AH25:.AI25])" office:value-type="float" office:value="953.3981" calcext:value-type="float">
            <text:p>953.3981</text:p>
          </table:table-cell>
          <table:table-cell table:number-columns-repeated="194"/>
        </table:table-row>
        <table:table-row table:style-name="ro1">
          <table:table-cell office:value-type="string" calcext:value-type="string">
            <text:p>Akaze </text:p>
          </table:table-cell>
          <table:table-cell office:value-type="string" calcext:value-type="string">
            <text:p>BRIEF</text:p>
          </table:table-cell>
          <table:table-cell table:style-name="ce3" office:value-type="float" office:value="113.541" calcext:value-type="float">
            <text:p>113.541</text:p>
          </table:table-cell>
          <table:table-cell table:style-name="ce3" office:value-type="float" office:value="1.91876" calcext:value-type="float">
            <text:p>1.91876</text:p>
          </table:table-cell>
          <table:table-cell table:style-name="ce3"/>
          <table:table-cell office:value-type="float" office:value="110.68" calcext:value-type="float">
            <text:p>110.68</text:p>
          </table:table-cell>
          <table:table-cell office:value-type="float" office:value="1.62636" calcext:value-type="float">
            <text:p>1.62636</text:p>
          </table:table-cell>
          <table:table-cell office:value-type="float" office:value="0.685001" calcext:value-type="float">
            <text:p>0.685001</text:p>
          </table:table-cell>
          <table:table-cell table:style-name="ce3" office:value-type="float" office:value="110.52" calcext:value-type="float">
            <text:p>110.52</text:p>
          </table:table-cell>
          <table:table-cell table:style-name="ce3" office:value-type="float" office:value="1.67234" calcext:value-type="float">
            <text:p>1.67234</text:p>
          </table:table-cell>
          <table:table-cell table:style-name="ce3" office:value-type="float" office:value="0.768955" calcext:value-type="float">
            <text:p>0.768955</text:p>
          </table:table-cell>
          <table:table-cell office:value-type="float" office:value="108.257" calcext:value-type="float">
            <text:p>108.257</text:p>
          </table:table-cell>
          <table:table-cell office:value-type="float" office:value="1.65828" calcext:value-type="float">
            <text:p>1.65828</text:p>
          </table:table-cell>
          <table:table-cell office:value-type="float" office:value="0.645584" calcext:value-type="float">
            <text:p>0.645584</text:p>
          </table:table-cell>
          <table:table-cell table:style-name="ce3" office:value-type="float" office:value="110.643" calcext:value-type="float">
            <text:p>110.643</text:p>
          </table:table-cell>
          <table:table-cell table:style-name="ce3" office:value-type="float" office:value="1.71682" calcext:value-type="float">
            <text:p>1.71682</text:p>
          </table:table-cell>
          <table:table-cell table:style-name="ce3" office:value-type="float" office:value="0.710549" calcext:value-type="float">
            <text:p>0.710549</text:p>
          </table:table-cell>
          <table:table-cell office:value-type="float" office:value="109.111" calcext:value-type="float">
            <text:p>109.111</text:p>
          </table:table-cell>
          <table:table-cell office:value-type="float" office:value="1.69288" calcext:value-type="float">
            <text:p>1.69288</text:p>
          </table:table-cell>
          <table:table-cell office:value-type="float" office:value="0.726799" calcext:value-type="float">
            <text:p>0.726799</text:p>
          </table:table-cell>
          <table:table-cell table:style-name="ce3" office:value-type="float" office:value="107.277" calcext:value-type="float">
            <text:p>107.277</text:p>
          </table:table-cell>
          <table:table-cell table:style-name="ce3" office:value-type="float" office:value="1.6473" calcext:value-type="float">
            <text:p>1.6473</text:p>
          </table:table-cell>
          <table:table-cell table:style-name="ce3" office:value-type="float" office:value="0.731727" calcext:value-type="float">
            <text:p>0.731727</text:p>
          </table:table-cell>
          <table:table-cell office:value-type="float" office:value="108.279" calcext:value-type="float">
            <text:p>108.279</text:p>
          </table:table-cell>
          <table:table-cell office:value-type="float" office:value="1.778" calcext:value-type="float">
            <text:p>1.778</text:p>
          </table:table-cell>
          <table:table-cell office:value-type="float" office:value="0.773731" calcext:value-type="float">
            <text:p>0.773731</text:p>
          </table:table-cell>
          <table:table-cell table:style-name="ce3" office:value-type="float" office:value="108.525" calcext:value-type="float">
            <text:p>108.525</text:p>
          </table:table-cell>
          <table:table-cell table:style-name="ce3" office:value-type="float" office:value="1.74191" calcext:value-type="float">
            <text:p>1.74191</text:p>
          </table:table-cell>
          <table:table-cell table:style-name="ce3" office:value-type="float" office:value="0.809624" calcext:value-type="float">
            <text:p>0.809624</text:p>
          </table:table-cell>
          <table:table-cell office:value-type="float" office:value="110.882" calcext:value-type="float">
            <text:p>110.882</text:p>
          </table:table-cell>
          <table:table-cell office:value-type="float" office:value="1.79364" calcext:value-type="float">
            <text:p>1.79364</text:p>
          </table:table-cell>
          <table:table-cell office:value-type="float" office:value="0.798301" calcext:value-type="float">
            <text:p>0.798301</text:p>
          </table:table-cell>
          <table:table-cell/>
          <table:table-cell table:formula="of:=SUM([.C26];[.F26];[.I26];[.L26];[.O26];[.R26];[.U26];[.X26];[.AA26];[.AD26])" office:value-type="float" office:value="1097.715" calcext:value-type="float">
            <text:p>1097.715</text:p>
          </table:table-cell>
          <table:table-cell table:formula="of:=SUM([.D26];[.G26];[.J26];[.M26];[.P26];[.S26];[.V26];[.Y26];[.AB26];[.AE26])" office:value-type="float" office:value="17.24629" calcext:value-type="float">
            <text:p>17.24629</text:p>
          </table:table-cell>
          <table:table-cell table:formula="of:=SUM([.H26];[.K26];[.N26];[.Q26];[.T26];[.W26];[.Z26];[.AC26];[.AF26])" office:value-type="float" office:value="6.650271" calcext:value-type="float">
            <text:p>6.650271</text:p>
          </table:table-cell>
          <table:table-cell table:formula="of:=SUM([.AH26:.AI26])" office:value-type="float" office:value="1114.96129" calcext:value-type="float">
            <text:p>1114.96129</text:p>
          </table:table-cell>
          <table:table-cell table:number-columns-repeated="194"/>
        </table:table-row>
        <table:table-row table:style-name="ro1">
          <table:table-cell office:value-type="string" calcext:value-type="string">
            <text:p>Akaze </text:p>
          </table:table-cell>
          <table:table-cell office:value-type="string" calcext:value-type="string">
            <text:p>ORB</text:p>
          </table:table-cell>
          <table:table-cell table:style-name="ce3" office:value-type="float" office:value="114.788" calcext:value-type="float">
            <text:p>114.788</text:p>
          </table:table-cell>
          <table:table-cell table:style-name="ce3" office:value-type="float" office:value="3.98437" calcext:value-type="float">
            <text:p>3.98437</text:p>
          </table:table-cell>
          <table:table-cell table:style-name="ce3"/>
          <table:table-cell office:value-type="float" office:value="114.661" calcext:value-type="float">
            <text:p>114.661</text:p>
          </table:table-cell>
          <table:table-cell office:value-type="float" office:value="3.80487" calcext:value-type="float">
            <text:p>3.80487</text:p>
          </table:table-cell>
          <table:table-cell office:value-type="float" office:value="0.691619" calcext:value-type="float">
            <text:p>0.691619</text:p>
          </table:table-cell>
          <table:table-cell table:style-name="ce3" office:value-type="float" office:value="113.907" calcext:value-type="float">
            <text:p>113.907</text:p>
          </table:table-cell>
          <table:table-cell table:style-name="ce3" office:value-type="float" office:value="4.56297" calcext:value-type="float">
            <text:p>4.56297</text:p>
          </table:table-cell>
          <table:table-cell table:style-name="ce3" office:value-type="float" office:value="0.646142" calcext:value-type="float">
            <text:p>0.646142</text:p>
          </table:table-cell>
          <table:table-cell office:value-type="float" office:value="108.979" calcext:value-type="float">
            <text:p>108.979</text:p>
          </table:table-cell>
          <table:table-cell office:value-type="float" office:value="3.81155" calcext:value-type="float">
            <text:p>3.81155</text:p>
          </table:table-cell>
          <table:table-cell office:value-type="float" office:value="0.638453" calcext:value-type="float">
            <text:p>0.638453</text:p>
          </table:table-cell>
          <table:table-cell table:style-name="ce3" office:value-type="float" office:value="110.663" calcext:value-type="float">
            <text:p>110.663</text:p>
          </table:table-cell>
          <table:table-cell table:style-name="ce3" office:value-type="float" office:value="3.96285" calcext:value-type="float">
            <text:p>3.96285</text:p>
          </table:table-cell>
          <table:table-cell table:style-name="ce3" office:value-type="float" office:value="0.678801" calcext:value-type="float">
            <text:p>0.678801</text:p>
          </table:table-cell>
          <table:table-cell office:value-type="float" office:value="110.233" calcext:value-type="float">
            <text:p>110.233</text:p>
          </table:table-cell>
          <table:table-cell office:value-type="float" office:value="3.99725" calcext:value-type="float">
            <text:p>3.99725</text:p>
          </table:table-cell>
          <table:table-cell office:value-type="float" office:value="0.69032" calcext:value-type="float">
            <text:p>0.69032</text:p>
          </table:table-cell>
          <table:table-cell table:style-name="ce3" office:value-type="float" office:value="111.293" calcext:value-type="float">
            <text:p>111.293</text:p>
          </table:table-cell>
          <table:table-cell table:style-name="ce3" office:value-type="float" office:value="4.31047" calcext:value-type="float">
            <text:p>4.31047</text:p>
          </table:table-cell>
          <table:table-cell table:style-name="ce3" office:value-type="float" office:value="0.713423" calcext:value-type="float">
            <text:p>0.713423</text:p>
          </table:table-cell>
          <table:table-cell office:value-type="float" office:value="110.047" calcext:value-type="float">
            <text:p>110.047</text:p>
          </table:table-cell>
          <table:table-cell office:value-type="float" office:value="3.40002" calcext:value-type="float">
            <text:p>3.40002</text:p>
          </table:table-cell>
          <table:table-cell office:value-type="float" office:value="0.803236" calcext:value-type="float">
            <text:p>0.803236</text:p>
          </table:table-cell>
          <table:table-cell table:style-name="ce3" office:value-type="float" office:value="109.876" calcext:value-type="float">
            <text:p>109.876</text:p>
          </table:table-cell>
          <table:table-cell table:style-name="ce3" office:value-type="float" office:value="3.3764" calcext:value-type="float">
            <text:p>3.3764</text:p>
          </table:table-cell>
          <table:table-cell table:style-name="ce3" office:value-type="float" office:value="0.80268" calcext:value-type="float">
            <text:p>0.80268</text:p>
          </table:table-cell>
          <table:table-cell office:value-type="float" office:value="108.788" calcext:value-type="float">
            <text:p>108.788</text:p>
          </table:table-cell>
          <table:table-cell office:value-type="float" office:value="3.90048" calcext:value-type="float">
            <text:p>3.90048</text:p>
          </table:table-cell>
          <table:table-cell office:value-type="float" office:value="0.807245" calcext:value-type="float">
            <text:p>0.807245</text:p>
          </table:table-cell>
          <table:table-cell/>
          <table:table-cell table:formula="of:=SUM([.C27];[.F27];[.I27];[.L27];[.O27];[.R27];[.U27];[.X27];[.AA27];[.AD27])" office:value-type="float" office:value="1113.235" calcext:value-type="float">
            <text:p>1113.235</text:p>
          </table:table-cell>
          <table:table-cell table:formula="of:=SUM([.D27];[.G27];[.J27];[.M27];[.P27];[.S27];[.V27];[.Y27];[.AB27];[.AE27])" office:value-type="float" office:value="39.11123" calcext:value-type="float">
            <text:p>39.11123</text:p>
          </table:table-cell>
          <table:table-cell table:formula="of:=SUM([.H27];[.K27];[.N27];[.Q27];[.T27];[.W27];[.Z27];[.AC27];[.AF27])" office:value-type="float" office:value="6.471919" calcext:value-type="float">
            <text:p>6.471919</text:p>
          </table:table-cell>
          <table:table-cell table:formula="of:=SUM([.AH27:.AI27])" office:value-type="float" office:value="1152.34623" calcext:value-type="float">
            <text:p>1152.34623</text:p>
          </table:table-cell>
          <table:table-cell table:number-columns-repeated="194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table:style-name="ce3" office:value-type="float" office:value="126.247" calcext:value-type="float">
            <text:p>126.247</text:p>
          </table:table-cell>
          <table:table-cell table:style-name="ce3" office:value-type="float" office:value="3.1161" calcext:value-type="float">
            <text:p>3.1161</text:p>
          </table:table-cell>
          <table:table-cell table:style-name="ce3"/>
          <table:table-cell office:value-type="float" office:value="119.011" calcext:value-type="float">
            <text:p>119.011</text:p>
          </table:table-cell>
          <table:table-cell office:value-type="float" office:value="2.80944" calcext:value-type="float">
            <text:p>2.80944</text:p>
          </table:table-cell>
          <table:table-cell office:value-type="float" office:value="0.784637" calcext:value-type="float">
            <text:p>0.784637</text:p>
          </table:table-cell>
          <table:table-cell table:style-name="ce3" office:value-type="float" office:value="113.937" calcext:value-type="float">
            <text:p>113.937</text:p>
          </table:table-cell>
          <table:table-cell table:style-name="ce3" office:value-type="float" office:value="2.85566" calcext:value-type="float">
            <text:p>2.85566</text:p>
          </table:table-cell>
          <table:table-cell table:style-name="ce3" office:value-type="float" office:value="0.739378" calcext:value-type="float">
            <text:p>0.739378</text:p>
          </table:table-cell>
          <table:table-cell office:value-type="float" office:value="114.029" calcext:value-type="float">
            <text:p>114.029</text:p>
          </table:table-cell>
          <table:table-cell office:value-type="float" office:value="2.71886" calcext:value-type="float">
            <text:p>2.71886</text:p>
          </table:table-cell>
          <table:table-cell office:value-type="float" office:value="0.6988" calcext:value-type="float">
            <text:p>0.6988</text:p>
          </table:table-cell>
          <table:table-cell table:style-name="ce3" office:value-type="float" office:value="109.134" calcext:value-type="float">
            <text:p>109.134</text:p>
          </table:table-cell>
          <table:table-cell table:style-name="ce3" office:value-type="float" office:value="2.83221" calcext:value-type="float">
            <text:p>2.83221</text:p>
          </table:table-cell>
          <table:table-cell table:style-name="ce3" office:value-type="float" office:value="0.703286" calcext:value-type="float">
            <text:p>0.703286</text:p>
          </table:table-cell>
          <table:table-cell office:value-type="float" office:value="110.682" calcext:value-type="float">
            <text:p>110.682</text:p>
          </table:table-cell>
          <table:table-cell office:value-type="float" office:value="2.8684" calcext:value-type="float">
            <text:p>2.8684</text:p>
          </table:table-cell>
          <table:table-cell office:value-type="float" office:value="0.732357" calcext:value-type="float">
            <text:p>0.732357</text:p>
          </table:table-cell>
          <table:table-cell table:style-name="ce3" office:value-type="float" office:value="121.816" calcext:value-type="float">
            <text:p>121.816</text:p>
          </table:table-cell>
          <table:table-cell table:style-name="ce3" office:value-type="float" office:value="2.95442" calcext:value-type="float">
            <text:p>2.95442</text:p>
          </table:table-cell>
          <table:table-cell table:style-name="ce3" office:value-type="float" office:value="0.782312" calcext:value-type="float">
            <text:p>0.782312</text:p>
          </table:table-cell>
          <table:table-cell office:value-type="float" office:value="110.411" calcext:value-type="float">
            <text:p>110.411</text:p>
          </table:table-cell>
          <table:table-cell office:value-type="float" office:value="2.9983" calcext:value-type="float">
            <text:p>2.9983</text:p>
          </table:table-cell>
          <table:table-cell office:value-type="float" office:value="0.824894" calcext:value-type="float">
            <text:p>0.824894</text:p>
          </table:table-cell>
          <table:table-cell table:style-name="ce3" office:value-type="float" office:value="107.388" calcext:value-type="float">
            <text:p>107.388</text:p>
          </table:table-cell>
          <table:table-cell table:style-name="ce3" office:value-type="float" office:value="3.03076" calcext:value-type="float">
            <text:p>3.03076</text:p>
          </table:table-cell>
          <table:table-cell table:style-name="ce3" office:value-type="float" office:value="0.867747" calcext:value-type="float">
            <text:p>0.867747</text:p>
          </table:table-cell>
          <table:table-cell office:value-type="float" office:value="109.494" calcext:value-type="float">
            <text:p>109.494</text:p>
          </table:table-cell>
          <table:table-cell office:value-type="float" office:value="2.22847" calcext:value-type="float">
            <text:p>2.22847</text:p>
          </table:table-cell>
          <table:table-cell office:value-type="float" office:value="1.09769" calcext:value-type="float">
            <text:p>1.09769</text:p>
          </table:table-cell>
          <table:table-cell/>
          <table:table-cell table:formula="of:=SUM([.C28];[.F28];[.I28];[.L28];[.O28];[.R28];[.U28];[.X28];[.AA28];[.AD28])" office:value-type="float" office:value="1142.149" calcext:value-type="float">
            <text:p>1142.149</text:p>
          </table:table-cell>
          <table:table-cell table:formula="of:=SUM([.D28];[.G28];[.J28];[.M28];[.P28];[.S28];[.V28];[.Y28];[.AB28];[.AE28])" office:value-type="float" office:value="28.41262" calcext:value-type="float">
            <text:p>28.41262</text:p>
          </table:table-cell>
          <table:table-cell table:formula="of:=SUM([.H28];[.K28];[.N28];[.Q28];[.T28];[.W28];[.Z28];[.AC28];[.AF28])" office:value-type="float" office:value="7.231101" calcext:value-type="float">
            <text:p>7.231101</text:p>
          </table:table-cell>
          <table:table-cell table:formula="of:=SUM([.AH28:.AI28])" office:value-type="float" office:value="1170.56162" calcext:value-type="float">
            <text:p>1170.56162</text:p>
          </table:table-cell>
          <table:table-cell table:number-columns-repeated="194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table:style-name="ce3" office:value-type="float" office:value="52.8635" calcext:value-type="float">
            <text:p>52.8635</text:p>
          </table:table-cell>
          <table:table-cell table:style-name="ce3" office:value-type="float" office:value="78.027" calcext:value-type="float">
            <text:p>78.027</text:p>
          </table:table-cell>
          <table:table-cell table:style-name="ce3"/>
          <table:table-cell office:value-type="float" office:value="46.7975" calcext:value-type="float">
            <text:p>46.7975</text:p>
          </table:table-cell>
          <table:table-cell office:value-type="float" office:value="65.5865" calcext:value-type="float">
            <text:p>65.5865</text:p>
          </table:table-cell>
          <table:table-cell office:value-type="float" office:value="2.67269" calcext:value-type="float">
            <text:p>2.67269</text:p>
          </table:table-cell>
          <table:table-cell table:style-name="ce3" office:value-type="float" office:value="48.4946" calcext:value-type="float">
            <text:p>48.4946</text:p>
          </table:table-cell>
          <table:table-cell table:style-name="ce3" office:value-type="float" office:value="74.5786" calcext:value-type="float">
            <text:p>74.5786</text:p>
          </table:table-cell>
          <table:table-cell table:style-name="ce3" office:value-type="float" office:value="2.83417" calcext:value-type="float">
            <text:p>2.83417</text:p>
          </table:table-cell>
          <table:table-cell office:value-type="float" office:value="54.7377" calcext:value-type="float">
            <text:p>54.7377</text:p>
          </table:table-cell>
          <table:table-cell office:value-type="float" office:value="79.4199" calcext:value-type="float">
            <text:p>79.4199</text:p>
          </table:table-cell>
          <table:table-cell office:value-type="float" office:value="2.91323" calcext:value-type="float">
            <text:p>2.91323</text:p>
          </table:table-cell>
          <table:table-cell table:style-name="ce3" office:value-type="float" office:value="47.2299" calcext:value-type="float">
            <text:p>47.2299</text:p>
          </table:table-cell>
          <table:table-cell table:style-name="ce3" office:value-type="float" office:value="68.7175" calcext:value-type="float">
            <text:p>68.7175</text:p>
          </table:table-cell>
          <table:table-cell table:style-name="ce3" office:value-type="float" office:value="2.90892" calcext:value-type="float">
            <text:p>2.90892</text:p>
          </table:table-cell>
          <table:table-cell office:value-type="float" office:value="46.6573" calcext:value-type="float">
            <text:p>46.6573</text:p>
          </table:table-cell>
          <table:table-cell office:value-type="float" office:value="79.3819" calcext:value-type="float">
            <text:p>79.3819</text:p>
          </table:table-cell>
          <table:table-cell office:value-type="float" office:value="3.34792" calcext:value-type="float">
            <text:p>3.34792</text:p>
          </table:table-cell>
          <table:table-cell table:style-name="ce3" office:value-type="float" office:value="46.9437" calcext:value-type="float">
            <text:p>46.9437</text:p>
          </table:table-cell>
          <table:table-cell table:style-name="ce3" office:value-type="float" office:value="70.769" calcext:value-type="float">
            <text:p>70.769</text:p>
          </table:table-cell>
          <table:table-cell table:style-name="ce3" office:value-type="float" office:value="2.85286" calcext:value-type="float">
            <text:p>2.85286</text:p>
          </table:table-cell>
          <table:table-cell office:value-type="float" office:value="47.8068" calcext:value-type="float">
            <text:p>47.8068</text:p>
          </table:table-cell>
          <table:table-cell office:value-type="float" office:value="70.8005" calcext:value-type="float">
            <text:p>70.8005</text:p>
          </table:table-cell>
          <table:table-cell office:value-type="float" office:value="2.97279" calcext:value-type="float">
            <text:p>2.97279</text:p>
          </table:table-cell>
          <table:table-cell table:style-name="ce3" office:value-type="float" office:value="46.4965" calcext:value-type="float">
            <text:p>46.4965</text:p>
          </table:table-cell>
          <table:table-cell table:style-name="ce3" office:value-type="float" office:value="67.1502" calcext:value-type="float">
            <text:p>67.1502</text:p>
          </table:table-cell>
          <table:table-cell table:style-name="ce3" office:value-type="float" office:value="2.52322" calcext:value-type="float">
            <text:p>2.52322</text:p>
          </table:table-cell>
          <table:table-cell office:value-type="float" office:value="49.5259" calcext:value-type="float">
            <text:p>49.5259</text:p>
          </table:table-cell>
          <table:table-cell office:value-type="float" office:value="72.416" calcext:value-type="float">
            <text:p>72.416</text:p>
          </table:table-cell>
          <table:table-cell office:value-type="float" office:value="2.56816" calcext:value-type="float">
            <text:p>2.56816</text:p>
          </table:table-cell>
          <table:table-cell/>
          <table:table-cell table:formula="of:=SUM([.C29];[.F29];[.I29];[.L29];[.O29];[.R29];[.U29];[.X29];[.AA29];[.AD29])" office:value-type="float" office:value="487.5534" calcext:value-type="float">
            <text:p>487.5534</text:p>
          </table:table-cell>
          <table:table-cell table:formula="of:=SUM([.D29];[.G29];[.J29];[.M29];[.P29];[.S29];[.V29];[.Y29];[.AB29];[.AE29])" office:value-type="float" office:value="726.8471" calcext:value-type="float">
            <text:p>726.8471</text:p>
          </table:table-cell>
          <table:table-cell table:formula="of:=SUM([.H29];[.K29];[.N29];[.Q29];[.T29];[.W29];[.Z29];[.AC29];[.AF29])" office:value-type="float" office:value="25.59396" calcext:value-type="float">
            <text:p>25.59396</text:p>
          </table:table-cell>
          <table:table-cell table:formula="of:=SUM([.AH29:.AI29])" office:value-type="float" office:value="1214.4005" calcext:value-type="float">
            <text:p>1214.4005</text:p>
          </table:table-cell>
          <table:table-cell table:number-columns-repeated="194"/>
        </table:table-row>
        <table:table-row table:style-name="ro1">
          <table:table-cell office:value-type="string" calcext:value-type="string">
            <text:p>Akaze </text:p>
          </table:table-cell>
          <table:table-cell office:value-type="string" calcext:value-type="string">
            <text:p>SIFT</text:p>
          </table:table-cell>
          <table:table-cell table:style-name="ce3" office:value-type="float" office:value="123.687" calcext:value-type="float">
            <text:p>123.687</text:p>
          </table:table-cell>
          <table:table-cell table:style-name="ce3" office:value-type="float" office:value="41.9858" calcext:value-type="float">
            <text:p>41.9858</text:p>
          </table:table-cell>
          <table:table-cell table:style-name="ce3"/>
          <table:table-cell office:value-type="float" office:value="102.976" calcext:value-type="float">
            <text:p>102.976</text:p>
          </table:table-cell>
          <table:table-cell office:value-type="float" office:value="31.4993" calcext:value-type="float">
            <text:p>31.4993</text:p>
          </table:table-cell>
          <table:table-cell office:value-type="float" office:value="0.999406" calcext:value-type="float">
            <text:p>0.999406</text:p>
          </table:table-cell>
          <table:table-cell table:style-name="ce3" office:value-type="float" office:value="109.853" calcext:value-type="float">
            <text:p>109.853</text:p>
          </table:table-cell>
          <table:table-cell table:style-name="ce3" office:value-type="float" office:value="37.2963" calcext:value-type="float">
            <text:p>37.2963</text:p>
          </table:table-cell>
          <table:table-cell table:style-name="ce3" office:value-type="float" office:value="0.98388" calcext:value-type="float">
            <text:p>0.98388</text:p>
          </table:table-cell>
          <table:table-cell office:value-type="float" office:value="112.422" calcext:value-type="float">
            <text:p>112.422</text:p>
          </table:table-cell>
          <table:table-cell office:value-type="float" office:value="33.5729" calcext:value-type="float">
            <text:p>33.5729</text:p>
          </table:table-cell>
          <table:table-cell office:value-type="float" office:value="0.970891" calcext:value-type="float">
            <text:p>0.970891</text:p>
          </table:table-cell>
          <table:table-cell table:style-name="ce3" office:value-type="float" office:value="123.191" calcext:value-type="float">
            <text:p>123.191</text:p>
          </table:table-cell>
          <table:table-cell table:style-name="ce3" office:value-type="float" office:value="35.1366" calcext:value-type="float">
            <text:p>35.1366</text:p>
          </table:table-cell>
          <table:table-cell table:style-name="ce3" office:value-type="float" office:value="1.1017" calcext:value-type="float">
            <text:p>1.1017</text:p>
          </table:table-cell>
          <table:table-cell office:value-type="float" office:value="112.339" calcext:value-type="float">
            <text:p>112.339</text:p>
          </table:table-cell>
          <table:table-cell office:value-type="float" office:value="35.505" calcext:value-type="float">
            <text:p>35.505</text:p>
          </table:table-cell>
          <table:table-cell office:value-type="float" office:value="1.03601" calcext:value-type="float">
            <text:p>1.03601</text:p>
          </table:table-cell>
          <table:table-cell table:style-name="ce3" office:value-type="float" office:value="122.963" calcext:value-type="float">
            <text:p>122.963</text:p>
          </table:table-cell>
          <table:table-cell table:style-name="ce3" office:value-type="float" office:value="41.7274" calcext:value-type="float">
            <text:p>41.7274</text:p>
          </table:table-cell>
          <table:table-cell table:style-name="ce3" office:value-type="float" office:value="1.4471" calcext:value-type="float">
            <text:p>1.4471</text:p>
          </table:table-cell>
          <table:table-cell office:value-type="float" office:value="115.923" calcext:value-type="float">
            <text:p>115.923</text:p>
          </table:table-cell>
          <table:table-cell office:value-type="float" office:value="37.8717" calcext:value-type="float">
            <text:p>37.8717</text:p>
          </table:table-cell>
          <table:table-cell office:value-type="float" office:value="1.33684" calcext:value-type="float">
            <text:p>1.33684</text:p>
          </table:table-cell>
          <table:table-cell table:style-name="ce3" office:value-type="float" office:value="117.153" calcext:value-type="float">
            <text:p>117.153</text:p>
          </table:table-cell>
          <table:table-cell table:style-name="ce3" office:value-type="float" office:value="43.8046" calcext:value-type="float">
            <text:p>43.8046</text:p>
          </table:table-cell>
          <table:table-cell table:style-name="ce3" office:value-type="float" office:value="1.16491" calcext:value-type="float">
            <text:p>1.16491</text:p>
          </table:table-cell>
          <table:table-cell office:value-type="float" office:value="120.036" calcext:value-type="float">
            <text:p>120.036</text:p>
          </table:table-cell>
          <table:table-cell office:value-type="float" office:value="37.2622" calcext:value-type="float">
            <text:p>37.2622</text:p>
          </table:table-cell>
          <table:table-cell office:value-type="float" office:value="1.67234" calcext:value-type="float">
            <text:p>1.67234</text:p>
          </table:table-cell>
          <table:table-cell/>
          <table:table-cell table:formula="of:=SUM([.C30];[.F30];[.I30];[.L30];[.O30];[.R30];[.U30];[.X30];[.AA30];[.AD30])" office:value-type="float" office:value="1160.543" calcext:value-type="float">
            <text:p>1160.543</text:p>
          </table:table-cell>
          <table:table-cell table:formula="of:=SUM([.D30];[.G30];[.J30];[.M30];[.P30];[.S30];[.V30];[.Y30];[.AB30];[.AE30])" office:value-type="float" office:value="375.6618" calcext:value-type="float">
            <text:p>375.6618</text:p>
          </table:table-cell>
          <table:table-cell table:formula="of:=SUM([.H30];[.K30];[.N30];[.Q30];[.T30];[.W30];[.Z30];[.AC30];[.AF30])" office:value-type="float" office:value="10.713077" calcext:value-type="float">
            <text:p>10.713077</text:p>
          </table:table-cell>
          <table:table-cell table:formula="of:=SUM([.AH30:.AI30])" office:value-type="float" office:value="1536.2048" calcext:value-type="float">
            <text:p>1536.2048</text:p>
          </table:table-cell>
          <table:table-cell table:number-columns-repeated="194"/>
        </table:table-row>
        <table:table-row table:style-name="ro1">
          <table:table-cell office:value-type="string" calcext:value-type="string">
            <text:p>Akaze </text:p>
          </table:table-cell>
          <table:table-cell office:value-type="string" calcext:value-type="string">
            <text:p>FREAK</text:p>
          </table:table-cell>
          <table:table-cell table:style-name="ce3" office:value-type="float" office:value="117.025" calcext:value-type="float">
            <text:p>117.025</text:p>
          </table:table-cell>
          <table:table-cell table:style-name="ce3" office:value-type="float" office:value="54.9122" calcext:value-type="float">
            <text:p>54.9122</text:p>
          </table:table-cell>
          <table:table-cell table:style-name="ce3"/>
          <table:table-cell office:value-type="float" office:value="123.367" calcext:value-type="float">
            <text:p>123.367</text:p>
          </table:table-cell>
          <table:table-cell office:value-type="float" office:value="50.3676" calcext:value-type="float">
            <text:p>50.3676</text:p>
          </table:table-cell>
          <table:table-cell office:value-type="float" office:value="0.743133" calcext:value-type="float">
            <text:p>0.743133</text:p>
          </table:table-cell>
          <table:table-cell table:style-name="ce3" office:value-type="float" office:value="110.195" calcext:value-type="float">
            <text:p>110.195</text:p>
          </table:table-cell>
          <table:table-cell table:style-name="ce3" office:value-type="float" office:value="46.8169" calcext:value-type="float">
            <text:p>46.8169</text:p>
          </table:table-cell>
          <table:table-cell table:style-name="ce3" office:value-type="float" office:value="0.711336" calcext:value-type="float">
            <text:p>0.711336</text:p>
          </table:table-cell>
          <table:table-cell office:value-type="float" office:value="107.684" calcext:value-type="float">
            <text:p>107.684</text:p>
          </table:table-cell>
          <table:table-cell office:value-type="float" office:value="46.0947" calcext:value-type="float">
            <text:p>46.0947</text:p>
          </table:table-cell>
          <table:table-cell office:value-type="float" office:value="0.717774" calcext:value-type="float">
            <text:p>0.717774</text:p>
          </table:table-cell>
          <table:table-cell table:style-name="ce3" office:value-type="float" office:value="116.392" calcext:value-type="float">
            <text:p>116.392</text:p>
          </table:table-cell>
          <table:table-cell table:style-name="ce3" office:value-type="float" office:value="50.869" calcext:value-type="float">
            <text:p>50.869</text:p>
          </table:table-cell>
          <table:table-cell table:style-name="ce3" office:value-type="float" office:value="0.823098" calcext:value-type="float">
            <text:p>0.823098</text:p>
          </table:table-cell>
          <table:table-cell office:value-type="float" office:value="106.886" calcext:value-type="float">
            <text:p>106.886</text:p>
          </table:table-cell>
          <table:table-cell office:value-type="float" office:value="50.208" calcext:value-type="float">
            <text:p>50.208</text:p>
          </table:table-cell>
          <table:table-cell office:value-type="float" office:value="0.762691" calcext:value-type="float">
            <text:p>0.762691</text:p>
          </table:table-cell>
          <table:table-cell table:style-name="ce3" office:value-type="float" office:value="106.054" calcext:value-type="float">
            <text:p>106.054</text:p>
          </table:table-cell>
          <table:table-cell table:style-name="ce3" office:value-type="float" office:value="47.6617" calcext:value-type="float">
            <text:p>47.6617</text:p>
          </table:table-cell>
          <table:table-cell table:style-name="ce3" office:value-type="float" office:value="0.810448" calcext:value-type="float">
            <text:p>0.810448</text:p>
          </table:table-cell>
          <table:table-cell office:value-type="float" office:value="105.13" calcext:value-type="float">
            <text:p>105.13</text:p>
          </table:table-cell>
          <table:table-cell office:value-type="float" office:value="47.7632" calcext:value-type="float">
            <text:p>47.7632</text:p>
          </table:table-cell>
          <table:table-cell office:value-type="float" office:value="0.834677" calcext:value-type="float">
            <text:p>0.834677</text:p>
          </table:table-cell>
          <table:table-cell table:style-name="ce3" office:value-type="float" office:value="101.003" calcext:value-type="float">
            <text:p>101.003</text:p>
          </table:table-cell>
          <table:table-cell table:style-name="ce3" office:value-type="float" office:value="46.0414" calcext:value-type="float">
            <text:p>46.0414</text:p>
          </table:table-cell>
          <table:table-cell table:style-name="ce3" office:value-type="float" office:value="0.886718" calcext:value-type="float">
            <text:p>0.886718</text:p>
          </table:table-cell>
          <table:table-cell office:value-type="float" office:value="98.5557" calcext:value-type="float">
            <text:p>98.5557</text:p>
          </table:table-cell>
          <table:table-cell office:value-type="float" office:value="46.6629" calcext:value-type="float">
            <text:p>46.6629</text:p>
          </table:table-cell>
          <table:table-cell office:value-type="float" office:value="0.909931" calcext:value-type="float">
            <text:p>0.909931</text:p>
          </table:table-cell>
          <table:table-cell/>
          <table:table-cell table:formula="of:=SUM([.C31];[.F31];[.I31];[.L31];[.O31];[.R31];[.U31];[.X31];[.AA31];[.AD31])" office:value-type="float" office:value="1092.2917" calcext:value-type="float">
            <text:p>1092.2917</text:p>
          </table:table-cell>
          <table:table-cell table:formula="of:=SUM([.D31];[.G31];[.J31];[.M31];[.P31];[.S31];[.V31];[.Y31];[.AB31];[.AE31])" office:value-type="float" office:value="487.3976" calcext:value-type="float">
            <text:p>487.3976</text:p>
          </table:table-cell>
          <table:table-cell table:formula="of:=SUM([.H31];[.K31];[.N31];[.Q31];[.T31];[.W31];[.Z31];[.AC31];[.AF31])" office:value-type="float" office:value="7.199806" calcext:value-type="float">
            <text:p>7.199806</text:p>
          </table:table-cell>
          <table:table-cell table:formula="of:=SUM([.AH31:.AI31])" office:value-type="float" office:value="1579.6893" calcext:value-type="float">
            <text:p>1579.6893</text:p>
          </table:table-cell>
          <table:table-cell table:number-columns-repeated="194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table:style-name="ce3" office:value-type="float" office:value="173.761" calcext:value-type="float">
            <text:p>173.761</text:p>
          </table:table-cell>
          <table:table-cell table:style-name="ce3" office:value-type="float" office:value="1.64318" calcext:value-type="float">
            <text:p>1.64318</text:p>
          </table:table-cell>
          <table:table-cell table:style-name="ce3"/>
          <table:table-cell office:value-type="float" office:value="161.185" calcext:value-type="float">
            <text:p>161.185</text:p>
          </table:table-cell>
          <table:table-cell office:value-type="float" office:value="1.56134" calcext:value-type="float">
            <text:p>1.56134</text:p>
          </table:table-cell>
          <table:table-cell office:value-type="float" office:value="0.545234" calcext:value-type="float">
            <text:p>0.545234</text:p>
          </table:table-cell>
          <table:table-cell table:style-name="ce3" office:value-type="float" office:value="170.427" calcext:value-type="float">
            <text:p>170.427</text:p>
          </table:table-cell>
          <table:table-cell table:style-name="ce3" office:value-type="float" office:value="0.802199" calcext:value-type="float">
            <text:p>0.802199</text:p>
          </table:table-cell>
          <table:table-cell table:style-name="ce3" office:value-type="float" office:value="0.539801" calcext:value-type="float">
            <text:p>0.539801</text:p>
          </table:table-cell>
          <table:table-cell office:value-type="float" office:value="160.675" calcext:value-type="float">
            <text:p>160.675</text:p>
          </table:table-cell>
          <table:table-cell office:value-type="float" office:value="1.64582" calcext:value-type="float">
            <text:p>1.64582</text:p>
          </table:table-cell>
          <table:table-cell office:value-type="float" office:value="0.469626" calcext:value-type="float">
            <text:p>0.469626</text:p>
          </table:table-cell>
          <table:table-cell table:style-name="ce3" office:value-type="float" office:value="163.287" calcext:value-type="float">
            <text:p>163.287</text:p>
          </table:table-cell>
          <table:table-cell table:style-name="ce3" office:value-type="float" office:value="1.5818" calcext:value-type="float">
            <text:p>1.5818</text:p>
          </table:table-cell>
          <table:table-cell table:style-name="ce3" office:value-type="float" office:value="0.518067" calcext:value-type="float">
            <text:p>0.518067</text:p>
          </table:table-cell>
          <table:table-cell office:value-type="float" office:value="163.555" calcext:value-type="float">
            <text:p>163.555</text:p>
          </table:table-cell>
          <table:table-cell office:value-type="float" office:value="0.822849" calcext:value-type="float">
            <text:p>0.822849</text:p>
          </table:table-cell>
          <table:table-cell office:value-type="float" office:value="0.509305" calcext:value-type="float">
            <text:p>0.509305</text:p>
          </table:table-cell>
          <table:table-cell table:style-name="ce3" office:value-type="float" office:value="162.034" calcext:value-type="float">
            <text:p>162.034</text:p>
          </table:table-cell>
          <table:table-cell table:style-name="ce3" office:value-type="float" office:value="0.841608" calcext:value-type="float">
            <text:p>0.841608</text:p>
          </table:table-cell>
          <table:table-cell table:style-name="ce3" office:value-type="float" office:value="0.51882" calcext:value-type="float">
            <text:p>0.51882</text:p>
          </table:table-cell>
          <table:table-cell office:value-type="float" office:value="161.777" calcext:value-type="float">
            <text:p>161.777</text:p>
          </table:table-cell>
          <table:table-cell office:value-type="float" office:value="0.832208" calcext:value-type="float">
            <text:p>0.832208</text:p>
          </table:table-cell>
          <table:table-cell office:value-type="float" office:value="0.570865" calcext:value-type="float">
            <text:p>0.570865</text:p>
          </table:table-cell>
          <table:table-cell table:style-name="ce3" office:value-type="float" office:value="169.693" calcext:value-type="float">
            <text:p>169.693</text:p>
          </table:table-cell>
          <table:table-cell table:style-name="ce3" office:value-type="float" office:value="0.843152" calcext:value-type="float">
            <text:p>0.843152</text:p>
          </table:table-cell>
          <table:table-cell table:style-name="ce3" office:value-type="float" office:value="0.612434" calcext:value-type="float">
            <text:p>0.612434</text:p>
          </table:table-cell>
          <table:table-cell office:value-type="float" office:value="161.29" calcext:value-type="float">
            <text:p>161.29</text:p>
          </table:table-cell>
          <table:table-cell office:value-type="float" office:value="0.784946" calcext:value-type="float">
            <text:p>0.784946</text:p>
          </table:table-cell>
          <table:table-cell office:value-type="float" office:value="0.597554" calcext:value-type="float">
            <text:p>0.597554</text:p>
          </table:table-cell>
          <table:table-cell/>
          <table:table-cell table:formula="of:=SUM([.C32];[.F32];[.I32];[.L32];[.O32];[.R32];[.U32];[.X32];[.AA32];[.AD32])" office:value-type="float" office:value="1647.684" calcext:value-type="float">
            <text:p>1647.684</text:p>
          </table:table-cell>
          <table:table-cell table:formula="of:=SUM([.D32];[.G32];[.J32];[.M32];[.P32];[.S32];[.V32];[.Y32];[.AB32];[.AE32])" office:value-type="float" office:value="11.359102" calcext:value-type="float">
            <text:p>11.359102</text:p>
          </table:table-cell>
          <table:table-cell table:formula="of:=SUM([.H32];[.K32];[.N32];[.Q32];[.T32];[.W32];[.Z32];[.AC32];[.AF32])" office:value-type="float" office:value="4.881706" calcext:value-type="float">
            <text:p>4.881706</text:p>
          </table:table-cell>
          <table:table-cell table:formula="of:=SUM([.AH32:.AI32])" office:value-type="float" office:value="1659.043102" calcext:value-type="float">
            <text:p>1659.043102</text:p>
          </table:table-cell>
          <table:table-cell table:number-columns-repeated="194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table:style-name="ce3" office:value-type="float" office:value="174.501" calcext:value-type="float">
            <text:p>174.501</text:p>
          </table:table-cell>
          <table:table-cell table:style-name="ce3" office:value-type="float" office:value="3.53201" calcext:value-type="float">
            <text:p>3.53201</text:p>
          </table:table-cell>
          <table:table-cell table:style-name="ce3"/>
          <table:table-cell office:value-type="float" office:value="174.745" calcext:value-type="float">
            <text:p>174.745</text:p>
          </table:table-cell>
          <table:table-cell office:value-type="float" office:value="2.60859" calcext:value-type="float">
            <text:p>2.60859</text:p>
          </table:table-cell>
          <table:table-cell office:value-type="float" office:value="0.618726" calcext:value-type="float">
            <text:p>0.618726</text:p>
          </table:table-cell>
          <table:table-cell table:style-name="ce3" office:value-type="float" office:value="167.202" calcext:value-type="float">
            <text:p>167.202</text:p>
          </table:table-cell>
          <table:table-cell table:style-name="ce3" office:value-type="float" office:value="1.60688" calcext:value-type="float">
            <text:p>1.60688</text:p>
          </table:table-cell>
          <table:table-cell table:style-name="ce3" office:value-type="float" office:value="0.510624" calcext:value-type="float">
            <text:p>0.510624</text:p>
          </table:table-cell>
          <table:table-cell office:value-type="float" office:value="155.887" calcext:value-type="float">
            <text:p>155.887</text:p>
          </table:table-cell>
          <table:table-cell office:value-type="float" office:value="2.54707" calcext:value-type="float">
            <text:p>2.54707</text:p>
          </table:table-cell>
          <table:table-cell office:value-type="float" office:value="0.513796" calcext:value-type="float">
            <text:p>0.513796</text:p>
          </table:table-cell>
          <table:table-cell table:style-name="ce3" office:value-type="float" office:value="158.824" calcext:value-type="float">
            <text:p>158.824</text:p>
          </table:table-cell>
          <table:table-cell table:style-name="ce3" office:value-type="float" office:value="4.88137" calcext:value-type="float">
            <text:p>4.88137</text:p>
          </table:table-cell>
          <table:table-cell table:style-name="ce3" office:value-type="float" office:value="1.21767" calcext:value-type="float">
            <text:p>1.21767</text:p>
          </table:table-cell>
          <table:table-cell office:value-type="float" office:value="161.254" calcext:value-type="float">
            <text:p>161.254</text:p>
          </table:table-cell>
          <table:table-cell office:value-type="float" office:value="1.82091" calcext:value-type="float">
            <text:p>1.82091</text:p>
          </table:table-cell>
          <table:table-cell office:value-type="float" office:value="0.578695" calcext:value-type="float">
            <text:p>0.578695</text:p>
          </table:table-cell>
          <table:table-cell table:style-name="ce3" office:value-type="float" office:value="164.45" calcext:value-type="float">
            <text:p>164.45</text:p>
          </table:table-cell>
          <table:table-cell table:style-name="ce3" office:value-type="float" office:value="1.86194" calcext:value-type="float">
            <text:p>1.86194</text:p>
          </table:table-cell>
          <table:table-cell table:style-name="ce3" office:value-type="float" office:value="0.550379" calcext:value-type="float">
            <text:p>0.550379</text:p>
          </table:table-cell>
          <table:table-cell office:value-type="float" office:value="157.583" calcext:value-type="float">
            <text:p>157.583</text:p>
          </table:table-cell>
          <table:table-cell office:value-type="float" office:value="1.80184" calcext:value-type="float">
            <text:p>1.80184</text:p>
          </table:table-cell>
          <table:table-cell office:value-type="float" office:value="0.5922" calcext:value-type="float">
            <text:p>0.5922</text:p>
          </table:table-cell>
          <table:table-cell table:style-name="ce3" office:value-type="float" office:value="166.964" calcext:value-type="float">
            <text:p>166.964</text:p>
          </table:table-cell>
          <table:table-cell table:style-name="ce3" office:value-type="float" office:value="2.16719" calcext:value-type="float">
            <text:p>2.16719</text:p>
          </table:table-cell>
          <table:table-cell table:style-name="ce3" office:value-type="float" office:value="0.66433" calcext:value-type="float">
            <text:p>0.66433</text:p>
          </table:table-cell>
          <table:table-cell office:value-type="float" office:value="161.569" calcext:value-type="float">
            <text:p>161.569</text:p>
          </table:table-cell>
          <table:table-cell office:value-type="float" office:value="1.80968" calcext:value-type="float">
            <text:p>1.80968</text:p>
          </table:table-cell>
          <table:table-cell office:value-type="float" office:value="0.768846" calcext:value-type="float">
            <text:p>0.768846</text:p>
          </table:table-cell>
          <table:table-cell/>
          <table:table-cell table:formula="of:=SUM([.C33];[.F33];[.I33];[.L33];[.O33];[.R33];[.U33];[.X33];[.AA33];[.AD33])" office:value-type="float" office:value="1642.979" calcext:value-type="float">
            <text:p>1642.979</text:p>
          </table:table-cell>
          <table:table-cell table:formula="of:=SUM([.D33];[.G33];[.J33];[.M33];[.P33];[.S33];[.V33];[.Y33];[.AB33];[.AE33])" office:value-type="float" office:value="24.63748" calcext:value-type="float">
            <text:p>24.63748</text:p>
          </table:table-cell>
          <table:table-cell table:formula="of:=SUM([.H33];[.K33];[.N33];[.Q33];[.T33];[.W33];[.Z33];[.AC33];[.AF33])" office:value-type="float" office:value="6.015266" calcext:value-type="float">
            <text:p>6.015266</text:p>
          </table:table-cell>
          <table:table-cell table:formula="of:=SUM([.AH33:.AI33])" office:value-type="float" office:value="1667.61648" calcext:value-type="float">
            <text:p>1667.61648</text:p>
          </table:table-cell>
          <table:table-cell table:number-columns-repeated="194"/>
        </table:table-row>
        <table:table-row table:style-name="ro1">
          <table:table-cell office:value-type="string" calcext:value-type="string">
            <text:p>Akaze </text:p>
          </table:table-cell>
          <table:table-cell office:value-type="string" calcext:value-type="string">
            <text:p>AKAZE</text:p>
          </table:table-cell>
          <table:table-cell table:style-name="ce3" office:value-type="float" office:value="114.054" calcext:value-type="float">
            <text:p>114.054</text:p>
          </table:table-cell>
          <table:table-cell table:style-name="ce3" office:value-type="float" office:value="100.891" calcext:value-type="float">
            <text:p>100.891</text:p>
          </table:table-cell>
          <table:table-cell table:style-name="ce3"/>
          <table:table-cell office:value-type="float" office:value="112.513" calcext:value-type="float">
            <text:p>112.513</text:p>
          </table:table-cell>
          <table:table-cell office:value-type="float" office:value="95.8259" calcext:value-type="float">
            <text:p>95.8259</text:p>
          </table:table-cell>
          <table:table-cell office:value-type="float" office:value="0.863814" calcext:value-type="float">
            <text:p>0.863814</text:p>
          </table:table-cell>
          <table:table-cell table:style-name="ce3" office:value-type="float" office:value="110.798" calcext:value-type="float">
            <text:p>110.798</text:p>
          </table:table-cell>
          <table:table-cell table:style-name="ce3" office:value-type="float" office:value="96.4092" calcext:value-type="float">
            <text:p>96.4092</text:p>
          </table:table-cell>
          <table:table-cell table:style-name="ce3" office:value-type="float" office:value="0.831562" calcext:value-type="float">
            <text:p>0.831562</text:p>
          </table:table-cell>
          <table:table-cell office:value-type="float" office:value="100.079" calcext:value-type="float">
            <text:p>100.079</text:p>
          </table:table-cell>
          <table:table-cell office:value-type="float" office:value="92.1845" calcext:value-type="float">
            <text:p>92.1845</text:p>
          </table:table-cell>
          <table:table-cell office:value-type="float" office:value="0.859552" calcext:value-type="float">
            <text:p>0.859552</text:p>
          </table:table-cell>
          <table:table-cell table:style-name="ce3" office:value-type="float" office:value="103.087" calcext:value-type="float">
            <text:p>103.087</text:p>
          </table:table-cell>
          <table:table-cell table:style-name="ce3" office:value-type="float" office:value="90.6126" calcext:value-type="float">
            <text:p>90.6126</text:p>
          </table:table-cell>
          <table:table-cell table:style-name="ce3" office:value-type="float" office:value="0.804263" calcext:value-type="float">
            <text:p>0.804263</text:p>
          </table:table-cell>
          <table:table-cell office:value-type="float" office:value="105.096" calcext:value-type="float">
            <text:p>105.096</text:p>
          </table:table-cell>
          <table:table-cell office:value-type="float" office:value="103.192" calcext:value-type="float">
            <text:p>103.192</text:p>
          </table:table-cell>
          <table:table-cell office:value-type="float" office:value="0.841319" calcext:value-type="float">
            <text:p>0.841319</text:p>
          </table:table-cell>
          <table:table-cell table:style-name="ce3" office:value-type="float" office:value="110.155" calcext:value-type="float">
            <text:p>110.155</text:p>
          </table:table-cell>
          <table:table-cell table:style-name="ce3" office:value-type="float" office:value="105.082" calcext:value-type="float">
            <text:p>105.082</text:p>
          </table:table-cell>
          <table:table-cell table:style-name="ce3" office:value-type="float" office:value="0.919175" calcext:value-type="float">
            <text:p>0.919175</text:p>
          </table:table-cell>
          <table:table-cell office:value-type="float" office:value="107.838" calcext:value-type="float">
            <text:p>107.838</text:p>
          </table:table-cell>
          <table:table-cell office:value-type="float" office:value="100.38" calcext:value-type="float">
            <text:p>100.38</text:p>
          </table:table-cell>
          <table:table-cell office:value-type="float" office:value="0.92353" calcext:value-type="float">
            <text:p>0.92353</text:p>
          </table:table-cell>
          <table:table-cell table:style-name="ce3" office:value-type="float" office:value="108.271" calcext:value-type="float">
            <text:p>108.271</text:p>
          </table:table-cell>
          <table:table-cell table:style-name="ce3" office:value-type="float" office:value="95.9598" calcext:value-type="float">
            <text:p>95.9598</text:p>
          </table:table-cell>
          <table:table-cell table:style-name="ce3" office:value-type="float" office:value="0.95838" calcext:value-type="float">
            <text:p>0.95838</text:p>
          </table:table-cell>
          <table:table-cell office:value-type="float" office:value="104.196" calcext:value-type="float">
            <text:p>104.196</text:p>
          </table:table-cell>
          <table:table-cell office:value-type="float" office:value="96.2003" calcext:value-type="float">
            <text:p>96.2003</text:p>
          </table:table-cell>
          <table:table-cell office:value-type="float" office:value="0.973349" calcext:value-type="float">
            <text:p>0.973349</text:p>
          </table:table-cell>
          <table:table-cell/>
          <table:table-cell table:formula="of:=SUM([.C34];[.F34];[.I34];[.L34];[.O34];[.R34];[.U34];[.X34];[.AA34];[.AD34])" office:value-type="float" office:value="1076.087" calcext:value-type="float">
            <text:p>1076.087</text:p>
          </table:table-cell>
          <table:table-cell table:formula="of:=SUM([.D34];[.G34];[.J34];[.M34];[.P34];[.S34];[.V34];[.Y34];[.AB34];[.AE34])" office:value-type="float" office:value="976.7373" calcext:value-type="float">
            <text:p>976.7373</text:p>
          </table:table-cell>
          <table:table-cell table:formula="of:=SUM([.H34];[.K34];[.N34];[.Q34];[.T34];[.W34];[.Z34];[.AC34];[.AF34])" office:value-type="float" office:value="7.974944" calcext:value-type="float">
            <text:p>7.974944</text:p>
          </table:table-cell>
          <table:table-cell table:formula="of:=SUM([.AH34:.AI34])" office:value-type="float" office:value="2052.8243" calcext:value-type="float">
            <text:p>2052.8243</text:p>
          </table:table-cell>
          <table:table-cell table:number-columns-repeated="194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table:style-name="ce3" office:value-type="float" office:value="176.94" calcext:value-type="float">
            <text:p>176.94</text:p>
          </table:table-cell>
          <table:table-cell table:style-name="ce3" office:value-type="float" office:value="52.8889" calcext:value-type="float">
            <text:p>52.8889</text:p>
          </table:table-cell>
          <table:table-cell table:style-name="ce3"/>
          <table:table-cell office:value-type="float" office:value="160.984" calcext:value-type="float">
            <text:p>160.984</text:p>
          </table:table-cell>
          <table:table-cell office:value-type="float" office:value="52.3806" calcext:value-type="float">
            <text:p>52.3806</text:p>
          </table:table-cell>
          <table:table-cell office:value-type="float" office:value="0.645688" calcext:value-type="float">
            <text:p>0.645688</text:p>
          </table:table-cell>
          <table:table-cell table:style-name="ce3" office:value-type="float" office:value="174.397" calcext:value-type="float">
            <text:p>174.397</text:p>
          </table:table-cell>
          <table:table-cell table:style-name="ce3" office:value-type="float" office:value="48.0759" calcext:value-type="float">
            <text:p>48.0759</text:p>
          </table:table-cell>
          <table:table-cell table:style-name="ce3" office:value-type="float" office:value="0.783252" calcext:value-type="float">
            <text:p>0.783252</text:p>
          </table:table-cell>
          <table:table-cell office:value-type="float" office:value="161.387" calcext:value-type="float">
            <text:p>161.387</text:p>
          </table:table-cell>
          <table:table-cell office:value-type="float" office:value="46.7624" calcext:value-type="float">
            <text:p>46.7624</text:p>
          </table:table-cell>
          <table:table-cell office:value-type="float" office:value="0.579348" calcext:value-type="float">
            <text:p>0.579348</text:p>
          </table:table-cell>
          <table:table-cell table:style-name="ce3" office:value-type="float" office:value="171.388" calcext:value-type="float">
            <text:p>171.388</text:p>
          </table:table-cell>
          <table:table-cell table:style-name="ce3" office:value-type="float" office:value="53.3654" calcext:value-type="float">
            <text:p>53.3654</text:p>
          </table:table-cell>
          <table:table-cell table:style-name="ce3" office:value-type="float" office:value="2.73841" calcext:value-type="float">
            <text:p>2.73841</text:p>
          </table:table-cell>
          <table:table-cell office:value-type="float" office:value="161.566" calcext:value-type="float">
            <text:p>161.566</text:p>
          </table:table-cell>
          <table:table-cell office:value-type="float" office:value="51.5489" calcext:value-type="float">
            <text:p>51.5489</text:p>
          </table:table-cell>
          <table:table-cell office:value-type="float" office:value="0.578116" calcext:value-type="float">
            <text:p>0.578116</text:p>
          </table:table-cell>
          <table:table-cell table:style-name="ce3" office:value-type="float" office:value="163.173" calcext:value-type="float">
            <text:p>163.173</text:p>
          </table:table-cell>
          <table:table-cell table:style-name="ce3" office:value-type="float" office:value="46.7651" calcext:value-type="float">
            <text:p>46.7651</text:p>
          </table:table-cell>
          <table:table-cell table:style-name="ce3" office:value-type="float" office:value="0.579958" calcext:value-type="float">
            <text:p>0.579958</text:p>
          </table:table-cell>
          <table:table-cell office:value-type="float" office:value="162.73" calcext:value-type="float">
            <text:p>162.73</text:p>
          </table:table-cell>
          <table:table-cell office:value-type="float" office:value="47.2328" calcext:value-type="float">
            <text:p>47.2328</text:p>
          </table:table-cell>
          <table:table-cell office:value-type="float" office:value="0.615692" calcext:value-type="float">
            <text:p>0.615692</text:p>
          </table:table-cell>
          <table:table-cell table:style-name="ce3" office:value-type="float" office:value="162.493" calcext:value-type="float">
            <text:p>162.493</text:p>
          </table:table-cell>
          <table:table-cell table:style-name="ce3" office:value-type="float" office:value="46.0839" calcext:value-type="float">
            <text:p>46.0839</text:p>
          </table:table-cell>
          <table:table-cell table:style-name="ce3" office:value-type="float" office:value="0.657782" calcext:value-type="float">
            <text:p>0.657782</text:p>
          </table:table-cell>
          <table:table-cell office:value-type="float" office:value="159.291" calcext:value-type="float">
            <text:p>159.291</text:p>
          </table:table-cell>
          <table:table-cell office:value-type="float" office:value="48.8262" calcext:value-type="float">
            <text:p>48.8262</text:p>
          </table:table-cell>
          <table:table-cell office:value-type="float" office:value="0.637834" calcext:value-type="float">
            <text:p>0.637834</text:p>
          </table:table-cell>
          <table:table-cell/>
          <table:table-cell table:formula="of:=SUM([.C35];[.F35];[.I35];[.L35];[.O35];[.R35];[.U35];[.X35];[.AA35];[.AD35])" office:value-type="float" office:value="1654.349" calcext:value-type="float">
            <text:p>1654.349</text:p>
          </table:table-cell>
          <table:table-cell table:formula="of:=SUM([.D35];[.G35];[.J35];[.M35];[.P35];[.S35];[.V35];[.Y35];[.AB35];[.AE35])" office:value-type="float" office:value="493.9301" calcext:value-type="float">
            <text:p>493.9301</text:p>
          </table:table-cell>
          <table:table-cell table:formula="of:=SUM([.H35];[.K35];[.N35];[.Q35];[.T35];[.W35];[.Z35];[.AC35];[.AF35])" office:value-type="float" office:value="7.81608" calcext:value-type="float">
            <text:p>7.81608</text:p>
          </table:table-cell>
          <table:table-cell table:formula="of:=SUM([.AH35:.AI35])" office:value-type="float" office:value="2148.2791" calcext:value-type="float">
            <text:p>2148.2791</text:p>
          </table:table-cell>
          <table:table-cell table:number-columns-repeated="194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SIFT</text:p>
          </table:table-cell>
          <table:table-cell table:style-name="ce3" office:value-type="float" office:value="214.886" calcext:value-type="float">
            <text:p>214.886</text:p>
          </table:table-cell>
          <table:table-cell table:style-name="ce3" office:value-type="float" office:value="131.588" calcext:value-type="float">
            <text:p>131.588</text:p>
          </table:table-cell>
          <table:table-cell table:style-name="ce3"/>
          <table:table-cell office:value-type="float" office:value="130.696" calcext:value-type="float">
            <text:p>130.696</text:p>
          </table:table-cell>
          <table:table-cell office:value-type="float" office:value="95.6747" calcext:value-type="float">
            <text:p>95.6747</text:p>
          </table:table-cell>
          <table:table-cell office:value-type="float" office:value="4.88182" calcext:value-type="float">
            <text:p>4.88182</text:p>
          </table:table-cell>
          <table:table-cell table:style-name="ce3" office:value-type="float" office:value="161.998" calcext:value-type="float">
            <text:p>161.998</text:p>
          </table:table-cell>
          <table:table-cell table:style-name="ce3" office:value-type="float" office:value="95.2659" calcext:value-type="float">
            <text:p>95.2659</text:p>
          </table:table-cell>
          <table:table-cell table:style-name="ce3" office:value-type="float" office:value="0.749739" calcext:value-type="float">
            <text:p>0.749739</text:p>
          </table:table-cell>
          <table:table-cell office:value-type="float" office:value="127.515" calcext:value-type="float">
            <text:p>127.515</text:p>
          </table:table-cell>
          <table:table-cell office:value-type="float" office:value="97.8666" calcext:value-type="float">
            <text:p>97.8666</text:p>
          </table:table-cell>
          <table:table-cell office:value-type="float" office:value="0.725304" calcext:value-type="float">
            <text:p>0.725304</text:p>
          </table:table-cell>
          <table:table-cell table:style-name="ce3" office:value-type="float" office:value="139.9" calcext:value-type="float">
            <text:p>139.9</text:p>
          </table:table-cell>
          <table:table-cell table:style-name="ce3" office:value-type="float" office:value="94.4292" calcext:value-type="float">
            <text:p>94.4292</text:p>
          </table:table-cell>
          <table:table-cell table:style-name="ce3" office:value-type="float" office:value="1.28849" calcext:value-type="float">
            <text:p>1.28849</text:p>
          </table:table-cell>
          <table:table-cell office:value-type="float" office:value="132.661" calcext:value-type="float">
            <text:p>132.661</text:p>
          </table:table-cell>
          <table:table-cell office:value-type="float" office:value="97.0209" calcext:value-type="float">
            <text:p>97.0209</text:p>
          </table:table-cell>
          <table:table-cell office:value-type="float" office:value="0.931867" calcext:value-type="float">
            <text:p>0.931867</text:p>
          </table:table-cell>
          <table:table-cell table:style-name="ce3" office:value-type="float" office:value="143.907" calcext:value-type="float">
            <text:p>143.907</text:p>
          </table:table-cell>
          <table:table-cell table:style-name="ce3" office:value-type="float" office:value="95.3681" calcext:value-type="float">
            <text:p>95.3681</text:p>
          </table:table-cell>
          <table:table-cell table:style-name="ce3" office:value-type="float" office:value="0.794816" calcext:value-type="float">
            <text:p>0.794816</text:p>
          </table:table-cell>
          <table:table-cell office:value-type="float" office:value="140.964" calcext:value-type="float">
            <text:p>140.964</text:p>
          </table:table-cell>
          <table:table-cell office:value-type="float" office:value="98.1485" calcext:value-type="float">
            <text:p>98.1485</text:p>
          </table:table-cell>
          <table:table-cell office:value-type="float" office:value="0.908197" calcext:value-type="float">
            <text:p>0.908197</text:p>
          </table:table-cell>
          <table:table-cell table:style-name="ce3" office:value-type="float" office:value="145.033" calcext:value-type="float">
            <text:p>145.033</text:p>
          </table:table-cell>
          <table:table-cell table:style-name="ce3" office:value-type="float" office:value="107.107" calcext:value-type="float">
            <text:p>107.107</text:p>
          </table:table-cell>
          <table:table-cell table:style-name="ce3" office:value-type="float" office:value="1.12642" calcext:value-type="float">
            <text:p>1.12642</text:p>
          </table:table-cell>
          <table:table-cell office:value-type="float" office:value="138.857" calcext:value-type="float">
            <text:p>138.857</text:p>
          </table:table-cell>
          <table:table-cell office:value-type="float" office:value="88.6555" calcext:value-type="float">
            <text:p>88.6555</text:p>
          </table:table-cell>
          <table:table-cell office:value-type="float" office:value="0.916025" calcext:value-type="float">
            <text:p>0.916025</text:p>
          </table:table-cell>
          <table:table-cell/>
          <table:table-cell table:formula="of:=SUM([.C36];[.F36];[.I36];[.L36];[.O36];[.R36];[.U36];[.X36];[.AA36];[.AD36])" office:value-type="float" office:value="1476.417" calcext:value-type="float">
            <text:p>1476.417</text:p>
          </table:table-cell>
          <table:table-cell table:formula="of:=SUM([.D36];[.G36];[.J36];[.M36];[.P36];[.S36];[.V36];[.Y36];[.AB36];[.AE36])" office:value-type="float" office:value="1001.1244" calcext:value-type="float">
            <text:p>1001.1244</text:p>
          </table:table-cell>
          <table:table-cell table:formula="of:=SUM([.H36];[.K36];[.N36];[.Q36];[.T36];[.W36];[.Z36];[.AC36];[.AF36])" office:value-type="float" office:value="12.322678" calcext:value-type="float">
            <text:p>12.322678</text:p>
          </table:table-cell>
          <table:table-cell table:formula="of:=SUM([.AH36:.AI36])" office:value-type="float" office:value="2477.5414" calcext:value-type="float">
            <text:p>2477.5414</text:p>
          </table:table-cell>
          <table:table-cell table:number-columns-repeated="194"/>
        </table:table-row>
        <table:table-row table:style-name="ro1">
          <table:table-cell office:value-type="string" calcext:value-type="string">
            <text:p>Shi Tomasi</text:p>
          </table:table-cell>
          <table:table-cell office:value-type="string" calcext:value-type="string">
            <text:p>AKAZE</text:p>
          </table:table-cell>
          <table:table-cell table:style-name="ce3" table:number-columns-repeated="3"/>
          <table:table-cell table:number-columns-repeated="3"/>
          <table:table-cell table:style-name="ce3" table:number-columns-repeated="3"/>
          <table:table-cell table:number-columns-repeated="3"/>
          <table:table-cell table:style-name="ce3" table:number-columns-repeated="3"/>
          <table:table-cell table:number-columns-repeated="3"/>
          <table:table-cell table:style-name="ce3" table:number-columns-repeated="3"/>
          <table:table-cell table:number-columns-repeated="3"/>
          <table:table-cell table:style-name="ce3" table:number-columns-repeated="3"/>
          <table:table-cell table:number-columns-repeated="4"/>
          <table:table-cell table:number-columns-repeated="4" office:value-type="string" calcext:value-type="string">
            <text:p>NA</text:p>
          </table:table-cell>
          <table:table-cell table:number-columns-repeated="194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AKAZE</text:p>
          </table:table-cell>
          <table:table-cell table:style-name="ce3" table:number-columns-repeated="3"/>
          <table:table-cell table:number-columns-repeated="3"/>
          <table:table-cell table:style-name="ce3" table:number-columns-repeated="3"/>
          <table:table-cell table:number-columns-repeated="3"/>
          <table:table-cell table:style-name="ce3" table:number-columns-repeated="3"/>
          <table:table-cell table:number-columns-repeated="3"/>
          <table:table-cell table:style-name="ce3" table:number-columns-repeated="3"/>
          <table:table-cell table:number-columns-repeated="3"/>
          <table:table-cell table:style-name="ce3" table:number-columns-repeated="3"/>
          <table:table-cell table:number-columns-repeated="4"/>
          <table:table-cell table:number-columns-repeated="4" office:value-type="string" calcext:value-type="string">
            <text:p>NA</text:p>
          </table:table-cell>
          <table:table-cell table:number-columns-repeated="194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AKAZE</text:p>
          </table:table-cell>
          <table:table-cell table:style-name="ce3" table:number-columns-repeated="3"/>
          <table:table-cell table:number-columns-repeated="3"/>
          <table:table-cell table:style-name="ce3" table:number-columns-repeated="3"/>
          <table:table-cell table:number-columns-repeated="3"/>
          <table:table-cell table:style-name="ce3" table:number-columns-repeated="3"/>
          <table:table-cell table:number-columns-repeated="3"/>
          <table:table-cell table:style-name="ce3" table:number-columns-repeated="3"/>
          <table:table-cell table:number-columns-repeated="3"/>
          <table:table-cell table:style-name="ce3" table:number-columns-repeated="3"/>
          <table:table-cell table:number-columns-repeated="4"/>
          <table:table-cell table:number-columns-repeated="4" office:value-type="string" calcext:value-type="string">
            <text:p>NA</text:p>
          </table:table-cell>
          <table:table-cell table:number-columns-repeated="194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AKAZE</text:p>
          </table:table-cell>
          <table:table-cell table:style-name="ce3" table:number-columns-repeated="3"/>
          <table:table-cell table:number-columns-repeated="3"/>
          <table:table-cell table:style-name="ce3" table:number-columns-repeated="3"/>
          <table:table-cell table:number-columns-repeated="3"/>
          <table:table-cell table:style-name="ce3" table:number-columns-repeated="3"/>
          <table:table-cell table:number-columns-repeated="3"/>
          <table:table-cell table:style-name="ce3" table:number-columns-repeated="3"/>
          <table:table-cell table:number-columns-repeated="3"/>
          <table:table-cell table:style-name="ce3" table:number-columns-repeated="3"/>
          <table:table-cell table:number-columns-repeated="4"/>
          <table:table-cell table:number-columns-repeated="4" office:value-type="string" calcext:value-type="string">
            <text:p>NA</text:p>
          </table:table-cell>
          <table:table-cell table:number-columns-repeated="194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AKAZE</text:p>
          </table:table-cell>
          <table:table-cell table:style-name="ce3" table:number-columns-repeated="3"/>
          <table:table-cell table:number-columns-repeated="3"/>
          <table:table-cell table:style-name="ce3" table:number-columns-repeated="3"/>
          <table:table-cell table:number-columns-repeated="3"/>
          <table:table-cell table:style-name="ce3" table:number-columns-repeated="3"/>
          <table:table-cell table:number-columns-repeated="3"/>
          <table:table-cell table:style-name="ce3" table:number-columns-repeated="3"/>
          <table:table-cell table:number-columns-repeated="3"/>
          <table:table-cell table:style-name="ce3" table:number-columns-repeated="3"/>
          <table:table-cell table:number-columns-repeated="4"/>
          <table:table-cell table:number-columns-repeated="4" office:value-type="string" calcext:value-type="string">
            <text:p>NA</text:p>
          </table:table-cell>
          <table:table-cell table:number-columns-repeated="194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table:style-name="ce3" table:number-columns-repeated="3"/>
          <table:table-cell table:number-columns-repeated="3"/>
          <table:table-cell table:style-name="ce3" table:number-columns-repeated="3"/>
          <table:table-cell table:number-columns-repeated="3"/>
          <table:table-cell table:style-name="ce3" table:number-columns-repeated="3"/>
          <table:table-cell table:number-columns-repeated="3"/>
          <table:table-cell table:style-name="ce3" table:number-columns-repeated="3"/>
          <table:table-cell table:number-columns-repeated="3"/>
          <table:table-cell table:style-name="ce3" table:number-columns-repeated="3"/>
          <table:table-cell table:number-columns-repeated="4"/>
          <table:table-cell table:number-columns-repeated="4" office:value-type="string" calcext:value-type="string">
            <text:p>NA</text:p>
          </table:table-cell>
          <table:table-cell table:number-columns-repeated="194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AKAZE</text:p>
          </table:table-cell>
          <table:table-cell table:style-name="ce3" table:number-columns-repeated="3"/>
          <table:table-cell table:number-columns-repeated="3"/>
          <table:table-cell table:style-name="ce3" table:number-columns-repeated="3"/>
          <table:table-cell table:number-columns-repeated="3"/>
          <table:table-cell table:style-name="ce3" table:number-columns-repeated="3"/>
          <table:table-cell table:number-columns-repeated="3"/>
          <table:table-cell table:style-name="ce3" table:number-columns-repeated="3"/>
          <table:table-cell table:number-columns-repeated="3"/>
          <table:table-cell table:style-name="ce3" table:number-columns-repeated="3"/>
          <table:table-cell table:number-columns-repeated="4"/>
          <table:table-cell table:number-columns-repeated="4" office:value-type="string" calcext:value-type="string">
            <text:p>NA</text:p>
          </table:table-cell>
          <table:table-cell table:number-columns-repeated="194"/>
        </table:table-row>
        <table:table-row table:style-name="ro1">
          <table:table-cell table:number-columns-repeated="2"/>
          <table:table-cell table:style-name="ce3" table:number-columns-repeated="3"/>
          <table:table-cell table:number-columns-repeated="3"/>
          <table:table-cell table:style-name="ce3" table:number-columns-repeated="3"/>
          <table:table-cell table:number-columns-repeated="3"/>
          <table:table-cell table:style-name="ce3" table:number-columns-repeated="3"/>
          <table:table-cell table:number-columns-repeated="3"/>
          <table:table-cell table:style-name="ce3" table:number-columns-repeated="3"/>
          <table:table-cell table:number-columns-repeated="3"/>
          <table:table-cell table:style-name="ce3" table:number-columns-repeated="3"/>
          <table:table-cell table:number-columns-repeated="202"/>
        </table:table-row>
        <table:table-row table:style-name="ro1" table:number-rows-repeated="1048531">
          <table:table-cell table:number-columns-repeated="231"/>
        </table:table-row>
        <table:table-row table:style-name="ro1">
          <table:table-cell table:number-columns-repeated="231"/>
        </table:table-row>
      </table:table>
      <table:table table:name="Sheet8" table:style-name="ta2"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1" table:number-columns-repeated="9" table:default-cell-style-name="ce1"/>
        <table:table-column table:style-name="co6" table:default-cell-style-name="ce1"/>
        <table:table-column table:style-name="co12" table:default-cell-style-name="ce1"/>
        <table:table-column table:style-name="co6" table:number-columns-repeated="190" table:default-cell-style-name="ce1"/>
        <table:table-row table:style-name="ro1">
          <table:table-cell office:value-type="string" calcext:value-type="string">
            <text:p>Detectors</text:p>
          </table:table-cell>
          <table:table-cell office:value-type="string" calcext:value-type="string">
            <text:p>Descriptor</text:p>
          </table:table-cell>
          <table:table-cell/>
          <table:table-cell table:number-columns-repeated="9" office:value-type="string" calcext:value-type="string">
            <text:p>matches</text:p>
          </table:table-cell>
          <table:table-cell/>
          <table:table-cell office:value-type="string" calcext:value-type="string">
            <text:p>Total KeyPoint Matches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float" office:value="427" calcext:value-type="float">
            <text:p>427</text:p>
          </table:table-cell>
          <table:table-cell office:value-type="float" office:value="404" calcext:value-type="float">
            <text:p>404</text:p>
          </table:table-cell>
          <table:table-cell office:value-type="float" office:value="423" calcext:value-type="float">
            <text:p>423</text:p>
          </table:table-cell>
          <table:table-cell office:value-type="float" office:value="386" calcext:value-type="float">
            <text:p>386</text:p>
          </table:table-cell>
          <table:table-cell office:value-type="float" office:value="414" calcext:value-type="float">
            <text:p>414</text:p>
          </table:table-cell>
          <table:table-cell office:value-type="float" office:value="418" calcext:value-type="float">
            <text:p>418</text:p>
          </table:table-cell>
          <table:table-cell office:value-type="float" office:value="406" calcext:value-type="float">
            <text:p>406</text:p>
          </table:table-cell>
          <table:table-cell office:value-type="float" office:value="396" calcext:value-type="float">
            <text:p>396</text:p>
          </table:table-cell>
          <table:table-cell/>
          <table:table-cell table:formula="of:=SUM([.D2:.L2])" office:value-type="float" office:value="3693" calcext:value-type="float">
            <text:p>3693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float" office:value="427" calcext:value-type="float">
            <text:p>427</text:p>
          </table:table-cell>
          <table:table-cell office:value-type="float" office:value="404" calcext:value-type="float">
            <text:p>404</text:p>
          </table:table-cell>
          <table:table-cell office:value-type="float" office:value="423" calcext:value-type="float">
            <text:p>423</text:p>
          </table:table-cell>
          <table:table-cell office:value-type="float" office:value="386" calcext:value-type="float">
            <text:p>386</text:p>
          </table:table-cell>
          <table:table-cell office:value-type="float" office:value="414" calcext:value-type="float">
            <text:p>414</text:p>
          </table:table-cell>
          <table:table-cell office:value-type="float" office:value="418" calcext:value-type="float">
            <text:p>418</text:p>
          </table:table-cell>
          <table:table-cell office:value-type="float" office:value="406" calcext:value-type="float">
            <text:p>406</text:p>
          </table:table-cell>
          <table:table-cell office:value-type="float" office:value="396" calcext:value-type="float">
            <text:p>396</text:p>
          </table:table-cell>
          <table:table-cell/>
          <table:table-cell table:formula="of:=SUM([.D3:.L3])" office:value-type="float" office:value="3693" calcext:value-type="float">
            <text:p>3693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float" office:value="427" calcext:value-type="float">
            <text:p>427</text:p>
          </table:table-cell>
          <table:table-cell office:value-type="float" office:value="404" calcext:value-type="float">
            <text:p>404</text:p>
          </table:table-cell>
          <table:table-cell office:value-type="float" office:value="423" calcext:value-type="float">
            <text:p>423</text:p>
          </table:table-cell>
          <table:table-cell office:value-type="float" office:value="386" calcext:value-type="float">
            <text:p>386</text:p>
          </table:table-cell>
          <table:table-cell office:value-type="float" office:value="414" calcext:value-type="float">
            <text:p>414</text:p>
          </table:table-cell>
          <table:table-cell office:value-type="float" office:value="418" calcext:value-type="float">
            <text:p>418</text:p>
          </table:table-cell>
          <table:table-cell office:value-type="float" office:value="406" calcext:value-type="float">
            <text:p>406</text:p>
          </table:table-cell>
          <table:table-cell office:value-type="float" office:value="396" calcext:value-type="float">
            <text:p>396</text:p>
          </table:table-cell>
          <table:table-cell/>
          <table:table-cell table:formula="of:=SUM([.D4:.L4])" office:value-type="float" office:value="3693" calcext:value-type="float">
            <text:p>3693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float" office:value="427" calcext:value-type="float">
            <text:p>427</text:p>
          </table:table-cell>
          <table:table-cell office:value-type="float" office:value="404" calcext:value-type="float">
            <text:p>404</text:p>
          </table:table-cell>
          <table:table-cell office:value-type="float" office:value="423" calcext:value-type="float">
            <text:p>423</text:p>
          </table:table-cell>
          <table:table-cell office:value-type="float" office:value="386" calcext:value-type="float">
            <text:p>386</text:p>
          </table:table-cell>
          <table:table-cell office:value-type="float" office:value="414" calcext:value-type="float">
            <text:p>414</text:p>
          </table:table-cell>
          <table:table-cell office:value-type="float" office:value="418" calcext:value-type="float">
            <text:p>418</text:p>
          </table:table-cell>
          <table:table-cell office:value-type="float" office:value="406" calcext:value-type="float">
            <text:p>406</text:p>
          </table:table-cell>
          <table:table-cell office:value-type="float" office:value="396" calcext:value-type="float">
            <text:p>396</text:p>
          </table:table-cell>
          <table:table-cell/>
          <table:table-cell table:formula="of:=SUM([.D5:.L5])" office:value-type="float" office:value="3693" calcext:value-type="float">
            <text:p>3693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float" office:value="427" calcext:value-type="float">
            <text:p>427</text:p>
          </table:table-cell>
          <table:table-cell office:value-type="float" office:value="404" calcext:value-type="float">
            <text:p>404</text:p>
          </table:table-cell>
          <table:table-cell office:value-type="float" office:value="423" calcext:value-type="float">
            <text:p>423</text:p>
          </table:table-cell>
          <table:table-cell office:value-type="float" office:value="386" calcext:value-type="float">
            <text:p>386</text:p>
          </table:table-cell>
          <table:table-cell office:value-type="float" office:value="414" calcext:value-type="float">
            <text:p>414</text:p>
          </table:table-cell>
          <table:table-cell office:value-type="float" office:value="418" calcext:value-type="float">
            <text:p>418</text:p>
          </table:table-cell>
          <table:table-cell office:value-type="float" office:value="406" calcext:value-type="float">
            <text:p>406</text:p>
          </table:table-cell>
          <table:table-cell office:value-type="float" office:value="396" calcext:value-type="float">
            <text:p>396</text:p>
          </table:table-cell>
          <table:table-cell/>
          <table:table-cell table:formula="of:=SUM([.D6:.L6])" office:value-type="float" office:value="3693" calcext:value-type="float">
            <text:p>3693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SK</text:p>
          </table:table-cell>
          <table:table-cell/>
          <table:table-cell office:value-type="float" office:value="264" calcext:value-type="float">
            <text:p>264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77" calcext:value-type="float">
            <text:p>277</text:p>
          </table:table-cell>
          <table:table-cell office:value-type="float" office:value="297" calcext:value-type="float">
            <text:p>297</text:p>
          </table:table-cell>
          <table:table-cell office:value-type="float" office:value="279" calcext:value-type="float">
            <text:p>279</text:p>
          </table:table-cell>
          <table:table-cell office:value-type="float" office:value="289" calcext:value-type="float">
            <text:p>289</text:p>
          </table:table-cell>
          <table:table-cell office:value-type="float" office:value="272" calcext:value-type="float">
            <text:p>272</text:p>
          </table:table-cell>
          <table:table-cell office:value-type="float" office:value="266" calcext:value-type="float">
            <text:p>266</text:p>
          </table:table-cell>
          <table:table-cell/>
          <table:table-cell table:formula="of:=SUM([.D7:.L7])" office:value-type="float" office:value="2508" calcext:value-type="float">
            <text:p>2508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/>
          <table:table-cell office:value-type="float" office:value="264" calcext:value-type="float">
            <text:p>264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77" calcext:value-type="float">
            <text:p>277</text:p>
          </table:table-cell>
          <table:table-cell office:value-type="float" office:value="297" calcext:value-type="float">
            <text:p>297</text:p>
          </table:table-cell>
          <table:table-cell office:value-type="float" office:value="279" calcext:value-type="float">
            <text:p>279</text:p>
          </table:table-cell>
          <table:table-cell office:value-type="float" office:value="289" calcext:value-type="float">
            <text:p>289</text:p>
          </table:table-cell>
          <table:table-cell office:value-type="float" office:value="272" calcext:value-type="float">
            <text:p>272</text:p>
          </table:table-cell>
          <table:table-cell office:value-type="float" office:value="266" calcext:value-type="float">
            <text:p>266</text:p>
          </table:table-cell>
          <table:table-cell/>
          <table:table-cell table:formula="of:=SUM([.D8:.L8])" office:value-type="float" office:value="2508" calcext:value-type="float">
            <text:p>2508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/>
          <table:table-cell office:value-type="float" office:value="264" calcext:value-type="float">
            <text:p>264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77" calcext:value-type="float">
            <text:p>277</text:p>
          </table:table-cell>
          <table:table-cell office:value-type="float" office:value="297" calcext:value-type="float">
            <text:p>297</text:p>
          </table:table-cell>
          <table:table-cell office:value-type="float" office:value="279" calcext:value-type="float">
            <text:p>279</text:p>
          </table:table-cell>
          <table:table-cell office:value-type="float" office:value="289" calcext:value-type="float">
            <text:p>289</text:p>
          </table:table-cell>
          <table:table-cell office:value-type="float" office:value="272" calcext:value-type="float">
            <text:p>272</text:p>
          </table:table-cell>
          <table:table-cell office:value-type="float" office:value="266" calcext:value-type="float">
            <text:p>266</text:p>
          </table:table-cell>
          <table:table-cell/>
          <table:table-cell table:formula="of:=SUM([.D9:.L9])" office:value-type="float" office:value="2508" calcext:value-type="float">
            <text:p>2508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/>
          <table:table-cell office:value-type="float" office:value="264" calcext:value-type="float">
            <text:p>264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77" calcext:value-type="float">
            <text:p>277</text:p>
          </table:table-cell>
          <table:table-cell office:value-type="float" office:value="297" calcext:value-type="float">
            <text:p>297</text:p>
          </table:table-cell>
          <table:table-cell office:value-type="float" office:value="279" calcext:value-type="float">
            <text:p>279</text:p>
          </table:table-cell>
          <table:table-cell office:value-type="float" office:value="289" calcext:value-type="float">
            <text:p>289</text:p>
          </table:table-cell>
          <table:table-cell office:value-type="float" office:value="272" calcext:value-type="float">
            <text:p>272</text:p>
          </table:table-cell>
          <table:table-cell office:value-type="float" office:value="266" calcext:value-type="float">
            <text:p>266</text:p>
          </table:table-cell>
          <table:table-cell/>
          <table:table-cell table:formula="of:=SUM([.D10:.L10])" office:value-type="float" office:value="2508" calcext:value-type="float">
            <text:p>2508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260" calcext:value-type="float">
            <text:p>260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74" calcext:value-type="float">
            <text:p>274</text:p>
          </table:table-cell>
          <table:table-cell office:value-type="float" office:value="259" calcext:value-type="float">
            <text:p>259</text:p>
          </table:table-cell>
          <table:table-cell office:value-type="float" office:value="269" calcext:value-type="float">
            <text:p>269</text:p>
          </table:table-cell>
          <table:table-cell office:value-type="float" office:value="255" calcext:value-type="float">
            <text:p>255</text:p>
          </table:table-cell>
          <table:table-cell office:value-type="float" office:value="243" calcext:value-type="float">
            <text:p>243</text:p>
          </table:table-cell>
          <table:table-cell/>
          <table:table-cell table:formula="of:=SUM([.D11:.L11])" office:value-type="float" office:value="2329" calcext:value-type="float">
            <text:p>2329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55" calcext:value-type="float">
            <text:p>155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SUM([.D12:.L12])" office:value-type="float" office:value="1491" calcext:value-type="float">
            <text:p>1491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Akaze </text:p>
          </table:table-cell>
          <table:table-cell office:value-type="string" calcext:value-type="string">
            <text:p>BRIEF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55" calcext:value-type="float">
            <text:p>155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SUM([.D13:.L13])" office:value-type="float" office:value="1491" calcext:value-type="float">
            <text:p>1491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Akaze </text:p>
          </table:table-cell>
          <table:table-cell office:value-type="string" calcext:value-type="string">
            <text:p>ORB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55" calcext:value-type="float">
            <text:p>155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SUM([.D14:.L14])" office:value-type="float" office:value="1491" calcext:value-type="float">
            <text:p>1491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Akaze </text:p>
          </table:table-cell>
          <table:table-cell office:value-type="string" calcext:value-type="string">
            <text:p>FREAK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55" calcext:value-type="float">
            <text:p>155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SUM([.D15:.L15])" office:value-type="float" office:value="1491" calcext:value-type="float">
            <text:p>1491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Akaze </text:p>
          </table:table-cell>
          <table:table-cell office:value-type="string" calcext:value-type="string">
            <text:p>AKAZE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55" calcext:value-type="float">
            <text:p>155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SUM([.D16:.L16])" office:value-type="float" office:value="1491" calcext:value-type="float">
            <text:p>1491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Akaze </text:p>
          </table:table-cell>
          <table:table-cell office:value-type="string" calcext:value-type="string">
            <text:p>SIFT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55" calcext:value-type="float">
            <text:p>155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SUM([.D17:.L17])" office:value-type="float" office:value="1491" calcext:value-type="float">
            <text:p>1491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32" calcext:value-type="float">
            <text:p>132</text:p>
          </table:table-cell>
          <table:table-cell office:value-type="float" office:value="124" calcext:value-type="float">
            <text:p>124</text:p>
          </table:table-cell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office:value-type="float" office:value="140" calcext:value-type="float">
            <text:p>140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59" calcext:value-type="float">
            <text:p>159</text:p>
          </table:table-cell>
          <table:table-cell/>
          <table:table-cell table:formula="of:=SUM([.D18:.L18])" office:value-type="float" office:value="1249" calcext:value-type="float">
            <text:p>1249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SIFT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32" calcext:value-type="float">
            <text:p>132</text:p>
          </table:table-cell>
          <table:table-cell office:value-type="float" office:value="124" calcext:value-type="float">
            <text:p>124</text:p>
          </table:table-cell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office:value-type="float" office:value="140" calcext:value-type="float">
            <text:p>140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59" calcext:value-type="float">
            <text:p>159</text:p>
          </table:table-cell>
          <table:table-cell/>
          <table:table-cell table:formula="of:=SUM([.D19:.L19])" office:value-type="float" office:value="1249" calcext:value-type="float">
            <text:p>1249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32" calcext:value-type="float">
            <text:p>132</text:p>
          </table:table-cell>
          <table:table-cell office:value-type="float" office:value="124" calcext:value-type="float">
            <text:p>124</text:p>
          </table:table-cell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office:value-type="float" office:value="140" calcext:value-type="float">
            <text:p>140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59" calcext:value-type="float">
            <text:p>159</text:p>
          </table:table-cell>
          <table:table-cell/>
          <table:table-cell table:formula="of:=SUM([.D20:.L20])" office:value-type="float" office:value="1248" calcext:value-type="float">
            <text:p>1248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31" calcext:value-type="float">
            <text:p>131</text:p>
          </table:table-cell>
          <table:table-cell office:value-type="float" office:value="123" calcext:value-type="float">
            <text:p>123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SUM([.D21:.L21])" office:value-type="float" office:value="1239" calcext:value-type="float">
            <text:p>1239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Shi Tomasi</text:p>
          </table:table-cell>
          <table:table-cell office:value-type="string" calcext:value-type="string">
            <text:p>BRISK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SUM([.D22:.L22])" office:value-type="float" office:value="1067" calcext:value-type="float">
            <text:p>1067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Shi Tomasi</text:p>
          </table:table-cell>
          <table:table-cell office:value-type="string" calcext:value-type="string">
            <text:p>BRIEF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SUM([.D23:.L23])" office:value-type="float" office:value="1067" calcext:value-type="float">
            <text:p>1067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Shi Tomasi</text:p>
          </table:table-cell>
          <table:table-cell office:value-type="string" calcext:value-type="string">
            <text:p>ORB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SUM([.D24:.L24])" office:value-type="float" office:value="1067" calcext:value-type="float">
            <text:p>1067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Shi Tomasi</text:p>
          </table:table-cell>
          <table:table-cell office:value-type="string" calcext:value-type="string">
            <text:p>FREAK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SUM([.D25:.L25])" office:value-type="float" office:value="1067" calcext:value-type="float">
            <text:p>1067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Shi Tomasi</text:p>
          </table:table-cell>
          <table:table-cell office:value-type="string" calcext:value-type="string">
            <text:p>SIFT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SUM([.D26:.L26])" office:value-type="float" office:value="1067" calcext:value-type="float">
            <text:p>1067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SUM([.D27:.L27])" office:value-type="float" office:value="1033" calcext:value-type="float">
            <text:p>1033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ORB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SUM([.D28:.L28])" office:value-type="float" office:value="1033" calcext:value-type="float">
            <text:p>1033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SUM([.D29:.L29])" office:value-type="float" office:value="1033" calcext:value-type="float">
            <text:p>1033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/>
          <table:table-cell table:formula="of:=SUM([.D30:.L30])" office:value-type="float" office:value="950" calcext:value-type="float">
            <text:p>950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office:value-type="float" office:value="322" calcext:value-type="float">
            <text:p>322</text:p>
          </table:table-cell>
          <table:table-cell office:value-type="float" office:value="38" calcext:value-type="float">
            <text:p>38</text:p>
          </table:table-cell>
          <table:table-cell office:value-type="float" office:value="136" calcext:value-type="float">
            <text:p>136</text:p>
          </table:table-cell>
          <table:table-cell office:value-type="float" office:value="96" calcext:value-type="float">
            <text:p>96</text:p>
          </table:table-cell>
          <table:table-cell/>
          <table:table-cell table:formula="of:=SUM([.D31:.L31])" office:value-type="float" office:value="890" calcext:value-type="float">
            <text:p>890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office:value-type="float" office:value="322" calcext:value-type="float">
            <text:p>322</text:p>
          </table:table-cell>
          <table:table-cell office:value-type="float" office:value="38" calcext:value-type="float">
            <text:p>38</text:p>
          </table:table-cell>
          <table:table-cell office:value-type="float" office:value="136" calcext:value-type="float">
            <text:p>136</text:p>
          </table:table-cell>
          <table:table-cell office:value-type="float" office:value="96" calcext:value-type="float">
            <text:p>96</text:p>
          </table:table-cell>
          <table:table-cell/>
          <table:table-cell table:formula="of:=SUM([.D32:.L32])" office:value-type="float" office:value="890" calcext:value-type="float">
            <text:p>890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office:value-type="float" office:value="322" calcext:value-type="float">
            <text:p>322</text:p>
          </table:table-cell>
          <table:table-cell office:value-type="float" office:value="38" calcext:value-type="float">
            <text:p>38</text:p>
          </table:table-cell>
          <table:table-cell office:value-type="float" office:value="136" calcext:value-type="float">
            <text:p>136</text:p>
          </table:table-cell>
          <table:table-cell office:value-type="float" office:value="96" calcext:value-type="float">
            <text:p>96</text:p>
          </table:table-cell>
          <table:table-cell/>
          <table:table-cell table:formula="of:=SUM([.D33:.L33])" office:value-type="float" office:value="890" calcext:value-type="float">
            <text:p>890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office:value-type="float" office:value="322" calcext:value-type="float">
            <text:p>322</text:p>
          </table:table-cell>
          <table:table-cell office:value-type="float" office:value="38" calcext:value-type="float">
            <text:p>38</text:p>
          </table:table-cell>
          <table:table-cell office:value-type="float" office:value="136" calcext:value-type="float">
            <text:p>136</text:p>
          </table:table-cell>
          <table:table-cell office:value-type="float" office:value="96" calcext:value-type="float">
            <text:p>96</text:p>
          </table:table-cell>
          <table:table-cell/>
          <table:table-cell table:formula="of:=SUM([.D34:.L34])" office:value-type="float" office:value="890" calcext:value-type="float">
            <text:p>890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office:value-type="float" office:value="322" calcext:value-type="float">
            <text:p>322</text:p>
          </table:table-cell>
          <table:table-cell office:value-type="float" office:value="38" calcext:value-type="float">
            <text:p>38</text:p>
          </table:table-cell>
          <table:table-cell office:value-type="float" office:value="136" calcext:value-type="float">
            <text:p>136</text:p>
          </table:table-cell>
          <table:table-cell office:value-type="float" office:value="96" calcext:value-type="float">
            <text:p>96</text:p>
          </table:table-cell>
          <table:table-cell/>
          <table:table-cell table:formula="of:=SUM([.D35:.L35])" office:value-type="float" office:value="890" calcext:value-type="float">
            <text:p>890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/>
          <table:table-cell table:formula="of:=SUM([.D36:.L36])" office:value-type="float" office:value="549" calcext:value-type="float">
            <text:p>549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Shi Tomasi</text:p>
          </table:table-cell>
          <table:table-cell office:value-type="string" calcext:value-type="string">
            <text:p>AKAZE</text:p>
          </table:table-cell>
          <table:table-cell table:number-columns-repeated="202"/>
        </table:table-row>
        <table:table-row table:style-name="ro1">
          <table:table-cell table:number-columns-repeated="204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AKAZE</text:p>
          </table:table-cell>
          <table:table-cell table:number-columns-repeated="202"/>
        </table:table-row>
        <table:table-row table:style-name="ro1">
          <table:table-cell table:number-columns-repeated="204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AKAZE</text:p>
          </table:table-cell>
          <table:table-cell table:number-columns-repeated="202"/>
        </table:table-row>
        <table:table-row table:style-name="ro1">
          <table:table-cell table:number-columns-repeated="204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AKAZE</text:p>
          </table:table-cell>
          <table:table-cell table:number-columns-repeated="202"/>
        </table:table-row>
        <table:table-row table:style-name="ro1">
          <table:table-cell table:number-columns-repeated="204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AKAZE</text:p>
          </table:table-cell>
          <table:table-cell table:number-columns-repeated="202"/>
        </table:table-row>
        <table:table-row table:style-name="ro1" table:number-rows-repeated="2">
          <table:table-cell table:number-columns-repeated="204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table:number-columns-repeated="202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AKAZE</text:p>
          </table:table-cell>
          <table:table-cell table:number-columns-repeated="202"/>
        </table:table-row>
        <table:table-row table:style-name="ro1" table:number-rows-repeated="1048526">
          <table:table-cell table:number-columns-repeated="204"/>
        </table:table-row>
        <table:table-row table:style-name="ro1">
          <table:table-cell table:number-columns-repeated="204"/>
        </table:table-row>
      </table:table>
      <table:named-expressions/>
      <table:database-ranges>
        <table:database-range table:name="__Anonymous_Sheet_DB__1" table:target-range-address="'Task 8 Results with KNN'.A1:'Task 8 Results with KNN'.N49" table:display-filter-buttons="true" table:orientation="column"/>
        <table:database-range table:name="__Anonymous_Sheet_DB__2" table:target-range-address="'Task 9 Results'.A1:'Task 9 Results'.AL43" table:display-filter-buttons="true">
          <table:sort>
            <table:sort-by table:field-number="3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4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4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4P2" style:volatile="true">
      <number:currency-symbol/>
      <loext:fill-character> </loext:fill-character>
      <number:text>- </number:text>
    </number:currency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42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2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42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Sans" fo:font-family="Sans" style:font-name-asian="Noto Sans CJK SC" style:font-family-asian="'Noto Sans CJK SC'" style:font-family-generic-asian="system" style:font-pitch-asian="variable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72pt" fo:margin-right="72pt" style:first-page-number="continue" style:scale-to="100%" style:writing-mode="lr-tb" style:print="annotations charts drawings objects zero-values"/>
      <style:header-style>
        <style:header-footer-properties fo:min-height="21.26pt" fo:margin-left="0pt" fo:margin-right="0pt" fo:margin-bottom="38.01pt"/>
      </style:header-style>
      <style:footer-style>
        <style:header-footer-properties fo:min-height="21.26pt" fo:margin-left="0pt" fo:margin-right="0pt" fo:margin-top="38.0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7">00/00/0000</text:date>, <text:time style:data-style-name="N2" text:time-value="17:18:12.4009398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sk_20_7" style:display-name="PageStyle_Task 7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ask_20_8" style:display-name="PageStyle_Task 8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ask_20_9" style:display-name="PageStyle_Task 9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4T04:36:12</meta:creation-date>
    <dc:date>2020-10-07T17:18:42.224551631</dc:date>
    <meta:editing-duration>PT1H15M8S</meta:editing-duration>
    <meta:editing-cycles>7</meta:editing-cycles>
    <meta:generator>LibreOffice/6.0.7.3$Linux_X86_64 LibreOffice_project/00m0$Build-3</meta:generator>
    <meta:document-statistic meta:table-count="4" meta:cell-count="3073" meta:object-count="0"/>
  </office:meta>
</office:document-meta>
</file>